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cm"/>
    </style:style>
    <style:style style:name="gr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cm"/>
    </style:style>
    <style:style style:name="gr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cm"/>
    </style:style>
    <style:style style:name="gr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cm"/>
    </style:style>
    <style:style style:name="gr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cm"/>
    </style:style>
    <style:style style:name="gr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cm"/>
    </style:style>
    <style:style style:name="gr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cm"/>
    </style:style>
    <style:style style:name="gr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4cm"/>
    </style:style>
    <style:style style:name="gr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cm"/>
    </style:style>
    <style:style style:name="gr1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cm"/>
    </style:style>
    <style:style style:name="gr1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4cm"/>
    </style:style>
    <style:style style:name="gr1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5cm"/>
    </style:style>
    <style:style style:name="gr1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5cm"/>
    </style:style>
    <style:style style:name="gr1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75cm"/>
    </style:style>
    <style:style style:name="gr1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75cm"/>
    </style:style>
    <style:style style:name="gr1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93cm"/>
    </style:style>
    <style:style style:name="gr17" style:family="graphic" style:parent-style-name="standard">
      <style:graphic-properties draw:fill-color="#66ff00" draw:opacity="25%" draw:textarea-vertical-align="middle"/>
    </style:style>
    <style:style style:name="gr18" style:family="graphic" style:parent-style-name="standard">
      <style:graphic-properties draw:fill-color="#9900ff" draw:opacity="25%" draw:textarea-vertical-align="middle"/>
    </style:style>
    <style:style style:name="gr19" style:family="graphic" style:parent-style-name="standard">
      <style:graphic-properties draw:fill-color="#ff3333" draw:opacity="25%" draw:textarea-vertical-align="middle"/>
    </style:style>
    <style:style style:name="gr20" style:family="graphic" style:parent-style-name="standard">
      <style:graphic-properties draw:fill-color="#0066ff" draw:opacity="25%" draw:textarea-vertical-align="middle"/>
    </style:style>
    <style:style style:name="gr21" style:family="graphic" style:parent-style-name="standard">
      <style:graphic-properties draw:fill-color="#ffff00" draw:opacity="25%" draw:textarea-vertical-align="middle"/>
    </style:style>
    <style:style style:name="gr22" style:family="graphic" style:parent-style-name="standard">
      <style:graphic-properties draw:fill-color="#ff6600" draw:opacity="25%" draw:textarea-vertical-align="middle"/>
    </style:style>
    <style:style style:name="gr23" style:family="graphic" style:parent-style-name="objectwithoutfill">
      <style:graphic-properties svg:stroke-width="0.028cm" svg:stroke-color="#000000" draw:marker-start-width="0.242cm" draw:marker-end-width="0.242cm" svg:stroke-opacity="100%" draw:fill="none" draw:opacity="100%" draw:textarea-vertical-align="middle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53cm" svg:stroke-color="#000000" draw:marker-start-width="0.279cm" draw:marker-end-width="0.279cm" svg:stroke-opacity="100%" draw:fill="none" draw:opacity="100%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center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2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000000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draw:stroke="solid" draw:stroke-dash="Ultrafine_20_2_20_Dots_20_3_20_Dashes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draw:stroke="solid" draw:stroke-dash="Ultrafine_20_2_20_Dots_20_3_20_Dashes" svg:stroke-width="0.081cm" svg:stroke-color="#000000" draw:marker-start-width="0.283cm" draw:marker-end-width="0.283cm" svg:stroke-opacity="100%" draw:fill="none" draw:opacity="100%" draw:textarea-vertical-align="middle" fo:padding-top="0.164cm" fo:padding-bottom="0.164cm" fo:padding-left="0.289cm" fo:padding-right="0.289cm"/>
    </style:style>
    <style:style style:name="gr32" style:family="graphic" style:parent-style-name="objectwithoutfill">
      <style:graphic-properties draw:stroke="solid" draw:stroke-dash="Ultrafine_20_2_20_Dots_20_3_20_Dashes" svg:stroke-width="0.081cm" svg:stroke-color="#000000" draw:marker-start-width="0.284cm" draw:marker-end-width="0.284cm" svg:stroke-opacity="100%" draw:fill="none" draw:opacity="100%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draw:stroke="dash" draw:stroke-dash="Ultrafine_20_2_20_Dots_20_3_20_Dashes" svg:stroke-width="0.053cm" svg:stroke-color="#996600" draw:marker-start-width="0.241cm" draw:marker-end-width="0.241cm" svg:stroke-opacity="100%" draw:fill="none" draw:opacity="100%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dash" draw:stroke-dash="Ultrafine_20_2_20_Dots_20_3_20_Dashes" svg:stroke-width="0.053cm" svg:stroke-color="#996600" draw:marker-start-width="0.242cm" draw:marker-end-width="0.242cm" svg:stroke-opacity="100%" draw:fill="none" draw:opacity="100%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7cm" fo:min-width="0cm"/>
    </style:style>
    <style:style style:name="gr37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2cm" fo:min-width="0.15cm"/>
    </style:style>
    <style:style style:name="gr38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cm"/>
    </style:style>
    <style:style style:name="gr39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.15cm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9900ff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0066ff"/>
      <style:paragraph-properties fo:text-align="center"/>
    </style:style>
    <style:style style:name="P6" style:family="paragraph">
      <loext:graphic-properties draw:fill-color="#66ff00"/>
      <style:paragraph-properties fo:text-align="center"/>
    </style:style>
    <style:style style:name="P7" style:family="paragraph">
      <loext:graphic-properties draw:fill-color="#66ff00" draw:opacity="25%"/>
      <style:paragraph-properties fo:text-align="center"/>
      <style:text-properties fo:font-weight="normal"/>
    </style:style>
    <style:style style:name="P8" style:family="paragraph">
      <loext:graphic-properties draw:fill-color="#9900ff" draw:opacity="25%"/>
      <style:paragraph-properties fo:text-align="center"/>
      <style:text-properties fo:font-weight="normal"/>
    </style:style>
    <style:style style:name="P9" style:family="paragraph">
      <loext:graphic-properties draw:fill-color="#ff3333" draw:opacity="25%"/>
      <style:paragraph-properties fo:text-align="center"/>
      <style:text-properties fo:font-weight="normal"/>
    </style:style>
    <style:style style:name="P10" style:family="paragraph">
      <loext:graphic-properties draw:fill-color="#0066ff" draw:opacity="25%"/>
      <style:paragraph-properties fo:text-align="center"/>
      <style:text-properties fo:font-weight="normal"/>
    </style:style>
    <style:style style:name="P11" style:family="paragraph">
      <loext:graphic-properties draw:fill-color="#ffff00" draw:opacity="25%"/>
      <style:paragraph-properties fo:text-align="center"/>
      <style:text-properties fo:font-weight="normal"/>
    </style:style>
    <style:style style:name="P12" style:family="paragraph">
      <loext:graphic-properties draw:fill-color="#ff6600" draw:opacity="25%"/>
      <style:paragraph-properties fo:text-align="center"/>
      <style:text-properties fo:font-weight="normal"/>
    </style:style>
    <style:style style:name="P13" style:family="paragraph">
      <loext:graphic-properties draw:fill="none" draw:opacity="100%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weight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00cc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Unit" svg:width="1.4cm" svg:height="0.231cm" svg:x="11.85cm" svg:y="10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svg:x="11.85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svg:x="14.75cm" svg:y="9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draw:transform="rotate (1.5707963267949) translate (17.15cm 10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draw:transform="rotate (1.5707963267949) translate (18.669cm 10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draw:transform="rotate (1.5707963267949) translate (20.15cm 10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draw:transform="rotate (1.5707963267949) translate (21.65cm 10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draw:transform="rotate (1.5707963267949) translate (24.3cm 10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svg:x="28.95cm" svg:y="8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svg:x="25.4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Unit" svg:width="1.4cm" svg:height="0.231cm" svg:x="28.95cm" svg:y="14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Unit" svg:width="1.4cm" svg:height="0.231cm" svg:x="28.95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svg:x="28.95cm" svg:y="1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svg:x="25.4cm" svg:y="8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svg:x="28.9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32.55cm" svg:y="8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32.55cm" svg:y="10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32.55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32.55cm" svg:y="13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32.55cm" svg:y="14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svg:x="32.4cm" svg:y="16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svg:x="29.45cm" svg:y="16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25.65cm" svg:y="16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23.25cm" svg:y="16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20.6cm" svg:y="16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draw:transform="rotate (1.5707963267949) translate (27.119cm 12.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svg:x="36.1cm" svg:y="8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svg:x="36.1cm" svg:y="10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svg:x="36.1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svg:x="36.1cm" svg:y="13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svg:x="36.1cm" svg:y="14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draw:transform="rotate (0.473682358991261) translate (35.625cm 17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draw:transform="rotate (1.5707963267949) translate (39.45cm 8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draw:transform="rotate (1.5707963267949) translate (43.019cm 8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draw:transform="rotate (1.5707963267949) translate (41.15cm 9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draw:transform="rotate (1.5707963267949) translate (45.15cm 9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draw:transform="rotate (1.5707963267949) translate (39.85cm 12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draw:transform="rotate (1.5707963267949) translate (43.019cm 12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draw:transform="rotate (1.5707963267949) translate (40.919cm 13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draw:transform="rotate (1.5707963267949) translate (44.469cm 13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Unit" svg:width="1.2cm" svg:height="0.231cm" draw:transform="rotate (1.5707963267949) translate (11.969cm 15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Unit" svg:width="1.2cm" svg:height="0.231cm" draw:transform="rotate (1.5707963267949) translate (12.95cm 15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Unit" svg:width="1.2cm" svg:height="0.231cm" draw:transform="rotate (1.5707963267949) translate (11.069cm 15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Unit" svg:width="0.9cm" svg:height="0.231cm" draw:transform="rotate (1.5707963267949) translate (10.819cm 16.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Unit" svg:width="0.9cm" svg:height="0.231cm" svg:x="17.9cm" svg:y="3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Unit" svg:width="0.8cm" svg:height="0.231cm" svg:x="12.35cm" svg:y="19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svg:x="12.25cm" svg:y="17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svg:x="16.15cm" svg:y="23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svg:x="16.15cm" svg:y="2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svg:x="16.15cm" svg:y="26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svg:x="16.15cm" svg:y="28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svg:x="18.5cm" svg:y="24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svg:x="18.5cm" svg:y="2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svg:x="21.35cm" svg:y="24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svg:x="21.35cm" svg:y="2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draw:transform="rotate (1.5707963267949) translate (18.7cm 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draw:transform="rotate (1.5707963267949) translate (20.469cm 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draw:transform="rotate (1.5707963267949) translate (22.15cm 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Unit" svg:width="0.9cm" svg:height="0.231cm" draw:transform="rotate (1.5707963267949) translate (26.1cm 24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Unit" svg:width="0.9cm" svg:height="0.231cm" draw:transform="rotate (1.5707963267949) translate (28.15cm 24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20.5cm" svg:y="2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Unit" svg:width="0.9cm" svg:height="0.231cm" draw:transform="rotate (1.5707963267949) translate (27.269cm 24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Unit" svg:width="0.9cm" svg:height="0.231cm" draw:transform="rotate (1.5707963267949) translate (10.819cm 19.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Unit" svg:width="0.9cm" svg:height="0.231cm" svg:x="17.9cm" svg:y="3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Unit" svg:width="0.9cm" svg:height="0.231cm" svg:x="23.15cm" svg:y="3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Unit" svg:width="0.9cm" svg:height="0.231cm" svg:x="23.15cm" svg:y="3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Unit" svg:width="1.25cm" svg:height="0.231cm" svg:x="20.7cm" svg:y="3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Unit" svg:width="1.25cm" svg:height="0.231cm" svg:x="25.25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Unit" svg:width="1.25cm" svg:height="0.231cm" svg:x="28.1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Unit" svg:width="1.25cm" svg:height="0.231cm" svg:x="26.675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Unit" svg:width="1.25cm" svg:height="0.231cm" svg:x="30.25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Unit" svg:width="1.25cm" svg:height="0.231cm" svg:x="33.1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Unit" svg:width="1.25cm" svg:height="0.231cm" svg:x="31.675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Unit" svg:width="1.25cm" svg:height="0.231cm" svg:x="35.25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Unit" svg:width="1.25cm" svg:height="0.231cm" draw:transform="rotate (-0.163188285061471) translate (40.478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Unit" svg:width="1.25cm" svg:height="0.231cm" svg:x="36.675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svg:x="33.9cm" svg:y="2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Unit" svg:width="0.893cm" svg:height="0.231cm" draw:transform="rotate (-1.6613789149734) translate (40.218cm 28.0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Unit" svg:width="0.893cm" svg:height="0.231cm" draw:transform="rotate (-1.6613789149734) translate (40.5cm 25.8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Unit" svg:width="0.893cm" svg:height="0.231cm" draw:transform="rotate (-1.6613789149734) translate (42.961cm 27.5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Unit" svg:width="0.893cm" svg:height="0.231cm" draw:transform="rotate (-1.6613789149734) translate (43.243cm 25.3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Unit" svg:width="1.25cm" svg:height="0.231cm" svg:x="38.85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svg:x="21cm" svg:y="2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7" draw:text-style-name="P7" draw:layer="AH_Zones" svg:width="15.018cm" svg:height="7.357cm" svg:x="9.531cm" svg:y="6.092cm" svg:viewBox="0 0 15019 7358" draw:points="0,7358 5201,7358 5201,5196 15019,5196 15019,1708 10169,1708 10169,0 0,8">
          <text:p/>
        </draw:polygon>
        <draw:polygon draw:style-name="gr18" draw:text-style-name="P8" draw:layer="AH_Zones" svg:width="18.699cm" svg:height="11.554cm" svg:x="19.7cm" svg:y="6.101cm" svg:viewBox="0 0 18700 11555" draw:points="1,0 0,1699 4850,1699 4850,5187 6600,5187 6600,7149 7472,7149 8300,6749 8300,11555 18700,11548 18700,9449 14950,9449 15000,1700 18700,1699 18700,399 17625,1">
          <text:p/>
        </draw:polygon>
        <draw:polygon draw:style-name="gr19" draw:text-style-name="P9" draw:layer="AH_Zones" svg:width="13.369cm" svg:height="12.497cm" svg:x="34.7cm" svg:y="4.752cm" svg:viewBox="0 0 13370 12498" draw:points="2627,0 2626,1350 3700,1746 3700,3048 0,3049 0,10798 3700,10798 3700,12498 7250,12498 8306,12186 8950,12048 9650,11848 10550,11448 11250,10898 11850,10248 12300,9298 12500,8448 12538,7798 12523,7461 13370,0">
          <text:p/>
        </draw:polygon>
        <draw:polygon draw:style-name="gr20" draw:text-style-name="P10" draw:layer="AH_Zones" svg:width="7.821cm" svg:height="11.535cm" svg:x="38.2cm" svg:y="21.8cm" svg:viewBox="0 0 7822 11536" draw:points="451,0 450,1750 1600,2350 1050,7500 0,7500 0,8400 4250,9200 3700,11536 6800,11536 7750,2850 7822,2101 7800,1650 7600,1150 7150,650 6250,300 5400,207 4800,208">
          <text:p/>
        </draw:polygon>
        <draw:polygon draw:style-name="gr21" draw:text-style-name="P11" draw:layer="AH_Zones" svg:width="17.699cm" svg:height="4.05cm" svg:x="24.75cm" svg:y="29.3cm" svg:viewBox="0 0 17700 4051" draw:points="13450,0 13450,900 17700,1700 17150,4051 0,4051 0,0">
          <text:p/>
        </draw:polygon>
        <draw:polygon draw:style-name="gr22" draw:text-style-name="P12" draw:layer="AH_Zones" svg:width="15.249cm" svg:height="4.05cm" svg:x="9.5cm" svg:y="29.3cm" svg:viewBox="0 0 15250 4051" draw:points="15250,0 15250,4036 0,4051 0,1100 5750,1100 5750,0">
          <text:p/>
        </draw:polygon>
        <draw:polygon draw:style-name="gr18" draw:text-style-name="P8" draw:layer="AH_Zones" svg:width="20.199cm" svg:height="10.549cm" svg:x="9.5cm" svg:y="19.85cm" svg:viewBox="0 0 20200 10550" draw:points="0,10550 31,0 2650,0 2650,2940 20200,3000 20200,4500 16150,4500 16150,9450 5750,9450 5750,10550">
          <text:p/>
        </draw:polygon>
        <draw:polygon draw:style-name="gr19" draw:text-style-name="P9" draw:layer="AH_Zones" svg:width="18.468cm" svg:height="8.233cm" svg:x="9.531cm" svg:y="13.45cm" svg:viewBox="0 0 18469 8234" draw:points="0,6400 2619,6400 2619,8234 5919,8234 5919,6900 6019,6500 6269,6050 6619,5801 9219,4350 9469,4250 9869,4206 18469,4206 18469,2100 5201,2213 5201,0 0,0">
          <text:p/>
        </draw:polygon>
        <draw:g>
          <draw:g>
            <draw:line draw:style-name="gr23" draw:text-style-name="P13" draw:layer="Door" svg:x1="30.106cm" svg:y1="23.912cm" svg:x2="30.282cm" svg:y2="23.593cm">
              <text:p/>
            </draw:line>
            <draw:path draw:style-name="gr23" draw:text-style-name="P13" draw:layer="Door" svg:width="0.125cm" svg:height="0.133cm" draw:transform="rotate (0.529707427980279) translate (30.106cm 23.541cm)" svg:viewBox="0 0 126 134" svg:d="M0 0c102 45 126 134 126 134">
              <text:p/>
            </draw:path>
          </draw:g>
          <draw:g>
            <draw:line draw:style-name="gr23" draw:text-style-name="P13" draw:layer="Door" svg:x1="30.106cm" svg:y1="23.911cm" svg:x2="30.282cm" svg:y2="24.273cm">
              <text:p/>
            </draw:line>
            <draw:path draw:style-name="gr23" draw:text-style-name="P13" draw:layer="Door" svg:width="0.13cm" svg:height="0.146cm" draw:transform="skewX (-0.118158790360016) rotate (2.5551620249197) translate (30.2154070173172cm 24.4044217519992cm)" svg:viewBox="0 0 131 147" svg:d="M131 0c-106 49-131 147-131 147">
              <text:p/>
            </draw:path>
          </draw:g>
          <draw:g>
            <draw:line draw:style-name="gr23" draw:text-style-name="P13" draw:layer="Door" svg:x1="30.106cm" svg:y1="24.756cm" svg:x2="30.282cm" svg:y2="24.394cm">
              <text:p/>
            </draw:line>
            <draw:path draw:style-name="gr23" draw:text-style-name="P13" draw:layer="Door" svg:width="0.13cm" svg:height="0.145cm" draw:transform="skewX (0.114319066005629) rotate (0.583289036016505) translate (30.106cm 24.3352680965147cm)" svg:viewBox="0 0 131 146" svg:d="M0 0c106 49 131 146 131 146">
              <text:p/>
            </draw:path>
          </draw:g>
          <draw:g>
            <draw:line draw:style-name="gr23" draw:text-style-name="P13" draw:layer="Door" svg:x1="30.106cm" svg:y1="25.127cm" svg:x2="30.282cm" svg:y2="24.808cm">
              <text:p/>
            </draw:line>
            <draw:path draw:style-name="gr23" draw:text-style-name="P13" draw:layer="Door" svg:width="0.125cm" svg:height="0.133cm" draw:transform="rotate (0.529707427980279) translate (30.106cm 24.756cm)" svg:viewBox="0 0 126 134" svg:d="M0 0c102 45 126 134 126 134">
              <text:p/>
            </draw:path>
          </draw:g>
          <draw:g>
            <draw:line draw:style-name="gr23" draw:text-style-name="P13" draw:layer="Door" svg:x1="30.106cm" svg:y1="25.751cm" svg:x2="30.23cm" svg:y2="25.529cm">
              <text:p/>
            </draw:line>
            <draw:path draw:style-name="gr23" draw:text-style-name="P13" draw:layer="Door" svg:width="0.086cm" svg:height="0.093cm" draw:transform="skewX (-0.0256563400043166) rotate (0.525169571925094) translate (30.106cm 25.4923941018767cm)" svg:viewBox="0 0 87 94" svg:d="M0 0c71 31 87 94 87 94">
              <text:p/>
            </draw:path>
          </draw:g>
          <draw:g>
            <draw:line draw:style-name="gr23" draw:text-style-name="P13" draw:layer="Door" svg:x1="30.106cm" svg:y1="25.231cm" svg:x2="30.23cm" svg:y2="25.453cm">
              <text:p/>
            </draw:line>
            <draw:path draw:style-name="gr23" draw:text-style-name="P13" draw:layer="Door" svg:width="0.086cm" svg:height="0.093cm" draw:transform="skewX (0.0263544717051144) rotate (2.6164230816647) translate (30.180974249406cm 25.5330494695661cm)" svg:viewBox="0 0 87 94" svg:d="M87 0c-72 31-87 94-87 94">
              <text:p/>
            </draw:path>
          </draw:g>
          <draw:g>
            <draw:line draw:style-name="gr23" draw:text-style-name="P13" draw:layer="Door" svg:x1="38.006cm" svg:y1="23.912cm" svg:x2="37.83cm" svg:y2="23.593cm">
              <text:p/>
            </draw:line>
            <draw:path draw:style-name="gr23" draw:text-style-name="P13" draw:layer="Door" svg:width="0.125cm" svg:height="0.133cm" draw:transform="rotate (-0.52970742798028) translate (37.8976081453293cm 23.4775339602805cm)" svg:viewBox="0 0 126 134" svg:d="M126 0c-103 45-126 134-126 134">
              <text:p/>
            </draw:path>
          </draw:g>
          <draw:g>
            <draw:line draw:style-name="gr23" draw:text-style-name="P13" draw:layer="Door" svg:x1="38.006cm" svg:y1="23.911cm" svg:x2="37.83cm" svg:y2="24.273cm">
              <text:p/>
            </draw:line>
            <draw:path draw:style-name="gr23" draw:text-style-name="P13" draw:layer="Door" svg:width="0.13cm" svg:height="0.145cm" draw:transform="skewX (0.114319066005629) rotate (-2.55830361757329) translate (38.006cm 24.3317319034853cm)" svg:viewBox="0 0 131 146" svg:d="M0 0c106 49 131 146 131 146">
              <text:p/>
            </draw:path>
          </draw:g>
          <draw:g>
            <draw:line draw:style-name="gr23" draw:text-style-name="P13" draw:layer="Door" svg:x1="38.006cm" svg:y1="24.756cm" svg:x2="37.83cm" svg:y2="24.394cm">
              <text:p/>
            </draw:line>
            <draw:path draw:style-name="gr23" draw:text-style-name="P13" draw:layer="Door" svg:width="0.13cm" svg:height="0.145cm" draw:transform="skewX (-0.114319066005629) rotate (-0.583289036016505) translate (37.8964917875155cm 24.2630058766199cm)" svg:viewBox="0 0 131 146" svg:d="M131 0c-106 49-131 146-131 146">
              <text:p/>
            </draw:path>
          </draw:g>
          <draw:g>
            <draw:line draw:style-name="gr23" draw:text-style-name="P13" draw:layer="Door" svg:x1="38.006cm" svg:y1="25.751cm" svg:x2="37.882cm" svg:y2="25.529cm">
              <text:p/>
            </draw:line>
            <draw:path draw:style-name="gr23" draw:text-style-name="P13" draw:layer="Door" svg:width="0.086cm" svg:height="0.093cm" draw:transform="skewX (0.0263544717051143) rotate (-0.525169571925094) translate (37.931025750594cm 25.4489505304339cm)" svg:viewBox="0 0 87 94" svg:d="M87 0c-72 31-87 94-87 94">
              <text:p/>
            </draw:path>
          </draw:g>
          <draw:g>
            <draw:line draw:style-name="gr23" draw:text-style-name="P13" draw:layer="Door" svg:x1="38.006cm" svg:y1="25.231cm" svg:x2="37.882cm" svg:y2="25.453cm">
              <text:p/>
            </draw:line>
            <draw:path draw:style-name="gr23" draw:text-style-name="P13" draw:layer="Door" svg:width="0.086cm" svg:height="0.093cm" draw:transform="skewX (-0.0256563400043167) rotate (-2.6164230816647) translate (38.006cm 25.4896058981233cm)" svg:viewBox="0 0 87 94" svg:d="M0 0c71 31 87 94 87 94">
              <text:p/>
            </draw:path>
          </draw:g>
          <draw:g>
            <draw:line draw:style-name="gr23" draw:text-style-name="P13" draw:layer="Door" svg:x1="38.006cm" svg:y1="24.755cm" svg:x2="37.83cm" svg:y2="25.028cm">
              <text:p/>
            </draw:line>
            <draw:path draw:style-name="gr23" draw:text-style-name="P13" draw:layer="Door" svg:width="0.122cm" svg:height="0.117cm" draw:transform="skewX (-0.124441975667196) rotate (-2.6778586713349) translate (38.006cm 25.0722895442359cm)" svg:viewBox="0 0 123 118" svg:d="M0 0c99 40 123 118 123 118">
              <text:p/>
            </draw:path>
          </draw:g>
          <draw:g>
            <draw:line draw:style-name="gr23" draw:text-style-name="P13" draw:layer="Door" svg:x1="31.231cm" svg:y1="26.661cm" svg:x2="31.231cm" svg:y2="26.362cm">
              <text:p/>
            </draw:line>
            <draw:path draw:style-name="gr23" draw:text-style-name="P13" draw:layer="Door" svg:width="0.336cm" svg:height="0.255cm" draw:transform="rotate (-1.70640840967486) translate (31.5300000017224cm 26.362000000235cm)" svg:viewBox="0 0 337 256" svg:d="M0 0c289 0 337 256 337 256">
              <text:p/>
            </draw:path>
          </draw:g>
          <draw:g>
            <draw:line draw:style-name="gr23" draw:text-style-name="P13" draw:layer="Door" svg:x1="31.66cm" svg:y1="26.661cm" svg:x2="31.66cm" svg:y2="26.362cm">
              <text:p/>
            </draw:line>
            <draw:path draw:style-name="gr23" draw:text-style-name="P13" draw:layer="Door" svg:width="0.336cm" svg:height="0.255cm" draw:transform="rotate (-1.70640840967486) translate (31.9590000017224cm 26.362000000235cm)" svg:viewBox="0 0 337 256" svg:d="M0 0c289 0 337 256 337 256">
              <text:p/>
            </draw:path>
          </draw:g>
          <draw:g>
            <draw:line draw:style-name="gr23" draw:text-style-name="P13" draw:layer="Door" svg:x1="32.115cm" svg:y1="26.661cm" svg:x2="32.115cm" svg:y2="26.362cm">
              <text:p/>
            </draw:line>
            <draw:path draw:style-name="gr23" draw:text-style-name="P13" draw:layer="Door" svg:width="0.336cm" svg:height="0.255cm" draw:transform="rotate (-1.70640840967486) translate (32.4140000017224cm 26.362000000235cm)" svg:viewBox="0 0 337 256" svg:d="M0 0c289 0 337 256 337 256">
              <text:p/>
            </draw:path>
          </draw:g>
          <draw:g>
            <draw:line draw:style-name="gr23" draw:text-style-name="P13" draw:layer="Door" svg:x1="32.518cm" svg:y1="26.661cm" svg:x2="32.518cm" svg:y2="26.362cm">
              <text:p/>
            </draw:line>
            <draw:path draw:style-name="gr23" draw:text-style-name="P13" draw:layer="Door" svg:width="0.336cm" svg:height="0.255cm" draw:transform="rotate (-1.70640840967486) translate (32.8170000017224cm 26.362000000235cm)" svg:viewBox="0 0 337 256" svg:d="M0 0c289 0 337 256 337 256">
              <text:p/>
            </draw:path>
          </draw:g>
          <draw:g>
            <draw:line draw:style-name="gr23" draw:text-style-name="P13" draw:layer="Door" svg:x1="32.96cm" svg:y1="26.661cm" svg:x2="32.96cm" svg:y2="26.362cm">
              <text:p/>
            </draw:line>
            <draw:path draw:style-name="gr23" draw:text-style-name="P13" draw:layer="Door" svg:width="0.336cm" svg:height="0.255cm" draw:transform="rotate (-1.70640840967486) translate (33.2590000017224cm 26.362000000235cm)" svg:viewBox="0 0 337 256" svg:d="M0 0c289 0 337 256 337 256">
              <text:p/>
            </draw:path>
          </draw:g>
          <draw:g>
            <draw:line draw:style-name="gr23" draw:text-style-name="P13" draw:layer="Door" svg:x1="33.415cm" svg:y1="26.661cm" svg:x2="33.415cm" svg:y2="26.362cm">
              <text:p/>
            </draw:line>
            <draw:path draw:style-name="gr23" draw:text-style-name="P13" draw:layer="Door" svg:width="0.336cm" svg:height="0.255cm" draw:transform="rotate (-1.70640840967486) translate (33.7140000017224cm 26.362000000235cm)" svg:viewBox="0 0 337 256" svg:d="M0 0c289 0 337 256 337 256">
              <text:p/>
            </draw:path>
          </draw:g>
          <draw:g>
            <draw:line draw:style-name="gr23" draw:text-style-name="P13" draw:layer="Door" svg:x1="33.844cm" svg:y1="26.661cm" svg:x2="33.844cm" svg:y2="26.362cm">
              <text:p/>
            </draw:line>
            <draw:path draw:style-name="gr23" draw:text-style-name="P13" draw:layer="Door" svg:width="0.336cm" svg:height="0.255cm" draw:transform="rotate (-1.70640840967486) translate (34.1430000017224cm 26.362000000235cm)" svg:viewBox="0 0 337 256" svg:d="M0 0c289 0 337 256 337 256">
              <text:p/>
            </draw:path>
          </draw:g>
          <draw:g>
            <draw:line draw:style-name="gr23" draw:text-style-name="P13" draw:layer="Door" svg:x1="34.91cm" svg:y1="25.943cm" svg:x2="35.255cm" svg:y2="25.943cm">
              <text:p/>
            </draw:line>
            <draw:path draw:style-name="gr23" draw:text-style-name="P13" draw:layer="Door" svg:width="0.386cm" svg:height="0.256cm" draw:transform="skewX (0.0368264472170803) rotate (3.02517919248177) translate (35.2547181071816cm 26.2419963449157cm)" svg:viewBox="0 0 387 257" svg:d="M0 0c332 0 387 257 387 257">
              <text:p/>
            </draw:path>
          </draw:g>
          <draw:g>
            <draw:line draw:style-name="gr23" draw:text-style-name="P13" draw:layer="Door" svg:x1="34.55cm" svg:y1="25.941cm" svg:x2="34.205cm" svg:y2="25.941cm">
              <text:p/>
            </draw:line>
            <draw:path draw:style-name="gr23" draw:text-style-name="P13" draw:layer="Door" svg:width="0.386cm" svg:height="0.256cm" draw:transform="skewX (-0.0368264472170804) rotate (-3.02552825833217) translate (34.5894539740021cm 26.1952063425846cm)" svg:viewBox="0 0 387 257" svg:d="M387 0c-333 1-387 257-387 257">
              <text:p/>
            </draw:path>
          </draw:g>
          <draw:g>
            <draw:line draw:style-name="gr23" draw:text-style-name="P13" draw:layer="Door" svg:x1="35.611cm" svg:y1="26.659cm" svg:x2="35.611cm" svg:y2="26.36cm">
              <text:p/>
            </draw:line>
            <draw:path draw:style-name="gr23" draw:text-style-name="P13" draw:layer="Door" svg:width="0.335cm" svg:height="0.255cm" draw:transform="rotate (1.70518667919846) translate (35.3570683766313cm 26.6933329024973cm)" svg:viewBox="0 0 336 256" svg:d="M336 0c-288 0-336 256-336 256">
              <text:p/>
            </draw:path>
          </draw:g>
          <draw:g>
            <draw:line draw:style-name="gr23" draw:text-style-name="P13" draw:layer="Door" svg:x1="36.041cm" svg:y1="26.659cm" svg:x2="36.041cm" svg:y2="26.36cm">
              <text:p/>
            </draw:line>
            <draw:path draw:style-name="gr23" draw:text-style-name="P13" draw:layer="Door" svg:width="0.335cm" svg:height="0.255cm" draw:transform="rotate (1.70518667919846) translate (35.7870683766313cm 26.6933329024973cm)" svg:viewBox="0 0 336 256" svg:d="M336 0c-288 0-336 256-336 256">
              <text:p/>
            </draw:path>
          </draw:g>
          <draw:g>
            <draw:line draw:style-name="gr23" draw:text-style-name="P13" draw:layer="Door" svg:x1="36.483cm" svg:y1="26.659cm" svg:x2="36.483cm" svg:y2="26.36cm">
              <text:p/>
            </draw:line>
            <draw:path draw:style-name="gr23" draw:text-style-name="P13" draw:layer="Door" svg:width="0.335cm" svg:height="0.255cm" draw:transform="rotate (1.70518667919846) translate (36.2290683766313cm 26.6933329024973cm)" svg:viewBox="0 0 336 256" svg:d="M336 0c-288 0-336 256-336 256">
              <text:p/>
            </draw:path>
          </draw:g>
          <draw:g>
            <draw:line draw:style-name="gr23" draw:text-style-name="P13" draw:layer="Door" svg:x1="36.925cm" svg:y1="26.659cm" svg:x2="36.925cm" svg:y2="26.36cm">
              <text:p/>
            </draw:line>
            <draw:path draw:style-name="gr23" draw:text-style-name="P13" draw:layer="Door" svg:width="0.335cm" svg:height="0.255cm" draw:transform="rotate (1.70518667919846) translate (36.6710683766313cm 26.6933329024973cm)" svg:viewBox="0 0 336 256" svg:d="M336 0c-288 0-336 256-336 256">
              <text:p/>
            </draw:path>
          </draw:g>
          <draw:g>
            <draw:line draw:style-name="gr23" draw:text-style-name="P13" draw:layer="Door" svg:x1="36.73cm" svg:y1="25.283cm" svg:x2="37.156cm" svg:y2="25.283cm">
              <text:p/>
            </draw:line>
            <draw:path draw:style-name="gr23" draw:text-style-name="P13" draw:layer="Door" svg:width="0.479cm" svg:height="0.367cm" draw:transform="rotate (3.00737683411143) translate (37.156cm 25.712cm)" svg:viewBox="0 0 480 368" svg:d="M0 0c411 1 480 368 480 368">
              <text:p/>
            </draw:path>
          </draw:g>
          <draw:g>
            <draw:line draw:style-name="gr23" draw:text-style-name="P13" draw:layer="Door" svg:x1="31.382cm" svg:y1="25.274cm" svg:x2="30.956cm" svg:y2="25.274cm">
              <text:p/>
            </draw:line>
            <draw:path draw:style-name="gr23" draw:text-style-name="P13" draw:layer="Door" svg:width="0.479cm" svg:height="0.367cm" draw:transform="rotate (-3.00737683411143) translate (31.4315059468877cm 25.6388223027152cm)" svg:viewBox="0 0 480 368" svg:d="M480 0c-412 1-480 368-480 368">
              <text:p/>
            </draw:path>
          </draw:g>
          <draw:g>
            <draw:line draw:style-name="gr23" draw:text-style-name="P13" draw:layer="Door" svg:x1="30.853cm" svg:y1="26.238cm" svg:x2="30.853cm" svg:y2="25.812cm">
              <text:p/>
            </draw:line>
            <draw:path draw:style-name="gr23" draw:text-style-name="P13" draw:layer="Door" svg:width="0.479cm" svg:height="0.367cm" draw:transform="rotate (1.70501214627326) translate (30.4882380460424cm 26.2876421428719cm)" svg:viewBox="0 0 480 368" svg:d="M480 0c-412 1-480 368-480 368">
              <text:p/>
            </draw:path>
          </draw:g>
          <draw:g>
            <draw:line draw:style-name="gr23" draw:text-style-name="P13" draw:layer="Door" svg:x1="31.881cm" svg:y1="25.01cm" svg:x2="31.306cm" svg:y2="25.01cm">
              <text:p/>
            </draw:line>
            <draw:path draw:style-name="gr23" draw:text-style-name="P13" draw:layer="Door" svg:width="0.645cm" svg:height="0.435cm" draw:transform="skewX (0.0354301838154849) rotate (-0.116937059883621) translate (31.3063297428972cm 24.503005039522cm)" svg:viewBox="0 0 646 436" svg:d="M0 0c554 2 646 436 646 436">
              <text:p/>
            </draw:path>
          </draw:g>
          <draw:g>
            <draw:line draw:style-name="gr23" draw:text-style-name="P13" draw:layer="Door" svg:x1="36.08cm" svg:y1="25.01cm" svg:x2="36.655cm" svg:y2="25.01cm">
              <text:p/>
            </draw:line>
            <draw:path draw:style-name="gr23" draw:text-style-name="P13" draw:layer="Door" svg:width="0.645cm" svg:height="0.436cm" draw:transform="skewX (-0.0354301838154849) rotate (0.116762526958421) translate (36.0134433617286cm 24.5782184301971cm)" svg:viewBox="0 0 646 437" svg:d="M646 0c-554 2-646 437-646 437">
              <text:p/>
            </draw:path>
          </draw:g>
          <draw:g>
            <draw:line draw:style-name="gr23" draw:text-style-name="P13" draw:layer="Door" svg:x1="43.15cm" svg:y1="30.146cm" svg:x2="42.664cm" svg:y2="30.075cm">
              <text:p/>
            </draw:line>
            <draw:path draw:style-name="gr23" draw:text-style-name="P13" draw:layer="Door" svg:width="0.549cm" svg:height="0.368cm" draw:transform="skewX (-0.0349065850398866) rotate (3.11262018800669) translate (43.1516701422131cm 30.5154446021079cm)" svg:viewBox="0 0 550 369" svg:d="M550 0c-473 1-550 369-550 369">
              <text:p/>
            </draw:path>
          </draw:g>
          <draw:g>
            <draw:line draw:style-name="gr23" draw:text-style-name="P13" draw:layer="Door" svg:x1="41.637cm" svg:y1="27.894cm" svg:x2="41.687cm" svg:y2="27.324cm">
              <text:p/>
            </draw:line>
            <draw:line draw:style-name="gr23" draw:text-style-name="P13" draw:layer="Door" svg:x1="41.771cm" svg:y1="26.366cm" svg:x2="41.821cm" svg:y2="25.796cm">
              <text:p/>
            </draw:line>
          </draw:g>
          <draw:g>
            <draw:line draw:style-name="gr23" draw:text-style-name="P13" draw:layer="Door" svg:x1="19.127cm" svg:y1="15.076cm" svg:x2="19.127cm" svg:y2="15.297cm">
              <text:p/>
            </draw:line>
            <draw:path draw:style-name="gr23" draw:text-style-name="P13" draw:layer="Door" svg:width="0.247cm" svg:height="0.167cm" draw:transform="skewX (-0.0361283155162826) rotate (-1.45281206936008) translate (19.2926463749524cm 15.0500957141607cm)" svg:viewBox="0 0 248 168" svg:d="M248 0c-212 0-248 168-248 168">
              <text:p/>
            </draw:path>
          </draw:g>
          <draw:g>
            <draw:line draw:style-name="gr23" draw:text-style-name="P13" draw:layer="Door" svg:x1="16.333cm" svg:y1="15.001cm" svg:x2="16.333cm" svg:y2="15.677cm">
              <text:p/>
            </draw:line>
            <draw:path draw:style-name="gr23" draw:text-style-name="P13" draw:layer="Door" svg:width="0.758cm" svg:height="0.458cm" draw:transform="skewX (0.0657989128001862) rotate (1.46537843997444) translate (15.8002879139021cm 15.6765237686377cm)" svg:viewBox="0 0 759 459" svg:d="M0 0c650 1 759 459 759 459">
              <text:p/>
            </draw:path>
          </draw:g>
          <draw:g>
            <draw:line draw:style-name="gr23" draw:text-style-name="P13" draw:layer="Door" svg:x1="17.581cm" svg:y1="13.504cm" svg:x2="17.443cm" svg:y2="13.749cm">
              <text:p/>
            </draw:line>
            <draw:path draw:style-name="gr23" draw:text-style-name="P13" draw:layer="Door" svg:width="0.099cm" svg:height="0.102cm" draw:transform="rotate (-2.62253173404668) translate (17.581cm 13.7894611260054cm)" svg:viewBox="0 0 100 103" svg:d="M0 0c81 34 100 103 100 103">
              <text:p/>
            </draw:path>
          </draw:g>
          <draw:g>
            <draw:line draw:style-name="gr23" draw:text-style-name="P13" draw:layer="Door" svg:x1="16.806cm" svg:y1="13.973cm" svg:x2="16.931cm" svg:y2="14.218cm">
              <text:p/>
            </draw:line>
            <draw:path draw:style-name="gr23" draw:text-style-name="P13" draw:layer="Door" svg:width="0.093cm" svg:height="0.099cm" draw:transform="skewX (-0.0972148393360842) rotate (2.57959663444762) translate (16.8858077500533cm 14.3077241103702cm)" svg:viewBox="0 0 94 100" svg:d="M94 0c-75 34-94 100-94 100">
              <text:p/>
            </draw:path>
          </draw:g>
          <draw:g>
            <draw:line draw:style-name="gr23" draw:text-style-name="P13" draw:layer="Door" svg:x1="16.806cm" svg:y1="14.543cm" svg:x2="16.931cm" svg:y2="14.298cm">
              <text:p/>
            </draw:line>
            <draw:path draw:style-name="gr23" draw:text-style-name="P13" draw:layer="Door" svg:width="0.091cm" svg:height="0.099cm" draw:transform="skewX (0.072954762733363) rotate (0.563741348394168) translate (16.806cm 14.2585335120643cm)" svg:viewBox="0 0 92 100" svg:d="M0 0c74 34 92 100 92 100">
              <text:p/>
            </draw:path>
          </draw:g>
          <draw:g>
            <draw:line draw:style-name="gr23" draw:text-style-name="P13" draw:layer="Door" svg:x1="16.806cm" svg:y1="14.61cm" svg:x2="16.931cm" svg:y2="14.855cm">
              <text:p/>
            </draw:line>
            <draw:path draw:style-name="gr23" draw:text-style-name="P13" draw:layer="Door" svg:width="0.093cm" svg:height="0.099cm" draw:transform="skewX (-0.0972148393360842) rotate (2.57959663444762) translate (16.8858077500532cm 14.9447241103702cm)" svg:viewBox="0 0 94 100" svg:d="M94 0c-75 34-94 100-94 100">
              <text:p/>
            </draw:path>
          </draw:g>
          <draw:g>
            <draw:line draw:style-name="gr23" draw:text-style-name="P13" draw:layer="Door" svg:x1="16.806cm" svg:y1="15.18cm" svg:x2="16.931cm" svg:y2="14.935cm">
              <text:p/>
            </draw:line>
            <draw:path draw:style-name="gr23" draw:text-style-name="P13" draw:layer="Door" svg:width="0.091cm" svg:height="0.099cm" draw:transform="skewX (0.072954762733363) rotate (0.563741348394168) translate (16.806cm 14.8955335120643cm)" svg:viewBox="0 0 92 100" svg:d="M0 0c74 34 92 100 92 100">
              <text:p/>
            </draw:path>
          </draw:g>
          <draw:g>
            <draw:line draw:style-name="gr23" draw:text-style-name="P13" draw:layer="Door" svg:x1="16.806cm" svg:y1="15.494cm" svg:x2="16.931cm" svg:y2="15.283cm">
              <text:p/>
            </draw:line>
            <draw:path draw:style-name="gr23" draw:text-style-name="P13" draw:layer="Door" svg:width="0.087cm" svg:height="0.089cm" draw:transform="skewX (-0.0555014702134197) rotate (0.500734962397173) translate (16.806cm 15.2483243967828cm)" svg:viewBox="0 0 88 90" svg:d="M0 0c72 30 88 90 88 90">
              <text:p/>
            </draw:path>
          </draw:g>
          <draw:g>
            <draw:g>
              <draw:line draw:style-name="gr23" draw:text-style-name="P13" draw:layer="Door" svg:x1="16.806cm" svg:y1="15.52cm" svg:x2="17.124cm" svg:y2="15.351cm">
                <text:p/>
              </draw:line>
              <draw:path draw:style-name="gr23" draw:text-style-name="P13" draw:layer="Door" svg:width="0.125cm" svg:height="0.131cm" draw:transform="skewX (-0.064926248174189) rotate (-2.11760798144472) translate (17.2415135191647cm 15.4123849838434cm)" svg:viewBox="0 0 126 132" svg:d="M126 0c-101 44-126 132-126 132">
                <text:p/>
              </draw:path>
            </draw:g>
            <draw:g>
              <draw:line draw:style-name="gr23" draw:text-style-name="P13" draw:layer="Door" svg:x1="17.555cm" svg:y1="15.52cm" svg:x2="17.237cm" svg:y2="15.351cm">
                <text:p/>
              </draw:line>
              <draw:path draw:style-name="gr23" draw:text-style-name="P13" draw:layer="Door" svg:width="0.125cm" svg:height="0.131cm" draw:transform="skewX (0.064926248174189) rotate (2.11760798144472) translate (17.1849946380697cm 15.52cm)" svg:viewBox="0 0 126 132" svg:d="M0 0c101 44 126 132 126 132">
                <text:p/>
              </draw:path>
            </draw:g>
          </draw:g>
          <draw:g>
            <draw:g>
              <draw:line draw:style-name="gr23" draw:text-style-name="P13" draw:layer="Door" svg:x1="17.581cm" svg:y1="13.868cm" svg:x2="17.49cm" svg:y2="14.036cm">
                <text:p/>
              </draw:line>
              <draw:path draw:style-name="gr23" draw:text-style-name="P13" draw:layer="Door" svg:width="0.063cm" svg:height="0.069cm" draw:transform="rotate (-2.60490390860154) translate (17.581cm 14.0629490616622cm)" svg:viewBox="0 0 64 70" svg:d="M0 0c53 23 64 70 64 70">
                <text:p/>
              </draw:path>
            </draw:g>
            <draw:g>
              <draw:line draw:style-name="gr23" draw:text-style-name="P13" draw:layer="Door" svg:x1="17.581cm" svg:y1="14.259cm" svg:x2="17.49cm" svg:y2="14.091cm">
                <text:p/>
              </draw:line>
              <draw:path draw:style-name="gr23" draw:text-style-name="P13" draw:layer="Door" svg:width="0.063cm" svg:height="0.069cm" draw:transform="rotate (-0.542273798594638) translate (17.5263159129939cm 14.031102427544cm)" svg:viewBox="0 0 64 70" svg:d="M64 0c-53 24-64 70-64 70">
                <text:p/>
              </draw:path>
            </draw:g>
          </draw:g>
          <draw:g>
            <draw:g>
              <draw:line draw:style-name="gr23" draw:text-style-name="P13" draw:layer="Door" svg:x1="17.581cm" svg:y1="14.337cm" svg:x2="17.425cm" svg:y2="14.588cm">
                <text:p/>
              </draw:line>
              <draw:path draw:style-name="gr23" draw:text-style-name="P13" draw:layer="Door" svg:width="0.106cm" svg:height="0.107cm" draw:transform="skewX (-0.115715329407224) rotate (-2.66319790561815) translate (17.581cm 14.6286757060675cm)" svg:viewBox="0 0 107 108" svg:d="M0 0c88 36 107 108 107 108">
                <text:p/>
              </draw:path>
            </draw:g>
            <draw:g>
              <draw:line draw:style-name="gr23" draw:text-style-name="P13" draw:layer="Door" svg:x1="17.581cm" svg:y1="14.922cm" svg:x2="17.425cm" svg:y2="14.671cm">
                <text:p/>
              </draw:line>
              <draw:path draw:style-name="gr23" draw:text-style-name="P13" draw:layer="Door" svg:width="0.106cm" svg:height="0.107cm" draw:transform="skewX (0.11065387457644) rotate (-0.481361807700037) translate (17.4858980728283cm 14.5806484699438cm)" svg:viewBox="0 0 107 108" svg:d="M107 0c-88 36-107 108-107 108">
                <text:p/>
              </draw:path>
            </draw:g>
          </draw:g>
          <draw:g>
            <draw:line draw:style-name="gr23" draw:text-style-name="P13" draw:layer="Door" svg:x1="17.581cm" svg:y1="15.272cm" svg:x2="17.464cm" svg:y2="15.049cm">
              <text:p/>
            </draw:line>
            <draw:path draw:style-name="gr23" draw:text-style-name="P13" draw:layer="Door" svg:width="0.085cm" svg:height="0.091cm" draw:transform="skewX (-0.0525344104850295) rotate (-0.547684319275821) translate (17.5077693640488cm 14.9677343718503cm)" svg:viewBox="0 0 86 92" svg:d="M86 0c-70 31-86 92-86 92">
              <text:p/>
            </draw:path>
          </draw:g>
          <draw:g>
            <draw:line draw:style-name="gr23" draw:text-style-name="P13" draw:layer="Door" svg:x1="17.581cm" svg:y1="15.495cm" svg:x2="17.503cm" svg:y2="15.372cm">
              <text:p/>
            </draw:line>
            <draw:path draw:style-name="gr23" draw:text-style-name="P13" draw:layer="Door" svg:width="0.052cm" svg:height="0.052cm" draw:transform="skewX (0.141895268187139) rotate (-0.469668101711674) translate (17.5338567281515cm 15.3278446243637cm)" svg:viewBox="0 0 53 53" svg:d="M53 0c-44 18-53 53-53 53">
              <text:p/>
            </draw:path>
          </draw:g>
          <draw:g>
            <draw:line draw:style-name="gr23" draw:text-style-name="P13" draw:layer="Door" svg:x1="16.806cm" svg:y1="13.504cm" svg:x2="16.944cm" svg:y2="13.749cm">
              <text:p/>
            </draw:line>
            <draw:path draw:style-name="gr23" draw:text-style-name="P13" draw:layer="Door" svg:width="0.099cm" svg:height="0.102cm" draw:transform="rotate (2.62602239255067) translate (16.8932926993951cm 13.8389294400596cm)" svg:viewBox="0 0 100 103" svg:d="M100 0c-80 34-100 103-100 103">
              <text:p/>
            </draw:path>
          </draw:g>
          <draw:g>
            <draw:line draw:style-name="gr23" draw:text-style-name="P13" draw:layer="Door" svg:x1="18.027cm" svg:y1="15.675cm" svg:x2="18.335cm" svg:y2="15.871cm">
              <text:p/>
            </draw:line>
            <draw:path draw:style-name="gr23" draw:text-style-name="P13" draw:layer="Door" svg:width="0.136cm" svg:height="0.132cm" draw:transform="skewX (-0.11065387457644) rotate (-1.10252448848482) translate (18.3850697050938cm 15.675cm)" svg:viewBox="0 0 137 133" svg:d="M0 0c111 45 137 133 137 133">
              <text:p/>
            </draw:path>
          </draw:g>
          <draw:g>
            <draw:line draw:style-name="gr23" draw:text-style-name="P13" draw:layer="Door" svg:x1="19.516cm" svg:y1="15.076cm" svg:x2="19.516cm" svg:y2="15.297cm">
              <text:p/>
            </draw:line>
            <draw:path draw:style-name="gr23" draw:text-style-name="P13" draw:layer="Door" svg:width="0.247cm" svg:height="0.167cm" draw:transform="skewX (0.0361283155162827) rotate (1.45281206936008) translate (19.3211053343544cm 15.2968443089777cm)" svg:viewBox="0 0 248 168" svg:d="M0 0c213 0 248 168 248 168">
              <text:p/>
            </draw:path>
          </draw:g>
          <draw:g>
            <draw:line draw:style-name="gr23" draw:text-style-name="P13" draw:layer="Door" svg:x1="19.752cm" svg:y1="14.205cm" svg:x2="19.752cm" svg:y2="14.688cm">
              <text:p/>
            </draw:line>
            <draw:path draw:style-name="gr23" draw:text-style-name="P13" draw:layer="Door" svg:width="0.542cm" svg:height="0.368cm" draw:transform="skewX (0.0349065850398866) rotate (1.45228847058448) translate (19.3232317355797cm 14.6876597341006cm)" svg:viewBox="0 0 543 369" svg:d="M0 0c465 1 543 369 543 369">
              <text:p/>
            </draw:path>
          </draw:g>
          <draw:g>
            <draw:line draw:style-name="gr23" draw:text-style-name="P13" draw:layer="Door" svg:x1="21.312cm" svg:y1="14.205cm" svg:x2="21.312cm" svg:y2="14.688cm">
              <text:p/>
            </draw:line>
            <draw:path draw:style-name="gr23" draw:text-style-name="P13" draw:layer="Door" svg:width="0.542cm" svg:height="0.368cm" draw:transform="skewX (0.0349065850398866) rotate (1.45228847058448) translate (20.8832317355797cm 14.6876597341006cm)" svg:viewBox="0 0 543 369" svg:d="M0 0c465 1 543 369 543 369">
              <text:p/>
            </draw:path>
          </draw:g>
          <draw:g>
            <draw:line draw:style-name="gr23" draw:text-style-name="P13" draw:layer="Door" svg:x1="18.556cm" svg:y1="12.894cm" svg:x2="18.857cm" svg:y2="12.894cm">
              <text:p/>
            </draw:line>
            <draw:path draw:style-name="gr23" draw:text-style-name="P13" draw:layer="Door" svg:width="0.338cm" svg:height="0.266cm" draw:transform="skewX (-0.0101229096615671) rotate (3.00214084635545) translate (18.8567879502366cm 13.2058314650329cm)" svg:viewBox="0 0 339 267" svg:d="M0 0c291 0 339 267 339 267">
              <text:p/>
            </draw:path>
          </draw:g>
          <draw:g>
            <draw:line draw:style-name="gr23" draw:text-style-name="P13" draw:layer="Door" svg:x1="18.556cm" svg:y1="12.452cm" svg:x2="18.857cm" svg:y2="12.452cm">
              <text:p/>
            </draw:line>
            <draw:path draw:style-name="gr23" draw:text-style-name="P13" draw:layer="Door" svg:width="0.338cm" svg:height="0.266cm" draw:transform="skewX (-0.0101229096615671) rotate (3.00214084635545) translate (18.8567879502366cm 12.7638314650329cm)" svg:viewBox="0 0 339 267" svg:d="M0 0c291 0 339 267 339 267">
              <text:p/>
            </draw:path>
          </draw:g>
          <draw:g>
            <draw:line draw:style-name="gr23" draw:text-style-name="P13" draw:layer="Door" svg:x1="18.556cm" svg:y1="12.023cm" svg:x2="18.857cm" svg:y2="12.023cm">
              <text:p/>
            </draw:line>
            <draw:path draw:style-name="gr23" draw:text-style-name="P13" draw:layer="Door" svg:width="0.338cm" svg:height="0.266cm" draw:transform="skewX (-0.0101229096615671) rotate (3.00214084635545) translate (18.8567879502366cm 12.3348314650329cm)" svg:viewBox="0 0 339 267" svg:d="M0 0c291 0 339 267 339 267">
              <text:p/>
            </draw:path>
          </draw:g>
          <draw:g>
            <draw:line draw:style-name="gr23" draw:text-style-name="P13" draw:layer="Door" svg:x1="19.715cm" svg:y1="12.894cm" svg:x2="19.414cm" svg:y2="12.894cm">
              <text:p/>
            </draw:line>
            <draw:path draw:style-name="gr23" draw:text-style-name="P13" draw:layer="Door" svg:width="0.337cm" svg:height="0.266cm" draw:transform="skewX (0.0127409035395586) rotate (-3.00161724757985) translate (19.7490889027505cm 13.1586483838054cm)" svg:viewBox="0 0 338 267" svg:d="M338 0c-291 0-338 267-338 267">
              <text:p/>
            </draw:path>
          </draw:g>
          <draw:g>
            <draw:line draw:style-name="gr23" draw:text-style-name="P13" draw:layer="Door" svg:x1="19.715cm" svg:y1="12.452cm" svg:x2="19.414cm" svg:y2="12.452cm">
              <text:p/>
            </draw:line>
            <draw:path draw:style-name="gr23" draw:text-style-name="P13" draw:layer="Door" svg:width="0.337cm" svg:height="0.266cm" draw:transform="skewX (0.0127409035395586) rotate (-3.00161724757985) translate (19.7490889027505cm 12.7166483838054cm)" svg:viewBox="0 0 338 267" svg:d="M338 0c-291 0-338 267-338 267">
              <text:p/>
            </draw:path>
          </draw:g>
          <draw:g>
            <draw:line draw:style-name="gr23" draw:text-style-name="P13" draw:layer="Door" svg:x1="19.715cm" svg:y1="12.023cm" svg:x2="19.414cm" svg:y2="12.023cm">
              <text:p/>
            </draw:line>
            <draw:path draw:style-name="gr23" draw:text-style-name="P13" draw:layer="Door" svg:width="0.337cm" svg:height="0.266cm" draw:transform="skewX (0.0127409035395586) rotate (-3.00161724757985) translate (19.7490889027505cm 12.2876483838054cm)" svg:viewBox="0 0 338 267" svg:d="M338 0c-291 0-338 267-338 267">
              <text:p/>
            </draw:path>
          </draw:g>
          <draw:g>
            <draw:line draw:style-name="gr23" draw:text-style-name="P13" draw:layer="Door" svg:x1="20.727cm" svg:y1="12.894cm" svg:x2="21.028cm" svg:y2="12.894cm">
              <text:p/>
            </draw:line>
            <draw:path draw:style-name="gr23" draw:text-style-name="P13" draw:layer="Door" svg:width="0.338cm" svg:height="0.266cm" draw:transform="skewX (-0.0101229096615671) rotate (3.00214084635545) translate (21.0277879502366cm 13.2058314650329cm)" svg:viewBox="0 0 339 267" svg:d="M0 0c291 0 339 267 339 267">
              <text:p/>
            </draw:path>
          </draw:g>
          <draw:g>
            <draw:line draw:style-name="gr23" draw:text-style-name="P13" draw:layer="Door" svg:x1="20.727cm" svg:y1="12.452cm" svg:x2="21.028cm" svg:y2="12.452cm">
              <text:p/>
            </draw:line>
            <draw:path draw:style-name="gr23" draw:text-style-name="P13" draw:layer="Door" svg:width="0.338cm" svg:height="0.266cm" draw:transform="skewX (-0.0101229096615671) rotate (3.00214084635545) translate (21.0277879502366cm 12.7638314650329cm)" svg:viewBox="0 0 339 267" svg:d="M0 0c291 0 339 267 339 267">
              <text:p/>
            </draw:path>
          </draw:g>
          <draw:g>
            <draw:line draw:style-name="gr23" draw:text-style-name="P13" draw:layer="Door" svg:x1="20.727cm" svg:y1="12.023cm" svg:x2="21.028cm" svg:y2="12.023cm">
              <text:p/>
            </draw:line>
            <draw:path draw:style-name="gr23" draw:text-style-name="P13" draw:layer="Door" svg:width="0.338cm" svg:height="0.266cm" draw:transform="skewX (-0.0101229096615671) rotate (3.00214084635545) translate (21.0277879502366cm 12.3348314650329cm)" svg:viewBox="0 0 339 267" svg:d="M0 0c291 0 339 267 339 267">
              <text:p/>
            </draw:path>
          </draw:g>
          <draw:g>
            <draw:line draw:style-name="gr23" draw:text-style-name="P13" draw:layer="Door" svg:x1="21.912cm" svg:y1="12.894cm" svg:x2="21.611cm" svg:y2="12.894cm">
              <text:p/>
            </draw:line>
            <draw:path draw:style-name="gr23" draw:text-style-name="P13" draw:layer="Door" svg:width="0.337cm" svg:height="0.266cm" draw:transform="skewX (0.0127409035395586) rotate (-3.00161724757985) translate (21.9460889027505cm 13.1586483838054cm)" svg:viewBox="0 0 338 267" svg:d="M338 0c-291 0-338 267-338 267">
              <text:p/>
            </draw:path>
          </draw:g>
          <draw:g>
            <draw:line draw:style-name="gr23" draw:text-style-name="P13" draw:layer="Door" svg:x1="21.912cm" svg:y1="12.452cm" svg:x2="21.611cm" svg:y2="12.452cm">
              <text:p/>
            </draw:line>
            <draw:path draw:style-name="gr23" draw:text-style-name="P13" draw:layer="Door" svg:width="0.337cm" svg:height="0.266cm" draw:transform="skewX (0.0127409035395586) rotate (-3.00161724757985) translate (21.9460889027505cm 12.7166483838054cm)" svg:viewBox="0 0 338 267" svg:d="M338 0c-291 0-338 267-338 267">
              <text:p/>
            </draw:path>
          </draw:g>
          <draw:g>
            <draw:line draw:style-name="gr23" draw:text-style-name="P13" draw:layer="Door" svg:x1="21.912cm" svg:y1="12.023cm" svg:x2="21.611cm" svg:y2="12.023cm">
              <text:p/>
            </draw:line>
            <draw:path draw:style-name="gr23" draw:text-style-name="P13" draw:layer="Door" svg:width="0.337cm" svg:height="0.266cm" draw:transform="skewX (0.0127409035395586) rotate (-3.00161724757985) translate (21.9460889027505cm 12.2876483838054cm)" svg:viewBox="0 0 338 267" svg:d="M338 0c-291 0-338 267-338 267">
              <text:p/>
            </draw:path>
          </draw:g>
          <draw:g>
            <draw:line draw:style-name="gr23" draw:text-style-name="P13" draw:layer="Door" svg:x1="19.323cm" svg:y1="11.62cm" svg:x2="19.323cm" svg:y2="11.971cm">
              <text:p/>
            </draw:line>
            <draw:path draw:style-name="gr23" draw:text-style-name="P13" draw:layer="Door" svg:width="0.393cm" svg:height="0.267cm" draw:transform="skewX (0.0303687289847013) rotate (1.45089220718289) translate (19.0111685349671cm 11.9707527260234cm)" svg:viewBox="0 0 394 268" svg:d="M0 0c338 0 394 268 394 268">
              <text:p/>
            </draw:path>
          </draw:g>
          <draw:g>
            <draw:line draw:style-name="gr23" draw:text-style-name="P13" draw:layer="Door" svg:x1="21.951cm" svg:y1="14.792cm" svg:x2="21.468cm" svg:y2="14.792cm">
              <text:p/>
            </draw:line>
            <draw:path draw:style-name="gr23" draw:text-style-name="P13" draw:layer="Door" svg:width="0.543cm" svg:height="0.368cm" draw:transform="skewX (-0.0373500459926786) rotate (-3.02343386322978) translate (22.0085428778892cm 15.1566398561693cm)" svg:viewBox="0 0 544 369" svg:d="M544 0c-465 1-544 369-544 369">
              <text:p/>
            </draw:path>
          </draw:g>
          <draw:g>
            <draw:line draw:style-name="gr23" draw:text-style-name="P13" draw:layer="Door" svg:x1="22.408cm" svg:y1="15.675cm" svg:x2="22.716cm" svg:y2="15.871cm">
              <text:p/>
            </draw:line>
            <draw:path draw:style-name="gr23" draw:text-style-name="P13" draw:layer="Door" svg:width="0.136cm" svg:height="0.132cm" draw:transform="skewX (-0.110653874576441) rotate (-1.10252448848482) translate (22.7660697050938cm 15.675cm)" svg:viewBox="0 0 137 133" svg:d="M0 0c111 45 137 133 137 133">
              <text:p/>
            </draw:path>
          </draw:g>
          <draw:g>
            <draw:line draw:style-name="gr23" draw:text-style-name="P13" draw:layer="Door" svg:x1="23.157cm" svg:y1="15.001cm" svg:x2="23.157cm" svg:y2="15.677cm">
              <text:p/>
            </draw:line>
            <draw:path draw:style-name="gr23" draw:text-style-name="P13" draw:layer="Door" svg:width="0.758cm" svg:height="0.458cm" draw:transform="skewX (-0.066497044500984) rotate (-1.46555297289964) translate (23.6099986001359cm 14.9219016577085cm)" svg:viewBox="0 0 759 459" svg:d="M759 0c-651 1-759 459-759 459">
              <text:p/>
            </draw:path>
          </draw:g>
          <draw:g>
            <draw:line draw:style-name="gr23" draw:text-style-name="P13" draw:layer="Door" svg:x1="14.249cm" svg:y1="18.9cm" svg:x2="14.249cm" svg:y2="18.4cm">
              <text:p/>
            </draw:line>
            <draw:path draw:style-name="gr23" draw:text-style-name="P13" draw:layer="Door" svg:width="0.563cm" svg:height="0.426cm" draw:transform="skewX (-0.00383972435438754) rotate (1.70536121212366) translate (13.8259676510616cm 18.958752851712cm)" svg:viewBox="0 0 564 427" svg:d="M564 0c-482 1-564 427-564 427">
              <text:p/>
            </draw:path>
          </draw:g>
          <draw:g>
            <draw:line draw:style-name="gr23" draw:text-style-name="P13" draw:layer="Door" svg:x1="36.5cm" svg:y1="28.7cm" svg:x2="36.5cm" svg:y2="29.3cm">
              <text:p/>
            </draw:line>
            <draw:path draw:style-name="gr23" draw:text-style-name="P13" draw:layer="Door" svg:width="0.674cm" svg:height="0.429cm" draw:transform="skewX (-0.0521853446346304) rotate (-1.45944432051766) translate (36.9250021538279cm 28.6292656387031cm)" svg:viewBox="0 0 675 430" svg:d="M675 0c-577 1-675 430-675 430">
              <text:p/>
            </draw:path>
          </draw:g>
          <draw:g>
            <draw:line draw:style-name="gr23" draw:text-style-name="P13" draw:layer="Door" svg:x1="38.5cm" svg:y1="29.699cm" svg:x2="38.5cm" svg:y2="29.299cm">
              <text:p/>
            </draw:line>
            <draw:path draw:style-name="gr23" draw:text-style-name="P13" draw:layer="Door" svg:width="0.452cm" svg:height="0.384cm" draw:transform="skewX (-0.0277507351067098) rotate (-1.72019651076561) translate (38.95cm 29.299cm)" svg:viewBox="0 0 453 385" svg:d="M0 0c387 1 453 385 453 385">
              <text:p/>
            </draw:path>
          </draw:g>
          <draw:g>
            <draw:line draw:style-name="gr23" draw:text-style-name="P13" draw:layer="Door" svg:x1="38.714cm" svg:y1="30.88cm" svg:x2="38.866cm" svg:y2="30.3cm">
              <text:p/>
            </draw:line>
            <draw:path draw:style-name="gr23" draw:text-style-name="P13" draw:layer="Door" svg:width="0.673cm" svg:height="0.429cm" draw:transform="skewX (0.0499164166070379) rotate (-1.9390607989657) translate (39.3500874804722cm 30.4269148018551cm)" svg:viewBox="0 0 674 430" svg:d="M0 0c577 1 674 430 674 430">
              <text:p/>
            </draw:path>
          </draw:g>
          <draw:g>
            <draw:line draw:style-name="gr23" draw:text-style-name="P13" draw:layer="Door" svg:x1="35.25cm" svg:y1="30.8cm" svg:x2="35.25cm" svg:y2="30.2cm">
              <text:p/>
            </draw:line>
            <draw:path draw:style-name="gr23" draw:text-style-name="P13" draw:layer="Door" svg:width="0.673cm" svg:height="0.429cm" draw:transform="skewX (0.0499164166070378) rotate (-1.68302099769813) translate (35.75cm 30.2cm)" svg:viewBox="0 0 674 430" svg:d="M0 0c577 1 674 430 674 430">
              <text:p/>
            </draw:path>
          </draw:g>
          <draw:g>
            <draw:line draw:style-name="gr23" draw:text-style-name="P13" draw:layer="Door" svg:x1="30.35cm" svg:y1="30.8cm" svg:x2="30.35cm" svg:y2="30.2cm">
              <text:p/>
            </draw:line>
            <draw:path draw:style-name="gr23" draw:text-style-name="P13" draw:layer="Door" svg:width="0.673cm" svg:height="0.429cm" draw:transform="skewX (0.0499164166070378) rotate (-1.68302099769813) translate (30.85cm 30.2cm)" svg:viewBox="0 0 674 430" svg:d="M0 0c577 1 674 430 674 430">
              <text:p/>
            </draw:path>
          </draw:g>
          <draw:g>
            <draw:line draw:style-name="gr23" draw:text-style-name="P13" draw:layer="Door" svg:x1="32.25cm" svg:y1="29.799cm" svg:x2="32.25cm" svg:y2="29.3cm">
              <text:p/>
            </draw:line>
            <draw:path draw:style-name="gr23" draw:text-style-name="P13" draw:layer="Door" svg:width="0.561cm" svg:height="0.427cm" draw:transform="skewX (0.00174532925199433) rotate (1.70553574504886) translate (31.8254356318058cm 29.8564709665507cm)" svg:viewBox="0 0 562 428" svg:d="M562 0c-482 1-562 428-562 428">
              <text:p/>
            </draw:path>
          </draw:g>
          <draw:g>
            <draw:line draw:style-name="gr23" draw:text-style-name="P13" draw:layer="Door" svg:x1="29.1cm" svg:y1="30.8cm" svg:x2="29.1cm" svg:y2="30.2cm">
              <text:p/>
            </draw:line>
            <draw:path draw:style-name="gr23" draw:text-style-name="P13" draw:layer="Door" svg:width="0.673cm" svg:height="0.429cm" draw:transform="skewX (-0.0499164166070378) rotate (1.68302099769813) translate (28.6755123956518cm 30.8700408924051cm)" svg:viewBox="0 0 674 430" svg:d="M674 0c-577 1-674 430-674 430">
              <text:p/>
            </draw:path>
          </draw:g>
          <draw:g>
            <draw:line draw:style-name="gr23" draw:text-style-name="P13" draw:layer="Door" svg:x1="25.201cm" svg:y1="27.55cm" svg:x2="25.65cm" svg:y2="27.55cm">
              <text:p/>
            </draw:line>
            <draw:path draw:style-name="gr23" draw:text-style-name="P13" draw:layer="Door" svg:width="0.505cm" svg:height="0.385cm" draw:transform="rotate (3.00807496581223) translate (25.65cm 28cm)" svg:viewBox="0 0 506 386" svg:d="M0 0c433 1 506 386 506 386">
              <text:p/>
            </draw:path>
          </draw:g>
          <draw:g>
            <draw:line draw:style-name="gr23" draw:text-style-name="P13" draw:layer="Door" svg:x1="25.201cm" svg:y1="28.6cm" svg:x2="25.65cm" svg:y2="28.6cm">
              <text:p/>
            </draw:line>
            <draw:path draw:style-name="gr23" draw:text-style-name="P13" draw:layer="Door" svg:width="0.505cm" svg:height="0.385cm" draw:transform="rotate (0.133692220702766) translate (25.1488389043235cm 28.2174033998309cm)" svg:viewBox="0 0 506 386" svg:d="M506 0c-434 1-506 386-506 386">
              <text:p/>
            </draw:path>
          </draw:g>
          <draw:g>
            <draw:line draw:style-name="gr23" draw:text-style-name="P13" draw:layer="Door" svg:x1="23.95cm" svg:y1="28.552cm" svg:x2="23.95cm" svg:y2="28.293cm">
              <text:p/>
            </draw:line>
            <draw:line draw:style-name="gr23" draw:text-style-name="P13" draw:layer="Door" svg:x1="23.95cm" svg:y1="27.859cm" svg:x2="23.95cm" svg:y2="27.6cm">
              <text:p/>
            </draw:line>
          </draw:g>
          <draw:g>
            <draw:line draw:style-name="gr23" draw:text-style-name="P13" draw:layer="Door" svg:x1="22.75cm" svg:y1="30.8cm" svg:x2="22.75cm" svg:y2="30.2cm">
              <text:p/>
            </draw:line>
            <draw:path draw:style-name="gr23" draw:text-style-name="P13" draw:layer="Door" svg:width="0.673cm" svg:height="0.429cm" draw:transform="skewX (0.0499164166070378) rotate (-1.68302099769813) translate (23.25cm 30.2cm)" svg:viewBox="0 0 674 430" svg:d="M0 0c577 1 674 430 674 430">
              <text:p/>
            </draw:path>
          </draw:g>
          <draw:g>
            <draw:line draw:style-name="gr23" draw:text-style-name="P13" draw:layer="Door" svg:x1="19.55cm" svg:y1="30.8cm" svg:x2="19.55cm" svg:y2="30.2cm">
              <text:p/>
            </draw:line>
            <draw:path draw:style-name="gr23" draw:text-style-name="P13" draw:layer="Door" svg:width="0.673cm" svg:height="0.429cm" draw:transform="skewX (-0.0499164166070378) rotate (1.68302099769813) translate (19.1255123956518cm 30.8700408924051cm)" svg:viewBox="0 0 674 430" svg:d="M674 0c-577 1-674 430-674 430">
              <text:p/>
            </draw:path>
          </draw:g>
          <draw:g>
            <draw:line draw:style-name="gr23" draw:text-style-name="P13" draw:layer="Door" svg:x1="19.9cm" svg:y1="30.8cm" svg:x2="19.9cm" svg:y2="30.2cm">
              <text:p/>
            </draw:line>
            <draw:path draw:style-name="gr23" draw:text-style-name="P13" draw:layer="Door" svg:width="0.673cm" svg:height="0.429cm" draw:transform="skewX (0.0499164166070378) rotate (-1.68302099769813) translate (20.4cm 30.2cm)" svg:viewBox="0 0 674 430" svg:d="M0 0c577 1 674 430 674 430">
              <text:p/>
            </draw:path>
          </draw:g>
          <draw:g>
            <draw:line draw:style-name="gr23" draw:text-style-name="P13" draw:layer="Door" svg:x1="19.55cm" svg:y1="28.7cm" svg:x2="19.55cm" svg:y2="29.3cm">
              <text:p/>
            </draw:line>
            <draw:path draw:style-name="gr23" draw:text-style-name="P13" draw:layer="Door" svg:width="0.673cm" svg:height="0.429cm" draw:transform="skewX (0.0499164166070378) rotate (1.45857165589166) translate (19.05cm 29.3cm)" svg:viewBox="0 0 674 430" svg:d="M0 0c577 1 674 430 674 430">
              <text:p/>
            </draw:path>
          </draw:g>
          <draw:g>
            <draw:line draw:style-name="gr23" draw:text-style-name="P13" draw:layer="Door" svg:x1="19.9cm" svg:y1="28.7cm" svg:x2="19.9cm" svg:y2="29.3cm">
              <text:p/>
            </draw:line>
            <draw:path draw:style-name="gr23" draw:text-style-name="P13" draw:layer="Door" svg:width="0.673cm" svg:height="0.429cm" draw:transform="skewX (-0.0499164166070378) rotate (-1.45857165589166) translate (20.3244876043482cm 28.6299591075949cm)" svg:viewBox="0 0 674 430" svg:d="M674 0c-577 1-674 430-674 430">
              <text:p/>
            </draw:path>
          </draw:g>
          <draw:g>
            <draw:line draw:style-name="gr23" draw:text-style-name="P13" draw:layer="Door" svg:x1="21.6cm" svg:y1="28.7cm" svg:x2="21.6cm" svg:y2="29.3cm">
              <text:p/>
            </draw:line>
            <draw:path draw:style-name="gr23" draw:text-style-name="P13" draw:layer="Door" svg:width="0.673cm" svg:height="0.429cm" draw:transform="skewX (-0.0499164166070378) rotate (-1.45857165589166) translate (22.0244876043482cm 28.6299591075949cm)" svg:viewBox="0 0 674 430" svg:d="M674 0c-577 1-674 430-674 430">
              <text:p/>
            </draw:path>
          </draw:g>
          <draw:g>
            <draw:line draw:style-name="gr23" draw:text-style-name="P13" draw:layer="Door" svg:x1="14.95cm" svg:y1="21.3cm" svg:x2="15.45cm" svg:y2="21.3cm">
              <text:p/>
            </draw:line>
            <draw:path draw:style-name="gr23" draw:text-style-name="P13" draw:layer="Door" svg:width="0.561cm" svg:height="0.386cm" draw:transform="skewX (-0.0287979326579064) rotate (0.12007865253721) translate (14.8919351766184cm 20.917335618341cm)" svg:viewBox="0 0 562 387" svg:d="M562 0c-482 1-562 387-562 387">
              <text:p/>
            </draw:path>
          </draw:g>
          <draw:g>
            <draw:line draw:style-name="gr23" draw:text-style-name="P13" draw:layer="Door" svg:x1="20.65cm" svg:y1="23.899cm" svg:x2="20.65cm" svg:y2="23.399cm">
              <text:p/>
            </draw:line>
            <draw:path draw:style-name="gr23" draw:text-style-name="P13" draw:layer="Door" svg:width="0.562cm" svg:height="0.386cm" draw:transform="skewX (0.0296705972839036) rotate (-1.69104951225731) translate (21.1cm 23.399cm)" svg:viewBox="0 0 563 387" svg:d="M0 0c482 1 563 387 563 387">
              <text:p/>
            </draw:path>
          </draw:g>
          <draw:g>
            <draw:line draw:style-name="gr23" draw:text-style-name="P13" draw:layer="Door" svg:x1="24.55cm" svg:y1="24.05cm" svg:x2="24.05cm" svg:y2="24.05cm">
              <text:p/>
            </draw:line>
            <draw:path draw:style-name="gr23" draw:text-style-name="P13" draw:layer="Door" svg:width="0.563cm" svg:height="0.428cm" draw:transform="skewX (-0.00191986217719376) rotate (-3.00790043288703) translate (24.6086429904565cm 24.4748656027507cm)" svg:viewBox="0 0 564 429" svg:d="M564 0c-483 1-564 429-564 429">
              <text:p/>
            </draw:path>
          </draw:g>
          <draw:g>
            <draw:line draw:style-name="gr23" draw:text-style-name="P13" draw:layer="Door" svg:x1="14.95cm" svg:y1="20.4cm" svg:x2="15.45cm" svg:y2="20.4cm">
              <text:p/>
            </draw:line>
            <draw:path draw:style-name="gr23" draw:text-style-name="P13" draw:layer="Door" svg:width="0.561cm" svg:height="0.386cm" draw:transform="skewX (0.0287979326579065) rotate (3.02151400105258) translate (15.45cm 20.85cm)" svg:viewBox="0 0 562 387" svg:d="M0 0c482 1 562 387 562 387">
              <text:p/>
            </draw:path>
          </draw:g>
          <draw:g>
            <draw:g>
              <draw:line draw:style-name="gr23" draw:text-style-name="P13" draw:layer="Door" svg:x1="17.702cm" svg:y1="18.922cm" svg:x2="17.431cm" svg:y2="18.501cm">
                <text:p/>
              </draw:line>
              <draw:path draw:style-name="gr23" draw:text-style-name="P13" draw:layer="Door" svg:width="0.561cm" svg:height="0.386cm" draw:transform="skewX (-0.0287979326579065) rotate (2.26281937521065) translate (17.4108159980189cm 19.1777563555462cm)" svg:viewBox="0 0 562 387" svg:d="M562 0c-482 1-562 387-562 387">
                <text:p/>
              </draw:path>
            </draw:g>
            <draw:g>
              <draw:line draw:style-name="gr23" draw:text-style-name="P13" draw:layer="Door" svg:x1="16.945cm" svg:y1="19.41cm" svg:x2="16.674cm" svg:y2="18.989cm">
                <text:p/>
              </draw:line>
              <draw:path draw:style-name="gr23" draw:text-style-name="P13" draw:layer="Door" svg:width="0.561cm" svg:height="0.386cm" draw:transform="skewX (0.0287979326579064) rotate (-1.11893058345357) translate (17.052134194876cm 18.7449540950537cm)" svg:viewBox="0 0 562 387" svg:d="M0 0c482 1 562 387 562 387">
                <text:p/>
              </draw:path>
            </draw:g>
          </draw:g>
          <draw:g>
            <draw:line draw:style-name="gr23" draw:text-style-name="P13" draw:layer="Door" svg:x1="11cm" svg:y1="17.201cm" svg:x2="11.5cm" svg:y2="17.201cm">
              <text:p/>
            </draw:line>
            <draw:path draw:style-name="gr23" draw:text-style-name="P13" draw:layer="Door" svg:width="0.563cm" svg:height="0.426cm" draw:transform="skewX (0.00401425727958694) rotate (3.00702776826103) translate (11.5003874028386cm 17.6997304520879cm)" svg:viewBox="0 0 564 427" svg:d="M0 0c483 1 564 427 564 427">
              <text:p/>
            </draw:path>
          </draw:g>
          <draw:g>
            <draw:line draw:style-name="gr23" draw:text-style-name="P13" draw:layer="Door" svg:x1="11.6cm" svg:y1="16.998cm" svg:x2="12.1cm" svg:y2="16.998cm">
              <text:p/>
            </draw:line>
            <draw:path draw:style-name="gr23" draw:text-style-name="P13" draw:layer="Door" svg:width="0.562cm" svg:height="0.426cm" draw:transform="skewX (-0.00191986217719375) rotate (0.134564885328763) translate (11.5420595439733cm 16.5748576664703cm)" svg:viewBox="0 0 563 427" svg:d="M563 0c-482 1-563 427-563 427">
              <text:p/>
            </draw:path>
          </draw:g>
          <draw:g>
            <draw:line draw:style-name="gr23" draw:text-style-name="P13" draw:layer="Door" svg:x1="14.6cm" svg:y1="12.95cm" svg:x2="14.6cm" svg:y2="13.45cm">
              <text:p/>
            </draw:line>
            <draw:path draw:style-name="gr23" draw:text-style-name="P13" draw:layer="Door" svg:width="0.563cm" svg:height="0.426cm" draw:transform="skewX (0.00401425727958693) rotate (1.43605690854093) translate (14.1011809154349cm 13.4500239920204cm)" svg:viewBox="0 0 564 427" svg:d="M0 0c483 0 564 427 564 427">
              <text:p/>
            </draw:path>
          </draw:g>
          <draw:g>
            <draw:line draw:style-name="gr23" draw:text-style-name="P13" draw:layer="Door" svg:x1="12.95cm" svg:y1="15.25cm" svg:x2="13.45cm" svg:y2="15.25cm">
              <text:p/>
            </draw:line>
            <draw:path draw:style-name="gr23" draw:text-style-name="P13" draw:layer="Door" svg:width="0.562cm" svg:height="0.426cm" draw:transform="skewX (-0.00191986217719377) rotate (0.134564885328763) translate (12.8920595439733cm 14.8268576664703cm)" svg:viewBox="0 0 563 427" svg:d="M563 0c-482 1-563 427-563 427">
              <text:p/>
            </draw:path>
          </draw:g>
          <draw:g>
            <draw:line draw:style-name="gr23" draw:text-style-name="P13" draw:layer="Door" svg:x1="43.5cm" svg:y1="23.45cm" svg:x2="43cm" svg:y2="23.45cm">
              <text:p/>
            </draw:line>
            <draw:path draw:style-name="gr23" draw:text-style-name="P13" draw:layer="Door" svg:width="0.562cm" svg:height="0.426cm" draw:transform="skewX (0.00191986217719379) rotate (-0.134564885328764) translate (42.9996125971614cm 22.9512695479121cm)" svg:viewBox="0 0 563 427" svg:d="M0 0c483 1 563 427 563 427">
              <text:p/>
            </draw:path>
          </draw:g>
          <draw:g>
            <draw:line draw:style-name="gr23" draw:text-style-name="P13" draw:layer="Door" svg:x1="17.05cm" svg:y1="16.499cm" svg:x2="17.55cm" svg:y2="16.499cm">
              <text:p/>
            </draw:line>
            <draw:path draw:style-name="gr23" draw:text-style-name="P13" draw:layer="Door" svg:width="0.562cm" svg:height="0.426cm" draw:transform="skewX (0.00191986217719376) rotate (3.00702776826103) translate (17.5503874028386cm 16.9977304520879cm)" svg:viewBox="0 0 563 427" svg:d="M0 0c483 1 563 427 563 427">
              <text:p/>
            </draw:path>
          </draw:g>
          <draw:g>
            <draw:g>
              <draw:line draw:style-name="gr23" draw:text-style-name="P13" draw:layer="Door" svg:x1="14.62cm" svg:y1="18.248cm" svg:x2="15.1cm" svg:y2="18.107cm">
                <text:p/>
              </draw:line>
              <draw:path draw:style-name="gr23" draw:text-style-name="P13" draw:layer="Door" svg:width="0.561cm" svg:height="0.386cm" draw:transform="skewX (-0.0287979326579065) rotate (0.405090919387884) translate (14.4566987636333cm 17.896899792138cm)" svg:viewBox="0 0 562 387" svg:d="M562 0c-482 1-562 387-562 387">
                <text:p/>
              </draw:path>
            </draw:g>
            <draw:g>
              <draw:line draw:style-name="gr23" draw:text-style-name="P13" draw:layer="Door" svg:x1="14.367cm" svg:y1="17.385cm" svg:x2="14.847cm" svg:y2="17.244cm">
                <text:p/>
              </draw:line>
              <draw:path draw:style-name="gr23" draw:text-style-name="P13" draw:layer="Door" svg:width="0.561cm" svg:height="0.386cm" draw:transform="skewX (0.0287979326579065) rotate (-2.97665903927633) translate (14.973317546061cm 17.6753699606565cm)" svg:viewBox="0 0 562 387" svg:d="M0 0c482 1 562 387 562 387">
                <text:p/>
              </draw:path>
            </draw:g>
          </draw:g>
          <draw:line draw:style-name="gr24" draw:text-style-name="P13" draw:layer="Detail" svg:x1="16.45cm" svg:y1="15.236cm" svg:x2="16.8cm" svg:y2="15.236cm">
            <text:p/>
          </draw:line>
          <draw:line draw:style-name="gr24" draw:text-style-name="P13" draw:layer="Detail" svg:x1="17.575cm" svg:y1="13.401cm" svg:x2="17.575cm" svg:y2="15.664cm">
            <text:p/>
          </draw:line>
          <draw:line draw:style-name="gr24" draw:text-style-name="P13" draw:layer="Detail" svg:x1="16.8cm" svg:y1="13.402cm" svg:x2="16.8cm" svg:y2="15.665cm">
            <text:p/>
          </draw:line>
          <draw:line draw:style-name="gr24" draw:text-style-name="P13" draw:layer="Detail" svg:x1="17.576cm" svg:y1="15.301cm" svg:x2="17.9cm" svg:y2="15.301cm">
            <text:p/>
          </draw:line>
          <draw:line draw:style-name="gr24" draw:text-style-name="P13" draw:layer="Detail" svg:x1="17.576cm" svg:y1="14.963cm" svg:x2="17.9cm" svg:y2="14.963cm">
            <text:p/>
          </draw:line>
          <draw:line draw:style-name="gr24" draw:text-style-name="P13" draw:layer="Detail" svg:x1="17.576cm" svg:y1="14.3cm" svg:x2="17.9cm" svg:y2="14.3cm">
            <text:p/>
          </draw:line>
          <draw:line draw:style-name="gr24" draw:text-style-name="P13" draw:layer="Detail" svg:x1="18.407cm" svg:y1="15.665cm" svg:x2="18.407cm" svg:y2="15.314cm">
            <text:p/>
          </draw:line>
          <draw:line draw:style-name="gr24" draw:text-style-name="P13" draw:layer="Detail" svg:x1="17.901cm" svg:y1="15.314cm" svg:x2="18.408cm" svg:y2="15.314cm">
            <text:p/>
          </draw:line>
          <draw:line draw:style-name="gr24" draw:text-style-name="P13" draw:layer="Detail" svg:x1="19.018cm" svg:y1="15.314cm" svg:x2="20.266cm" svg:y2="15.314cm">
            <text:p/>
          </draw:line>
          <draw:line draw:style-name="gr24" draw:text-style-name="P13" draw:layer="Detail" svg:x1="17.9cm" svg:y1="14.677cm" svg:x2="21.462cm" svg:y2="14.677cm">
            <text:p/>
          </draw:line>
          <draw:line draw:style-name="gr24" draw:text-style-name="P13" draw:layer="Detail" svg:x1="20.266cm" svg:y1="15.665cm" svg:x2="20.266cm" svg:y2="15.314cm">
            <text:p/>
          </draw:line>
          <draw:line draw:style-name="gr24" draw:text-style-name="P13" draw:layer="Detail" svg:x1="19.018cm" svg:y1="15.665cm" svg:x2="19.018cm" svg:y2="14.677cm">
            <text:p/>
          </draw:line>
          <draw:line draw:style-name="gr24" draw:text-style-name="P13" draw:layer="Detail" svg:x1="19.876cm" svg:y1="13.286cm" svg:x2="19.876cm" svg:y2="14.677cm">
            <text:p/>
          </draw:line>
          <draw:line draw:style-name="gr24" draw:text-style-name="P13" draw:layer="Detail" svg:x1="19.408cm" svg:y1="13.936cm" svg:x2="19.408cm" svg:y2="13.286cm">
            <text:p/>
          </draw:line>
          <draw:line draw:style-name="gr24" draw:text-style-name="P13" draw:layer="Detail" svg:x1="19.876cm" svg:y1="13.936cm" svg:x2="19.07cm" svg:y2="13.936cm">
            <text:p/>
          </draw:line>
          <draw:line draw:style-name="gr24" draw:text-style-name="P13" draw:layer="Detail" svg:x1="21.02cm" svg:y1="13.286cm" svg:x2="19.408cm" svg:y2="13.286cm">
            <text:p/>
          </draw:line>
          <draw:line draw:style-name="gr24" draw:text-style-name="P13" draw:layer="Detail" svg:x1="18.849cm" svg:y1="13.286cm" svg:x2="17.9cm" svg:y2="13.286cm">
            <text:p/>
          </draw:line>
          <draw:line draw:style-name="gr24" draw:text-style-name="P13" draw:layer="Detail" svg:x1="18.849cm" svg:y1="12.844cm" svg:x2="18.095cm" svg:y2="12.844cm">
            <text:p/>
          </draw:line>
          <draw:line draw:style-name="gr24" draw:text-style-name="P13" draw:layer="Detail" svg:x1="18.849cm" svg:y1="12.389cm" svg:x2="18.095cm" svg:y2="12.389cm">
            <text:p/>
          </draw:line>
          <draw:line draw:style-name="gr24" draw:text-style-name="P13" draw:layer="Detail" svg:x1="18.095cm" svg:y1="11.479cm" svg:x2="19.408cm" svg:y2="11.479cm">
            <text:p/>
          </draw:line>
          <draw:line draw:style-name="gr24" draw:text-style-name="P13" draw:layer="Detail" svg:x1="20.2cm" svg:y1="11.96cm" svg:x2="18.095cm" svg:y2="11.96cm">
            <text:p/>
          </draw:line>
          <draw:line draw:style-name="gr24" draw:text-style-name="P13" draw:layer="Detail" svg:x1="18.095cm" svg:y1="11.48cm" svg:x2="18.095cm" svg:y2="13.287cm">
            <text:p/>
          </draw:line>
          <draw:line draw:style-name="gr24" draw:text-style-name="P13" draw:layer="Detail" svg:x1="21.02cm" svg:y1="12.844cm" svg:x2="19.408cm" svg:y2="12.844cm">
            <text:p/>
          </draw:line>
          <draw:line draw:style-name="gr24" draw:text-style-name="P13" draw:layer="Detail" svg:x1="21.02cm" svg:y1="12.389cm" svg:x2="19.408cm" svg:y2="12.389cm">
            <text:p/>
          </draw:line>
          <draw:line draw:style-name="gr24" draw:text-style-name="P13" draw:layer="Detail" svg:x1="18.849cm" svg:y1="11.96cm" svg:x2="18.849cm" svg:y2="13.286cm">
            <text:p/>
          </draw:line>
          <draw:line draw:style-name="gr24" draw:text-style-name="P13" draw:layer="Detail" svg:x1="19.408cm" svg:y1="11.289cm" svg:x2="19.408cm" svg:y2="13.286cm">
            <text:p/>
          </draw:line>
          <draw:line draw:style-name="gr24" draw:text-style-name="P13" draw:layer="Detail" svg:x1="21.462cm" svg:y1="13.845cm" svg:x2="21.462cm" svg:y2="15.665cm">
            <text:p/>
          </draw:line>
          <draw:line draw:style-name="gr24" draw:text-style-name="P13" draw:layer="Detail" svg:x1="21.462cm" svg:y1="15.496cm" svg:x2="21.072cm" svg:y2="15.496cm">
            <text:p/>
          </draw:line>
          <draw:line draw:style-name="gr24" draw:text-style-name="P13" draw:layer="Detail" svg:x1="21.072cm" svg:y1="15.666cm" svg:x2="21.072cm" svg:y2="15.497cm">
            <text:p/>
          </draw:line>
          <draw:line draw:style-name="gr24" draw:text-style-name="P13" draw:layer="Detail" svg:x1="22.814cm" svg:y1="15.664cm" svg:x2="22.814cm" svg:y2="14.401cm">
            <text:p/>
          </draw:line>
          <draw:line draw:style-name="gr24" draw:text-style-name="P13" draw:layer="Detail" svg:x1="22.333cm" svg:y1="15.665cm" svg:x2="22.333cm" svg:y2="15.418cm">
            <text:p/>
          </draw:line>
          <draw:line draw:style-name="gr24" draw:text-style-name="P13" draw:layer="Detail" svg:x1="22.815cm" svg:y1="15.417cm" svg:x2="22.334cm" svg:y2="15.417cm">
            <text:p/>
          </draw:line>
          <draw:line draw:style-name="gr24" draw:text-style-name="P13" draw:layer="Detail" svg:x1="22.815cm" svg:y1="14.401cm" svg:x2="21.462cm" svg:y2="14.401cm">
            <text:p/>
          </draw:line>
          <draw:line draw:style-name="gr24" draw:text-style-name="P13" draw:layer="Detail" svg:x1="22.359cm" svg:y1="11.908cm" svg:x2="22.359cm" svg:y2="14.401cm">
            <text:p/>
          </draw:line>
          <draw:line draw:style-name="gr24" draw:text-style-name="P13" draw:layer="Detail" svg:x1="22.58cm" svg:y1="12.051cm" svg:x2="22.58cm" svg:y2="14.401cm">
            <text:p/>
          </draw:line>
          <draw:line draw:style-name="gr24" draw:text-style-name="P13" draw:layer="Detail" svg:x1="22.489cm" svg:y1="11.908cm" svg:x2="20.773cm" svg:y2="11.908cm">
            <text:p/>
          </draw:line>
          <draw:line draw:style-name="gr24" draw:text-style-name="P13" draw:layer="Detail" svg:x1="22.489cm" svg:y1="11.909cm" svg:x2="22.489cm" svg:y2="12.052cm">
            <text:p/>
          </draw:line>
          <draw:line draw:style-name="gr24" draw:text-style-name="P13" draw:layer="Detail" svg:x1="22.359cm" svg:y1="13.286cm" svg:x2="21.605cm" svg:y2="13.286cm">
            <text:p/>
          </draw:line>
          <draw:line draw:style-name="gr24" draw:text-style-name="P13" draw:layer="Detail" svg:x1="22.359cm" svg:y1="12.844cm" svg:x2="21.605cm" svg:y2="12.844cm">
            <text:p/>
          </draw:line>
          <draw:line draw:style-name="gr24" draw:text-style-name="P13" draw:layer="Detail" svg:x1="22.359cm" svg:y1="12.389cm" svg:x2="21.605cm" svg:y2="12.389cm">
            <text:p/>
          </draw:line>
          <draw:line draw:style-name="gr24" draw:text-style-name="P13" draw:layer="Detail" svg:x1="21.605cm" svg:y1="11.908cm" svg:x2="21.605cm" svg:y2="13.286cm">
            <text:p/>
          </draw:line>
          <draw:line draw:style-name="gr24" draw:text-style-name="P13" draw:layer="Detail" svg:x1="21.02cm" svg:y1="11.908cm" svg:x2="21.02cm" svg:y2="13.286cm">
            <text:p/>
          </draw:line>
          <draw:line draw:style-name="gr24" draw:text-style-name="P13" draw:layer="Detail" svg:x1="20.773cm" svg:y1="11.909cm" svg:x2="20.773cm" svg:y2="11.289cm">
            <text:p/>
          </draw:line>
          <draw:line draw:style-name="gr24" draw:text-style-name="P13" draw:layer="Detail" svg:x1="21.462cm" svg:y1="13.845cm" svg:x2="20.968cm" svg:y2="13.845cm">
            <text:p/>
          </draw:line>
          <draw:line draw:style-name="gr24" draw:text-style-name="P13" draw:layer="Detail" svg:x1="22.359cm" svg:y1="13.663cm" svg:x2="22.047cm" svg:y2="13.663cm">
            <text:p/>
          </draw:line>
          <draw:line draw:style-name="gr24" draw:text-style-name="P13" draw:layer="Detail" svg:x1="22.359cm" svg:y1="14.04cm" svg:x2="22.047cm" svg:y2="14.04cm">
            <text:p/>
          </draw:line>
          <draw:line draw:style-name="gr24" draw:text-style-name="P13" draw:layer="Detail" svg:x1="23cm" svg:y1="13.091cm" svg:x2="22.58cm" svg:y2="13.091cm">
            <text:p/>
          </draw:line>
          <draw:line draw:style-name="gr24" draw:text-style-name="P13" draw:layer="Detail" svg:x1="23cm" svg:y1="12.48cm" svg:x2="22.58cm" svg:y2="12.48cm">
            <text:p/>
          </draw:line>
          <draw:line draw:style-name="gr24" draw:text-style-name="P13" draw:layer="Detail" svg:x1="23.921cm" svg:y1="11.289cm" svg:x2="23.921cm" svg:y2="12.051cm">
            <text:p/>
          </draw:line>
          <draw:g>
            <draw:g>
              <draw:line draw:style-name="gr24" draw:text-style-name="P13" draw:layer="Detail" svg:x1="16.702cm" svg:y1="12.207cm" svg:x2="16.702cm" svg:y2="13.256cm">
                <text:p/>
              </draw:line>
              <draw:line draw:style-name="gr24" draw:text-style-name="P13" draw:layer="Detail" svg:x1="17.652cm" svg:y1="12.207cm" svg:x2="16.702cm" svg:y2="12.207cm">
                <text:p/>
              </draw:line>
              <draw:line draw:style-name="gr24" draw:text-style-name="P13" draw:layer="Detail" svg:x1="17.652cm" svg:y1="12.208cm" svg:x2="17.652cm" svg:y2="13.257cm">
                <text:p/>
              </draw:line>
              <draw:line draw:style-name="gr24" draw:text-style-name="P13" draw:layer="Detail" svg:x1="17.652cm" svg:y1="12.207cm" svg:x2="16.702cm" svg:y2="13.256cm">
                <text:p/>
              </draw:line>
              <draw:line draw:style-name="gr24" draw:text-style-name="P13" draw:layer="Detail" svg:x1="17.652cm" svg:y1="13.256cm" svg:x2="16.702cm" svg:y2="13.256cm">
                <text:p/>
              </draw:line>
              <draw:line draw:style-name="gr24" draw:text-style-name="P13" draw:layer="Detail" svg:x1="17.652cm" svg:y1="13.256cm" svg:x2="16.702cm" svg:y2="12.207cm">
                <text:p/>
              </draw:line>
            </draw:g>
            <draw:g>
              <draw:line draw:style-name="gr24" draw:text-style-name="P13" draw:layer="Detail" svg:x1="16.827cm" svg:y1="13.25cm" svg:x2="16.827cm" svg:y2="13.357cm">
                <text:p/>
              </draw:line>
              <draw:line draw:style-name="gr24" draw:text-style-name="P13" draw:layer="Detail" svg:x1="17.527cm" svg:y1="13.25cm" svg:x2="17.527cm" svg:y2="13.357cm">
                <text:p/>
              </draw:line>
            </draw:g>
          </draw:g>
          <draw:g>
            <draw:line draw:style-name="gr24" draw:text-style-name="P13" draw:layer="Detail" svg:x1="23.112cm" svg:y1="12.75cm" svg:x2="23.112cm" svg:y2="14.557cm">
              <text:p/>
            </draw:line>
            <draw:line draw:style-name="gr24" draw:text-style-name="P13" draw:layer="Detail" svg:x1="24.562cm" svg:y1="12.75cm" svg:x2="24.562cm" svg:y2="14.557cm">
              <text:p/>
            </draw:line>
            <draw:line draw:style-name="gr24" draw:text-style-name="P13" draw:layer="Detail" svg:x1="24.562cm" svg:y1="12.917cm" svg:x2="23.892cm" svg:y2="12.917cm">
              <text:p/>
            </draw:line>
            <draw:g>
              <draw:line draw:style-name="gr24" draw:text-style-name="P13" draw:layer="Detail" svg:x1="23.772cm" svg:y1="12.917cm" svg:x2="23.772cm" svg:y2="14.267cm">
                <text:p/>
              </draw:line>
              <draw:line draw:style-name="gr24" draw:text-style-name="P13" draw:layer="Detail" svg:x1="23.892cm" svg:y1="12.917cm" svg:x2="23.892cm" svg:y2="14.267cm">
                <text:p/>
              </draw:line>
              <draw:line draw:style-name="gr24" draw:text-style-name="P13" draw:layer="Detail" svg:x1="23.892cm" svg:y1="12.917cm" svg:x2="23.772cm" svg:y2="12.917cm">
                <text:p/>
              </draw:line>
              <draw:line draw:style-name="gr24" draw:text-style-name="P13" draw:layer="Detail" svg:x1="23.892cm" svg:y1="14.267cm" svg:x2="23.772cm" svg:y2="14.267cm">
                <text:p/>
              </draw:line>
            </draw:g>
            <draw:line draw:style-name="gr24" draw:text-style-name="P13" draw:layer="Detail" svg:x1="24.562cm" svg:y1="13.04cm" svg:x2="23.892cm" svg:y2="13.04cm">
              <text:p/>
            </draw:line>
            <draw:line draw:style-name="gr24" draw:text-style-name="P13" draw:layer="Detail" svg:x1="24.562cm" svg:y1="13.162cm" svg:x2="23.892cm" svg:y2="13.162cm">
              <text:p/>
            </draw:line>
            <draw:line draw:style-name="gr24" draw:text-style-name="P13" draw:layer="Detail" svg:x1="24.562cm" svg:y1="13.285cm" svg:x2="23.892cm" svg:y2="13.285cm">
              <text:p/>
            </draw:line>
            <draw:line draw:style-name="gr24" draw:text-style-name="P13" draw:layer="Detail" svg:x1="24.562cm" svg:y1="13.408cm" svg:x2="23.892cm" svg:y2="13.408cm">
              <text:p/>
            </draw:line>
            <draw:line draw:style-name="gr24" draw:text-style-name="P13" draw:layer="Detail" svg:x1="24.562cm" svg:y1="13.531cm" svg:x2="23.892cm" svg:y2="13.531cm">
              <text:p/>
            </draw:line>
            <draw:line draw:style-name="gr24" draw:text-style-name="P13" draw:layer="Detail" svg:x1="24.562cm" svg:y1="13.653cm" svg:x2="23.892cm" svg:y2="13.653cm">
              <text:p/>
            </draw:line>
            <draw:line draw:style-name="gr24" draw:text-style-name="P13" draw:layer="Detail" svg:x1="24.562cm" svg:y1="13.776cm" svg:x2="23.892cm" svg:y2="13.776cm">
              <text:p/>
            </draw:line>
            <draw:line draw:style-name="gr24" draw:text-style-name="P13" draw:layer="Detail" svg:x1="24.562cm" svg:y1="13.899cm" svg:x2="23.892cm" svg:y2="13.899cm">
              <text:p/>
            </draw:line>
            <draw:line draw:style-name="gr24" draw:text-style-name="P13" draw:layer="Detail" svg:x1="24.562cm" svg:y1="14.022cm" svg:x2="23.892cm" svg:y2="14.022cm">
              <text:p/>
            </draw:line>
            <draw:line draw:style-name="gr24" draw:text-style-name="P13" draw:layer="Detail" svg:x1="24.562cm" svg:y1="14.144cm" svg:x2="23.892cm" svg:y2="14.144cm">
              <text:p/>
            </draw:line>
            <draw:line draw:style-name="gr24" draw:text-style-name="P13" draw:layer="Detail" svg:x1="23.782cm" svg:y1="13.04cm" svg:x2="23.112cm" svg:y2="13.04cm">
              <text:p/>
            </draw:line>
            <draw:line draw:style-name="gr24" draw:text-style-name="P13" draw:layer="Detail" svg:x1="23.782cm" svg:y1="13.162cm" svg:x2="23.112cm" svg:y2="13.162cm">
              <text:p/>
            </draw:line>
            <draw:line draw:style-name="gr24" draw:text-style-name="P13" draw:layer="Detail" svg:x1="23.782cm" svg:y1="13.285cm" svg:x2="23.112cm" svg:y2="13.285cm">
              <text:p/>
            </draw:line>
            <draw:line draw:style-name="gr24" draw:text-style-name="P13" draw:layer="Detail" svg:x1="23.782cm" svg:y1="13.408cm" svg:x2="23.112cm" svg:y2="13.408cm">
              <text:p/>
            </draw:line>
            <draw:line draw:style-name="gr24" draw:text-style-name="P13" draw:layer="Detail" svg:x1="23.782cm" svg:y1="13.531cm" svg:x2="23.112cm" svg:y2="13.531cm">
              <text:p/>
            </draw:line>
            <draw:line draw:style-name="gr24" draw:text-style-name="P13" draw:layer="Detail" svg:x1="23.782cm" svg:y1="13.653cm" svg:x2="23.112cm" svg:y2="13.653cm">
              <text:p/>
            </draw:line>
            <draw:line draw:style-name="gr24" draw:text-style-name="P13" draw:layer="Detail" svg:x1="23.782cm" svg:y1="13.776cm" svg:x2="23.112cm" svg:y2="13.776cm">
              <text:p/>
            </draw:line>
            <draw:line draw:style-name="gr24" draw:text-style-name="P13" draw:layer="Detail" svg:x1="23.782cm" svg:y1="13.899cm" svg:x2="23.112cm" svg:y2="13.899cm">
              <text:p/>
            </draw:line>
            <draw:line draw:style-name="gr24" draw:text-style-name="P13" draw:layer="Detail" svg:x1="23.782cm" svg:y1="14.022cm" svg:x2="23.112cm" svg:y2="14.022cm">
              <text:p/>
            </draw:line>
            <draw:line draw:style-name="gr24" draw:text-style-name="P13" draw:layer="Detail" svg:x1="23.782cm" svg:y1="14.267cm" svg:x2="23.112cm" svg:y2="14.267cm">
              <text:p/>
            </draw:line>
            <draw:line draw:style-name="gr24" draw:text-style-name="P13" draw:layer="Detail" svg:x1="23.782cm" svg:y1="14.144cm" svg:x2="23.112cm" svg:y2="14.144cm">
              <text:p/>
            </draw:line>
          </draw:g>
          <draw:g>
            <draw:line draw:style-name="gr24" draw:text-style-name="P13" draw:layer="Detail" svg:x1="14.832cm" svg:y1="12.75cm" svg:x2="14.832cm" svg:y2="14.557cm">
              <text:p/>
            </draw:line>
            <draw:line draw:style-name="gr24" draw:text-style-name="P13" draw:layer="Detail" svg:x1="16.282cm" svg:y1="12.75cm" svg:x2="16.282cm" svg:y2="14.557cm">
              <text:p/>
            </draw:line>
            <draw:line draw:style-name="gr24" draw:text-style-name="P13" draw:layer="Detail" svg:x1="16.282cm" svg:y1="12.917cm" svg:x2="15.612cm" svg:y2="12.917cm">
              <text:p/>
            </draw:line>
            <draw:g>
              <draw:line draw:style-name="gr24" draw:text-style-name="P13" draw:layer="Detail" svg:x1="15.492cm" svg:y1="12.917cm" svg:x2="15.492cm" svg:y2="14.267cm">
                <text:p/>
              </draw:line>
              <draw:line draw:style-name="gr24" draw:text-style-name="P13" draw:layer="Detail" svg:x1="15.612cm" svg:y1="12.917cm" svg:x2="15.612cm" svg:y2="14.267cm">
                <text:p/>
              </draw:line>
              <draw:line draw:style-name="gr24" draw:text-style-name="P13" draw:layer="Detail" svg:x1="15.612cm" svg:y1="12.917cm" svg:x2="15.492cm" svg:y2="12.917cm">
                <text:p/>
              </draw:line>
              <draw:line draw:style-name="gr24" draw:text-style-name="P13" draw:layer="Detail" svg:x1="15.612cm" svg:y1="14.267cm" svg:x2="15.492cm" svg:y2="14.267cm">
                <text:p/>
              </draw:line>
            </draw:g>
            <draw:line draw:style-name="gr24" draw:text-style-name="P13" draw:layer="Detail" svg:x1="16.282cm" svg:y1="13.04cm" svg:x2="15.612cm" svg:y2="13.04cm">
              <text:p/>
            </draw:line>
            <draw:line draw:style-name="gr24" draw:text-style-name="P13" draw:layer="Detail" svg:x1="16.282cm" svg:y1="13.162cm" svg:x2="15.612cm" svg:y2="13.162cm">
              <text:p/>
            </draw:line>
            <draw:line draw:style-name="gr24" draw:text-style-name="P13" draw:layer="Detail" svg:x1="16.282cm" svg:y1="13.285cm" svg:x2="15.612cm" svg:y2="13.285cm">
              <text:p/>
            </draw:line>
            <draw:line draw:style-name="gr24" draw:text-style-name="P13" draw:layer="Detail" svg:x1="16.282cm" svg:y1="13.408cm" svg:x2="15.612cm" svg:y2="13.408cm">
              <text:p/>
            </draw:line>
            <draw:line draw:style-name="gr24" draw:text-style-name="P13" draw:layer="Detail" svg:x1="16.282cm" svg:y1="13.531cm" svg:x2="15.612cm" svg:y2="13.531cm">
              <text:p/>
            </draw:line>
            <draw:line draw:style-name="gr24" draw:text-style-name="P13" draw:layer="Detail" svg:x1="16.282cm" svg:y1="13.653cm" svg:x2="15.612cm" svg:y2="13.653cm">
              <text:p/>
            </draw:line>
            <draw:line draw:style-name="gr24" draw:text-style-name="P13" draw:layer="Detail" svg:x1="16.282cm" svg:y1="13.776cm" svg:x2="15.612cm" svg:y2="13.776cm">
              <text:p/>
            </draw:line>
            <draw:line draw:style-name="gr24" draw:text-style-name="P13" draw:layer="Detail" svg:x1="16.282cm" svg:y1="13.899cm" svg:x2="15.612cm" svg:y2="13.899cm">
              <text:p/>
            </draw:line>
            <draw:line draw:style-name="gr24" draw:text-style-name="P13" draw:layer="Detail" svg:x1="16.282cm" svg:y1="14.022cm" svg:x2="15.612cm" svg:y2="14.022cm">
              <text:p/>
            </draw:line>
            <draw:line draw:style-name="gr24" draw:text-style-name="P13" draw:layer="Detail" svg:x1="16.282cm" svg:y1="14.144cm" svg:x2="15.612cm" svg:y2="14.144cm">
              <text:p/>
            </draw:line>
            <draw:line draw:style-name="gr24" draw:text-style-name="P13" draw:layer="Detail" svg:x1="15.502cm" svg:y1="13.04cm" svg:x2="14.832cm" svg:y2="13.04cm">
              <text:p/>
            </draw:line>
            <draw:line draw:style-name="gr24" draw:text-style-name="P13" draw:layer="Detail" svg:x1="15.502cm" svg:y1="13.162cm" svg:x2="14.832cm" svg:y2="13.162cm">
              <text:p/>
            </draw:line>
            <draw:line draw:style-name="gr24" draw:text-style-name="P13" draw:layer="Detail" svg:x1="15.502cm" svg:y1="13.285cm" svg:x2="14.832cm" svg:y2="13.285cm">
              <text:p/>
            </draw:line>
            <draw:line draw:style-name="gr24" draw:text-style-name="P13" draw:layer="Detail" svg:x1="15.502cm" svg:y1="13.408cm" svg:x2="14.832cm" svg:y2="13.408cm">
              <text:p/>
            </draw:line>
            <draw:line draw:style-name="gr24" draw:text-style-name="P13" draw:layer="Detail" svg:x1="15.502cm" svg:y1="13.531cm" svg:x2="14.832cm" svg:y2="13.531cm">
              <text:p/>
            </draw:line>
            <draw:line draw:style-name="gr24" draw:text-style-name="P13" draw:layer="Detail" svg:x1="15.502cm" svg:y1="13.653cm" svg:x2="14.832cm" svg:y2="13.653cm">
              <text:p/>
            </draw:line>
            <draw:line draw:style-name="gr24" draw:text-style-name="P13" draw:layer="Detail" svg:x1="15.502cm" svg:y1="13.776cm" svg:x2="14.832cm" svg:y2="13.776cm">
              <text:p/>
            </draw:line>
            <draw:line draw:style-name="gr24" draw:text-style-name="P13" draw:layer="Detail" svg:x1="15.502cm" svg:y1="13.899cm" svg:x2="14.832cm" svg:y2="13.899cm">
              <text:p/>
            </draw:line>
            <draw:line draw:style-name="gr24" draw:text-style-name="P13" draw:layer="Detail" svg:x1="15.502cm" svg:y1="14.022cm" svg:x2="14.832cm" svg:y2="14.022cm">
              <text:p/>
            </draw:line>
            <draw:line draw:style-name="gr24" draw:text-style-name="P13" draw:layer="Detail" svg:x1="15.502cm" svg:y1="14.267cm" svg:x2="14.832cm" svg:y2="14.267cm">
              <text:p/>
            </draw:line>
            <draw:line draw:style-name="gr24" draw:text-style-name="P13" draw:layer="Detail" svg:x1="15.502cm" svg:y1="14.144cm" svg:x2="14.832cm" svg:y2="14.144cm">
              <text:p/>
            </draw:line>
          </draw:g>
          <draw:line draw:style-name="gr24" draw:text-style-name="P13" draw:layer="Detail" svg:x1="30.1cm" svg:y1="25.801cm" svg:x2="30.1cm" svg:y2="23.451cm">
            <text:p/>
          </draw:line>
          <draw:line draw:style-name="gr24" draw:text-style-name="P13" draw:layer="Detail" svg:x1="29.75cm" svg:y1="23.901cm" svg:x2="30.1cm" svg:y2="23.901cm">
            <text:p/>
          </draw:line>
          <draw:line draw:style-name="gr24" draw:text-style-name="P13" draw:layer="Detail" svg:x1="30.95cm" svg:y1="25.151cm" svg:x2="30.95cm" svg:y2="27.151cm">
            <text:p/>
          </draw:line>
          <draw:line draw:style-name="gr24" draw:text-style-name="P13" draw:layer="Detail" svg:x1="29.75cm" svg:y1="25.801cm" svg:x2="30.95cm" svg:y2="25.801cm">
            <text:p/>
          </draw:line>
          <draw:line draw:style-name="gr24" draw:text-style-name="P13" draw:layer="Detail" svg:x1="34.2cm" svg:y1="26.351cm" svg:x2="30.95cm" svg:y2="26.351cm">
            <text:p/>
          </draw:line>
          <draw:line draw:style-name="gr24" draw:text-style-name="P13" draw:layer="Detail" svg:x1="31.15cm" svg:y1="26.351cm" svg:x2="31.15cm" svg:y2="27.151cm">
            <text:p/>
          </draw:line>
          <draw:line draw:style-name="gr24" draw:text-style-name="P13" draw:layer="Detail" svg:x1="31.6cm" svg:y1="26.351cm" svg:x2="31.6cm" svg:y2="27.151cm">
            <text:p/>
          </draw:line>
          <draw:line draw:style-name="gr24" draw:text-style-name="P13" draw:layer="Detail" svg:x1="32.05cm" svg:y1="26.351cm" svg:x2="32.05cm" svg:y2="27.151cm">
            <text:p/>
          </draw:line>
          <draw:line draw:style-name="gr24" draw:text-style-name="P13" draw:layer="Detail" svg:x1="32.45cm" svg:y1="26.356cm" svg:x2="32.45cm" svg:y2="27.156cm">
            <text:p/>
          </draw:line>
          <draw:line draw:style-name="gr24" draw:text-style-name="P13" draw:layer="Detail" svg:x1="32.9cm" svg:y1="26.351cm" svg:x2="32.9cm" svg:y2="27.151cm">
            <text:p/>
          </draw:line>
          <draw:line draw:style-name="gr24" draw:text-style-name="P13" draw:layer="Detail" svg:x1="33.35cm" svg:y1="26.356cm" svg:x2="33.35cm" svg:y2="27.156cm">
            <text:p/>
          </draw:line>
          <draw:line draw:style-name="gr24" draw:text-style-name="P13" draw:layer="Detail" svg:x1="33.75cm" svg:y1="26.351cm" svg:x2="33.75cm" svg:y2="27.151cm">
            <text:p/>
          </draw:line>
          <draw:line draw:style-name="gr24" draw:text-style-name="P13" draw:layer="Detail" svg:x1="34.2cm" svg:y1="25.151cm" svg:x2="34.2cm" svg:y2="27.151cm">
            <text:p/>
          </draw:line>
          <draw:line draw:style-name="gr24" draw:text-style-name="P13" draw:layer="Detail" svg:x1="32.4cm" svg:y1="25.701cm" svg:x2="31.55cm" svg:y2="25.701cm">
            <text:p/>
          </draw:line>
          <draw:line draw:style-name="gr24" draw:text-style-name="P13" draw:layer="Detail" svg:x1="31.55cm" svg:y1="25.151cm" svg:x2="31.55cm" svg:y2="25.701cm">
            <text:p/>
          </draw:line>
          <draw:line draw:style-name="gr24" draw:text-style-name="P13" draw:layer="Detail" svg:x1="32.4cm" svg:y1="25.151cm" svg:x2="32.4cm" svg:y2="25.701cm">
            <text:p/>
          </draw:line>
          <draw:line draw:style-name="gr24" draw:text-style-name="P13" draw:layer="Detail" svg:x1="30.75cm" svg:y1="24.201cm" svg:x2="31.3cm" svg:y2="24.201cm">
            <text:p/>
          </draw:line>
          <draw:line draw:style-name="gr24" draw:text-style-name="P13" draw:layer="Detail" svg:x1="30.75cm" svg:y1="24.201cm" svg:x2="30.75cm" svg:y2="23.451cm">
            <text:p/>
          </draw:line>
          <draw:line draw:style-name="gr24" draw:text-style-name="P13" draw:layer="Detail" svg:x1="35.25cm" svg:y1="25.151cm" svg:x2="35.25cm" svg:y2="27.151cm">
            <text:p/>
          </draw:line>
          <draw:line draw:style-name="gr24" draw:text-style-name="P13" draw:layer="Detail" svg:x1="35.25cm" svg:y1="25.851cm" svg:x2="34.2cm" svg:y2="25.851cm">
            <text:p/>
          </draw:line>
          <draw:line draw:style-name="gr24" draw:text-style-name="P13" draw:layer="Detail" svg:x1="35.65cm" svg:y1="26.351cm" svg:x2="35.65cm" svg:y2="27.151cm">
            <text:p/>
          </draw:line>
          <draw:line draw:style-name="gr24" draw:text-style-name="P13" draw:layer="Detail" svg:x1="36.1cm" svg:y1="26.351cm" svg:x2="36.1cm" svg:y2="27.151cm">
            <text:p/>
          </draw:line>
          <draw:line draw:style-name="gr24" draw:text-style-name="P13" draw:layer="Detail" svg:x1="37cm" svg:y1="26.351cm" svg:x2="35.25cm" svg:y2="26.351cm">
            <text:p/>
          </draw:line>
          <draw:line draw:style-name="gr24" draw:text-style-name="P13" draw:layer="Detail" svg:x1="36.55cm" svg:y1="26.351cm" svg:x2="36.55cm" svg:y2="27.151cm">
            <text:p/>
          </draw:line>
          <draw:line draw:style-name="gr24" draw:text-style-name="P13" draw:layer="Detail" svg:x1="37cm" svg:y1="26.351cm" svg:x2="37cm" svg:y2="27.151cm">
            <text:p/>
          </draw:line>
          <draw:line draw:style-name="gr24" draw:text-style-name="P13" draw:layer="Detail" svg:x1="35.6cm" svg:y1="25.351cm" svg:x2="35.6cm" svg:y2="25.701cm">
            <text:p/>
          </draw:line>
          <draw:line draw:style-name="gr24" draw:text-style-name="P13" draw:layer="Detail" svg:x1="35.95cm" svg:y1="25.351cm" svg:x2="35.95cm" svg:y2="25.701cm">
            <text:p/>
          </draw:line>
          <draw:line draw:style-name="gr24" draw:text-style-name="P13" draw:layer="Detail" svg:x1="36.35cm" svg:y1="25.351cm" svg:x2="35.25cm" svg:y2="25.351cm">
            <text:p/>
          </draw:line>
          <draw:line draw:style-name="gr24" draw:text-style-name="P13" draw:layer="Detail" svg:x1="36.35cm" svg:y1="25.151cm" svg:x2="36.35cm" svg:y2="25.701cm">
            <text:p/>
          </draw:line>
          <draw:line draw:style-name="gr24" draw:text-style-name="P13" draw:layer="Detail" svg:x1="36.55cm" svg:y1="25.151cm" svg:x2="36.55cm" svg:y2="25.701cm">
            <text:p/>
          </draw:line>
          <draw:line draw:style-name="gr24" draw:text-style-name="P13" draw:layer="Detail" svg:x1="36.55cm" svg:y1="25.701cm" svg:x2="36.35cm" svg:y2="25.701cm">
            <text:p/>
          </draw:line>
          <draw:line draw:style-name="gr24" draw:text-style-name="P13" draw:layer="Detail" svg:x1="37.15cm" svg:y1="25.751cm" svg:x2="37.15cm" svg:y2="25.151cm">
            <text:p/>
          </draw:line>
          <draw:line draw:style-name="gr24" draw:text-style-name="P13" draw:layer="Detail" svg:x1="37.15cm" svg:y1="25.751cm" svg:x2="38.35cm" svg:y2="25.751cm">
            <text:p/>
          </draw:line>
          <draw:line draw:style-name="gr24" draw:text-style-name="P13" draw:layer="Detail" svg:x1="38cm" svg:y1="25.751cm" svg:x2="38cm" svg:y2="23.451cm">
            <text:p/>
          </draw:line>
          <draw:line draw:style-name="gr24" draw:text-style-name="P13" draw:layer="Detail" svg:x1="36.65cm" svg:y1="24.201cm" svg:x2="37.2cm" svg:y2="24.201cm">
            <text:p/>
          </draw:line>
          <draw:line draw:style-name="gr24" draw:text-style-name="P13" draw:layer="Detail" svg:x1="37.2cm" svg:y1="24.201cm" svg:x2="37.2cm" svg:y2="23.451cm">
            <text:p/>
          </draw:line>
          <draw:g>
            <draw:g>
              <draw:line draw:style-name="gr24" draw:text-style-name="P13" draw:layer="Detail" svg:x1="32.692cm" svg:y1="24.201cm" svg:x2="32.692cm" svg:y2="23.551cm">
                <text:p/>
              </draw:line>
              <draw:line draw:style-name="gr24" draw:text-style-name="P13" draw:layer="Detail" svg:x1="32.808cm" svg:y1="24.201cm" svg:x2="32.808cm" svg:y2="23.551cm">
                <text:p/>
              </draw:line>
              <draw:line draw:style-name="gr24" draw:text-style-name="P13" draw:layer="Detail" svg:x1="32.925cm" svg:y1="24.201cm" svg:x2="32.925cm" svg:y2="23.551cm">
                <text:p/>
              </draw:line>
              <draw:line draw:style-name="gr24" draw:text-style-name="P13" draw:layer="Detail" svg:x1="33.042cm" svg:y1="24.201cm" svg:x2="33.042cm" svg:y2="23.551cm">
                <text:p/>
              </draw:line>
              <draw:line draw:style-name="gr24" draw:text-style-name="P13" draw:layer="Detail" svg:x1="33.158cm" svg:y1="24.201cm" svg:x2="33.158cm" svg:y2="23.551cm">
                <text:p/>
              </draw:line>
              <draw:line draw:style-name="gr24" draw:text-style-name="P13" draw:layer="Detail" svg:x1="33.275cm" svg:y1="24.201cm" svg:x2="33.275cm" svg:y2="23.551cm">
                <text:p/>
              </draw:line>
              <draw:line draw:style-name="gr24" draw:text-style-name="P13" draw:layer="Detail" svg:x1="33.392cm" svg:y1="24.201cm" svg:x2="33.392cm" svg:y2="23.551cm">
                <text:p/>
              </draw:line>
              <draw:line draw:style-name="gr24" draw:text-style-name="P13" draw:layer="Detail" svg:x1="33.508cm" svg:y1="24.201cm" svg:x2="33.508cm" svg:y2="23.551cm">
                <text:p/>
              </draw:line>
              <draw:line draw:style-name="gr24" draw:text-style-name="P13" draw:layer="Detail" svg:x1="33.625cm" svg:y1="24.201cm" svg:x2="33.625cm" svg:y2="23.551cm">
                <text:p/>
              </draw:line>
              <draw:line draw:style-name="gr24" draw:text-style-name="P13" draw:layer="Detail" svg:x1="33.742cm" svg:y1="24.201cm" svg:x2="33.742cm" svg:y2="23.551cm">
                <text:p/>
              </draw:line>
              <draw:line draw:style-name="gr24" draw:text-style-name="P13" draw:layer="Detail" svg:x1="33.858cm" svg:y1="24.201cm" svg:x2="33.858cm" svg:y2="23.551cm">
                <text:p/>
              </draw:line>
              <draw:line draw:style-name="gr24" draw:text-style-name="P13" draw:layer="Detail" svg:x1="33.975cm" svg:y1="24.201cm" svg:x2="33.975cm" svg:y2="23.551cm">
                <text:p/>
              </draw:line>
              <draw:line draw:style-name="gr24" draw:text-style-name="P13" draw:layer="Detail" svg:x1="34.092cm" svg:y1="24.201cm" svg:x2="34.092cm" svg:y2="23.551cm">
                <text:p/>
              </draw:line>
              <draw:line draw:style-name="gr24" draw:text-style-name="P13" draw:layer="Detail" svg:x1="34.208cm" svg:y1="24.201cm" svg:x2="34.208cm" svg:y2="23.551cm">
                <text:p/>
              </draw:line>
              <draw:line draw:style-name="gr24" draw:text-style-name="P13" draw:layer="Detail" svg:x1="34.325cm" svg:y1="24.201cm" svg:x2="34.325cm" svg:y2="23.551cm">
                <text:p/>
              </draw:line>
              <draw:line draw:style-name="gr24" draw:text-style-name="P13" draw:layer="Detail" svg:x1="34.442cm" svg:y1="24.201cm" svg:x2="34.442cm" svg:y2="23.551cm">
                <text:p/>
              </draw:line>
              <draw:line draw:style-name="gr24" draw:text-style-name="P13" draw:layer="Detail" svg:x1="34.558cm" svg:y1="24.201cm" svg:x2="34.558cm" svg:y2="23.551cm">
                <text:p/>
              </draw:line>
              <draw:line draw:style-name="gr24" draw:text-style-name="P13" draw:layer="Detail" svg:x1="34.675cm" svg:y1="24.201cm" svg:x2="34.675cm" svg:y2="23.551cm">
                <text:p/>
              </draw:line>
              <draw:line draw:style-name="gr24" draw:text-style-name="P13" draw:layer="Detail" svg:x1="34.792cm" svg:y1="24.201cm" svg:x2="34.792cm" svg:y2="23.551cm">
                <text:p/>
              </draw:line>
              <draw:line draw:style-name="gr24" draw:text-style-name="P13" draw:layer="Detail" svg:x1="34.908cm" svg:y1="24.201cm" svg:x2="34.908cm" svg:y2="23.551cm">
                <text:p/>
              </draw:line>
              <draw:line draw:style-name="gr24" draw:text-style-name="P13" draw:layer="Detail" svg:x1="35.025cm" svg:y1="24.201cm" svg:x2="35.025cm" svg:y2="23.551cm">
                <text:p/>
              </draw:line>
              <draw:line draw:style-name="gr24" draw:text-style-name="P13" draw:layer="Detail" svg:x1="35.142cm" svg:y1="24.201cm" svg:x2="35.142cm" svg:y2="23.551cm">
                <text:p/>
              </draw:line>
              <draw:line draw:style-name="gr24" draw:text-style-name="P13" draw:layer="Detail" svg:x1="35.258cm" svg:y1="24.201cm" svg:x2="35.258cm" svg:y2="23.551cm">
                <text:p/>
              </draw:line>
              <draw:line draw:style-name="gr24" draw:text-style-name="P13" draw:layer="Detail" svg:x1="35.375cm" svg:y1="24.201cm" svg:x2="35.375cm" svg:y2="23.551cm">
                <text:p/>
              </draw:line>
              <draw:line draw:style-name="gr24" draw:text-style-name="P13" draw:layer="Detail" svg:x1="32.575cm" svg:y1="25.051cm" svg:x2="32.575cm" svg:y2="24.401cm">
                <text:p/>
              </draw:line>
              <draw:line draw:style-name="gr24" draw:text-style-name="P13" draw:layer="Detail" svg:x1="32.692cm" svg:y1="25.051cm" svg:x2="32.692cm" svg:y2="24.401cm">
                <text:p/>
              </draw:line>
              <draw:line draw:style-name="gr24" draw:text-style-name="P13" draw:layer="Detail" svg:x1="32.808cm" svg:y1="25.051cm" svg:x2="32.808cm" svg:y2="24.401cm">
                <text:p/>
              </draw:line>
              <draw:line draw:style-name="gr24" draw:text-style-name="P13" draw:layer="Detail" svg:x1="32.925cm" svg:y1="25.051cm" svg:x2="32.925cm" svg:y2="24.401cm">
                <text:p/>
              </draw:line>
              <draw:line draw:style-name="gr24" draw:text-style-name="P13" draw:layer="Detail" svg:x1="33.042cm" svg:y1="25.051cm" svg:x2="33.042cm" svg:y2="24.401cm">
                <text:p/>
              </draw:line>
              <draw:line draw:style-name="gr24" draw:text-style-name="P13" draw:layer="Detail" svg:x1="33.158cm" svg:y1="25.051cm" svg:x2="33.158cm" svg:y2="24.401cm">
                <text:p/>
              </draw:line>
              <draw:line draw:style-name="gr24" draw:text-style-name="P13" draw:layer="Detail" svg:x1="33.275cm" svg:y1="25.051cm" svg:x2="33.275cm" svg:y2="24.401cm">
                <text:p/>
              </draw:line>
              <draw:line draw:style-name="gr24" draw:text-style-name="P13" draw:layer="Detail" svg:x1="33.392cm" svg:y1="25.051cm" svg:x2="33.392cm" svg:y2="24.401cm">
                <text:p/>
              </draw:line>
              <draw:line draw:style-name="gr24" draw:text-style-name="P13" draw:layer="Detail" svg:x1="33.508cm" svg:y1="25.051cm" svg:x2="33.508cm" svg:y2="24.401cm">
                <text:p/>
              </draw:line>
              <draw:line draw:style-name="gr24" draw:text-style-name="P13" draw:layer="Detail" svg:x1="33.625cm" svg:y1="25.051cm" svg:x2="33.625cm" svg:y2="24.401cm">
                <text:p/>
              </draw:line>
              <draw:line draw:style-name="gr24" draw:text-style-name="P13" draw:layer="Detail" svg:x1="33.742cm" svg:y1="25.051cm" svg:x2="33.742cm" svg:y2="24.401cm">
                <text:p/>
              </draw:line>
              <draw:line draw:style-name="gr24" draw:text-style-name="P13" draw:layer="Detail" svg:x1="33.858cm" svg:y1="25.051cm" svg:x2="33.858cm" svg:y2="24.401cm">
                <text:p/>
              </draw:line>
              <draw:line draw:style-name="gr24" draw:text-style-name="P13" draw:layer="Detail" svg:x1="33.975cm" svg:y1="25.051cm" svg:x2="33.975cm" svg:y2="24.401cm">
                <text:p/>
              </draw:line>
              <draw:line draw:style-name="gr24" draw:text-style-name="P13" draw:layer="Detail" svg:x1="34.092cm" svg:y1="25.051cm" svg:x2="34.092cm" svg:y2="24.401cm">
                <text:p/>
              </draw:line>
              <draw:line draw:style-name="gr24" draw:text-style-name="P13" draw:layer="Detail" svg:x1="34.208cm" svg:y1="25.051cm" svg:x2="34.208cm" svg:y2="24.401cm">
                <text:p/>
              </draw:line>
              <draw:line draw:style-name="gr24" draw:text-style-name="P13" draw:layer="Detail" svg:x1="34.325cm" svg:y1="25.051cm" svg:x2="34.325cm" svg:y2="24.401cm">
                <text:p/>
              </draw:line>
              <draw:line draw:style-name="gr24" draw:text-style-name="P13" draw:layer="Detail" svg:x1="34.442cm" svg:y1="25.051cm" svg:x2="34.442cm" svg:y2="24.401cm">
                <text:p/>
              </draw:line>
              <draw:line draw:style-name="gr24" draw:text-style-name="P13" draw:layer="Detail" svg:x1="34.558cm" svg:y1="25.051cm" svg:x2="34.558cm" svg:y2="24.401cm">
                <text:p/>
              </draw:line>
              <draw:line draw:style-name="gr24" draw:text-style-name="P13" draw:layer="Detail" svg:x1="34.675cm" svg:y1="25.051cm" svg:x2="34.675cm" svg:y2="24.401cm">
                <text:p/>
              </draw:line>
              <draw:line draw:style-name="gr24" draw:text-style-name="P13" draw:layer="Detail" svg:x1="34.792cm" svg:y1="25.051cm" svg:x2="34.792cm" svg:y2="24.401cm">
                <text:p/>
              </draw:line>
              <draw:line draw:style-name="gr24" draw:text-style-name="P13" draw:layer="Detail" svg:x1="34.908cm" svg:y1="25.051cm" svg:x2="34.908cm" svg:y2="24.401cm">
                <text:p/>
              </draw:line>
              <draw:line draw:style-name="gr24" draw:text-style-name="P13" draw:layer="Detail" svg:x1="35.025cm" svg:y1="25.051cm" svg:x2="35.025cm" svg:y2="24.401cm">
                <text:p/>
              </draw:line>
              <draw:line draw:style-name="gr24" draw:text-style-name="P13" draw:layer="Detail" svg:x1="35.142cm" svg:y1="25.051cm" svg:x2="35.142cm" svg:y2="24.401cm">
                <text:p/>
              </draw:line>
              <draw:line draw:style-name="gr24" draw:text-style-name="P13" draw:layer="Detail" svg:x1="35.258cm" svg:y1="25.051cm" svg:x2="35.258cm" svg:y2="24.401cm">
                <text:p/>
              </draw:line>
              <draw:line draw:style-name="gr24" draw:text-style-name="P13" draw:layer="Detail" svg:x1="35.375cm" svg:y1="25.051cm" svg:x2="35.375cm" svg:y2="24.401cm">
                <text:p/>
              </draw:line>
              <draw:line draw:style-name="gr24" draw:text-style-name="P13" draw:layer="Detail" svg:x1="32.575cm" svg:y1="24.201cm" svg:x2="32.575cm" svg:y2="23.551cm">
                <text:p/>
              </draw:line>
            </draw:g>
            <draw:g>
              <draw:line draw:style-name="gr24" draw:text-style-name="P13" draw:layer="Detail" svg:x1="32.3cm" svg:y1="23.551cm" svg:x2="35.65cm" svg:y2="23.551cm">
                <text:p/>
              </draw:line>
              <draw:line draw:style-name="gr24" draw:text-style-name="P13" draw:layer="Detail" svg:x1="32.3cm" svg:y1="25.051cm" svg:x2="35.65cm" svg:y2="25.051cm">
                <text:p/>
              </draw:line>
            </draw:g>
            <draw:g>
              <draw:line draw:style-name="gr24" draw:text-style-name="P13" draw:layer="Detail" svg:x1="32.4cm" svg:y1="24.201cm" svg:x2="35.55cm" svg:y2="24.201cm">
                <text:p/>
              </draw:line>
              <draw:line draw:style-name="gr24" draw:text-style-name="P13" draw:layer="Detail" svg:x1="32.4cm" svg:y1="24.401cm" svg:x2="35.55cm" svg:y2="24.401cm">
                <text:p/>
              </draw:line>
              <draw:line draw:style-name="gr24" draw:text-style-name="P13" draw:layer="Detail" svg:x1="32.4cm" svg:y1="24.201cm" svg:x2="32.4cm" svg:y2="24.401cm">
                <text:p/>
              </draw:line>
              <draw:line draw:style-name="gr24" draw:text-style-name="P13" draw:layer="Detail" svg:x1="35.55cm" svg:y1="24.201cm" svg:x2="35.55cm" svg:y2="24.401cm">
                <text:p/>
              </draw:line>
            </draw:g>
          </draw:g>
          <draw:line draw:style-name="gr24" draw:text-style-name="P13" draw:layer="Detail" svg:x1="36.65cm" svg:y1="25.151cm" svg:x2="36.65cm" svg:y2="24.451cm">
            <text:p/>
          </draw:line>
          <draw:line draw:style-name="gr24" draw:text-style-name="P13" draw:layer="Detail" svg:x1="30.05cm" svg:y1="27.151cm" svg:x2="30.05cm" svg:y2="27.92cm">
            <text:p/>
          </draw:line>
          <draw:line draw:style-name="gr24" draw:text-style-name="P13" draw:layer="Detail" svg:x1="32.5cm" svg:y1="27.151cm" svg:x2="32.5cm" svg:y2="27.92cm">
            <text:p/>
          </draw:line>
          <draw:line draw:style-name="gr24" draw:text-style-name="P13" draw:layer="Detail" svg:x1="35.15cm" svg:y1="27.151cm" svg:x2="35.15cm" svg:y2="27.92cm">
            <text:p/>
          </draw:line>
          <draw:line draw:style-name="gr24" draw:text-style-name="P13" draw:layer="Detail" svg:x1="36.7cm" svg:y1="27.151cm" svg:x2="36.7cm" svg:y2="27.92cm">
            <text:p/>
          </draw:line>
          <draw:line draw:style-name="gr24" draw:text-style-name="P13" draw:layer="Detail" svg:x1="29.75cm" svg:y1="27.201cm" svg:x2="38.35cm" svg:y2="27.201cm">
            <text:p/>
          </draw:line>
          <draw:line draw:style-name="gr24" draw:text-style-name="P13" draw:layer="Detail" svg:x1="31.3cm" svg:y1="25.151cm" svg:x2="31.3cm" svg:y2="24.451cm">
            <text:p/>
          </draw:line>
          <draw:line draw:style-name="gr24" draw:text-style-name="P13" draw:layer="Detail" svg:x1="38cm" svg:y1="23.901cm" svg:x2="38.35cm" svg:y2="23.901cm">
            <text:p/>
          </draw:line>
          <draw:line draw:style-name="gr24" draw:text-style-name="P13" draw:layer="Detail" svg:x1="38cm" svg:y1="24.701cm" svg:x2="38.35cm" svg:y2="24.701cm">
            <text:p/>
          </draw:line>
          <draw:line draw:style-name="gr24" draw:text-style-name="P13" draw:layer="Detail" svg:x1="30.159cm" svg:y1="21.71cm" svg:x2="29.743cm" svg:y2="21.71cm">
            <text:p/>
          </draw:line>
          <draw:line draw:style-name="gr24" draw:text-style-name="P13" draw:layer="Detail" svg:x1="29.743cm" svg:y1="20.996cm" svg:x2="29.743cm" svg:y2="21.711cm">
            <text:p/>
          </draw:line>
          <draw:line draw:style-name="gr24" draw:text-style-name="P13" draw:layer="Detail" svg:x1="32.629cm" svg:y1="20.996cm" svg:x2="32.629cm" svg:y2="21.711cm">
            <text:p/>
          </draw:line>
          <draw:line draw:style-name="gr24" draw:text-style-name="P13" draw:layer="Detail" svg:x1="31.576cm" svg:y1="21.71cm" svg:x2="30.796cm" svg:y2="21.71cm">
            <text:p/>
          </draw:line>
          <draw:line draw:style-name="gr24" draw:text-style-name="P13" draw:layer="Detail" svg:x1="33.019cm" svg:y1="21.71cm" svg:x2="32.239cm" svg:y2="21.71cm">
            <text:p/>
          </draw:line>
          <draw:line draw:style-name="gr24" draw:text-style-name="P13" draw:layer="Detail" svg:x1="31.212cm" svg:y1="20.618cm" svg:x2="31.212cm" svg:y2="21.711cm">
            <text:p/>
          </draw:line>
          <draw:line draw:style-name="gr24" draw:text-style-name="P13" draw:layer="Detail" svg:x1="35.476cm" svg:y1="20.996cm" svg:x2="35.476cm" svg:y2="21.711cm">
            <text:p/>
          </draw:line>
          <draw:line draw:style-name="gr24" draw:text-style-name="P13" draw:layer="Detail" svg:x1="34.462cm" svg:y1="21.71cm" svg:x2="33.682cm" svg:y2="21.71cm">
            <text:p/>
          </draw:line>
          <draw:line draw:style-name="gr24" draw:text-style-name="P13" draw:layer="Detail" svg:x1="35.905cm" svg:y1="21.71cm" svg:x2="35.125cm" svg:y2="21.71cm">
            <text:p/>
          </draw:line>
          <draw:line draw:style-name="gr24" draw:text-style-name="P13" draw:layer="Detail" svg:x1="34.046cm" svg:y1="20.618cm" svg:x2="34.046cm" svg:y2="21.711cm">
            <text:p/>
          </draw:line>
          <draw:line draw:style-name="gr24" draw:text-style-name="P13" draw:layer="Detail" svg:x1="37.296cm" svg:y1="21.71cm" svg:x2="36.516cm" svg:y2="21.71cm">
            <text:p/>
          </draw:line>
          <draw:line draw:style-name="gr24" draw:text-style-name="P13" draw:layer="Detail" svg:x1="36.906cm" svg:y1="20.618cm" svg:x2="36.906cm" svg:y2="21.711cm">
            <text:p/>
          </draw:line>
          <draw:line draw:style-name="gr24" draw:text-style-name="P13" draw:layer="Detail" svg:x1="38.375cm" svg:y1="21.711cm" svg:x2="37.959cm" svg:y2="21.711cm">
            <text:p/>
          </draw:line>
          <draw:line draw:style-name="gr24" draw:text-style-name="P13" draw:layer="Detail" svg:x1="38.375cm" svg:y1="20.997cm" svg:x2="38.375cm" svg:y2="21.712cm">
            <text:p/>
          </draw:line>
          <draw:g>
            <draw:line draw:style-name="gr24" draw:text-style-name="P13" draw:layer="Detail" svg:x1="29.99cm" svg:y1="20.527cm" svg:x2="29.99cm" svg:y2="21.554cm">
              <text:p/>
            </draw:line>
            <draw:line draw:style-name="gr24" draw:text-style-name="P13" draw:layer="Detail" svg:x1="30.978cm" svg:y1="20.527cm" svg:x2="29.99cm" svg:y2="20.527cm">
              <text:p/>
            </draw:line>
            <draw:line draw:style-name="gr24" draw:text-style-name="P13" draw:layer="Detail" svg:x1="30.978cm" svg:y1="20.528cm" svg:x2="30.978cm" svg:y2="21.555cm">
              <text:p/>
            </draw:line>
            <draw:line draw:style-name="gr24" draw:text-style-name="P13" draw:layer="Detail" svg:x1="30.978cm" svg:y1="20.527cm" svg:x2="29.99cm" svg:y2="21.554cm">
              <text:p/>
            </draw:line>
            <draw:line draw:style-name="gr24" draw:text-style-name="P13" draw:layer="Detail" svg:x1="30.978cm" svg:y1="21.554cm" svg:x2="29.99cm" svg:y2="21.554cm">
              <text:p/>
            </draw:line>
            <draw:line draw:style-name="gr24" draw:text-style-name="P13" draw:layer="Detail" svg:x1="30.978cm" svg:y1="21.554cm" svg:x2="29.99cm" svg:y2="20.527cm">
              <text:p/>
            </draw:line>
          </draw:g>
          <draw:g>
            <draw:line draw:style-name="gr24" draw:text-style-name="P13" draw:layer="Detail" svg:x1="31.433cm" svg:y1="20.527cm" svg:x2="31.433cm" svg:y2="21.554cm">
              <text:p/>
            </draw:line>
            <draw:line draw:style-name="gr24" draw:text-style-name="P13" draw:layer="Detail" svg:x1="32.421cm" svg:y1="20.527cm" svg:x2="31.433cm" svg:y2="20.527cm">
              <text:p/>
            </draw:line>
            <draw:line draw:style-name="gr24" draw:text-style-name="P13" draw:layer="Detail" svg:x1="32.421cm" svg:y1="20.528cm" svg:x2="32.421cm" svg:y2="21.555cm">
              <text:p/>
            </draw:line>
            <draw:line draw:style-name="gr24" draw:text-style-name="P13" draw:layer="Detail" svg:x1="32.421cm" svg:y1="20.527cm" svg:x2="31.433cm" svg:y2="21.554cm">
              <text:p/>
            </draw:line>
            <draw:line draw:style-name="gr24" draw:text-style-name="P13" draw:layer="Detail" svg:x1="32.421cm" svg:y1="21.554cm" svg:x2="31.433cm" svg:y2="21.554cm">
              <text:p/>
            </draw:line>
            <draw:line draw:style-name="gr24" draw:text-style-name="P13" draw:layer="Detail" svg:x1="32.421cm" svg:y1="21.554cm" svg:x2="31.433cm" svg:y2="20.527cm">
              <text:p/>
            </draw:line>
          </draw:g>
          <draw:g>
            <draw:line draw:style-name="gr24" draw:text-style-name="P13" draw:layer="Detail" svg:x1="32.85cm" svg:y1="20.527cm" svg:x2="32.85cm" svg:y2="21.554cm">
              <text:p/>
            </draw:line>
            <draw:line draw:style-name="gr24" draw:text-style-name="P13" draw:layer="Detail" svg:x1="33.838cm" svg:y1="20.527cm" svg:x2="32.85cm" svg:y2="20.527cm">
              <text:p/>
            </draw:line>
            <draw:line draw:style-name="gr24" draw:text-style-name="P13" draw:layer="Detail" svg:x1="33.838cm" svg:y1="20.528cm" svg:x2="33.838cm" svg:y2="21.555cm">
              <text:p/>
            </draw:line>
            <draw:line draw:style-name="gr24" draw:text-style-name="P13" draw:layer="Detail" svg:x1="33.838cm" svg:y1="20.527cm" svg:x2="32.85cm" svg:y2="21.554cm">
              <text:p/>
            </draw:line>
            <draw:line draw:style-name="gr24" draw:text-style-name="P13" draw:layer="Detail" svg:x1="33.838cm" svg:y1="21.554cm" svg:x2="32.85cm" svg:y2="21.554cm">
              <text:p/>
            </draw:line>
            <draw:line draw:style-name="gr24" draw:text-style-name="P13" draw:layer="Detail" svg:x1="33.838cm" svg:y1="21.554cm" svg:x2="32.85cm" svg:y2="20.527cm">
              <text:p/>
            </draw:line>
          </draw:g>
          <draw:g>
            <draw:line draw:style-name="gr24" draw:text-style-name="P13" draw:layer="Detail" svg:x1="34.28cm" svg:y1="20.527cm" svg:x2="34.28cm" svg:y2="21.554cm">
              <text:p/>
            </draw:line>
            <draw:line draw:style-name="gr24" draw:text-style-name="P13" draw:layer="Detail" svg:x1="35.268cm" svg:y1="20.527cm" svg:x2="34.28cm" svg:y2="20.527cm">
              <text:p/>
            </draw:line>
            <draw:line draw:style-name="gr24" draw:text-style-name="P13" draw:layer="Detail" svg:x1="35.268cm" svg:y1="20.528cm" svg:x2="35.268cm" svg:y2="21.555cm">
              <text:p/>
            </draw:line>
            <draw:line draw:style-name="gr24" draw:text-style-name="P13" draw:layer="Detail" svg:x1="35.268cm" svg:y1="20.527cm" svg:x2="34.28cm" svg:y2="21.554cm">
              <text:p/>
            </draw:line>
            <draw:line draw:style-name="gr24" draw:text-style-name="P13" draw:layer="Detail" svg:x1="35.268cm" svg:y1="21.554cm" svg:x2="34.28cm" svg:y2="21.554cm">
              <text:p/>
            </draw:line>
            <draw:line draw:style-name="gr24" draw:text-style-name="P13" draw:layer="Detail" svg:x1="35.268cm" svg:y1="21.554cm" svg:x2="34.28cm" svg:y2="20.527cm">
              <text:p/>
            </draw:line>
          </draw:g>
          <draw:g>
            <draw:line draw:style-name="gr24" draw:text-style-name="P13" draw:layer="Detail" svg:x1="35.697cm" svg:y1="20.527cm" svg:x2="35.697cm" svg:y2="21.554cm">
              <text:p/>
            </draw:line>
            <draw:line draw:style-name="gr24" draw:text-style-name="P13" draw:layer="Detail" svg:x1="36.685cm" svg:y1="20.527cm" svg:x2="35.697cm" svg:y2="20.527cm">
              <text:p/>
            </draw:line>
            <draw:line draw:style-name="gr24" draw:text-style-name="P13" draw:layer="Detail" svg:x1="36.685cm" svg:y1="20.528cm" svg:x2="36.685cm" svg:y2="21.555cm">
              <text:p/>
            </draw:line>
            <draw:line draw:style-name="gr24" draw:text-style-name="P13" draw:layer="Detail" svg:x1="36.685cm" svg:y1="20.527cm" svg:x2="35.697cm" svg:y2="21.554cm">
              <text:p/>
            </draw:line>
            <draw:line draw:style-name="gr24" draw:text-style-name="P13" draw:layer="Detail" svg:x1="36.685cm" svg:y1="21.554cm" svg:x2="35.697cm" svg:y2="21.554cm">
              <text:p/>
            </draw:line>
            <draw:line draw:style-name="gr24" draw:text-style-name="P13" draw:layer="Detail" svg:x1="36.685cm" svg:y1="21.554cm" svg:x2="35.697cm" svg:y2="20.527cm">
              <text:p/>
            </draw:line>
          </draw:g>
          <draw:g>
            <draw:line draw:style-name="gr24" draw:text-style-name="P13" draw:layer="Detail" svg:x1="37.127cm" svg:y1="20.527cm" svg:x2="37.127cm" svg:y2="21.554cm">
              <text:p/>
            </draw:line>
            <draw:line draw:style-name="gr24" draw:text-style-name="P13" draw:layer="Detail" svg:x1="38.115cm" svg:y1="20.527cm" svg:x2="37.127cm" svg:y2="20.527cm">
              <text:p/>
            </draw:line>
            <draw:line draw:style-name="gr24" draw:text-style-name="P13" draw:layer="Detail" svg:x1="38.115cm" svg:y1="20.528cm" svg:x2="38.115cm" svg:y2="21.555cm">
              <text:p/>
            </draw:line>
            <draw:line draw:style-name="gr24" draw:text-style-name="P13" draw:layer="Detail" svg:x1="38.115cm" svg:y1="20.527cm" svg:x2="37.127cm" svg:y2="21.554cm">
              <text:p/>
            </draw:line>
            <draw:line draw:style-name="gr24" draw:text-style-name="P13" draw:layer="Detail" svg:x1="38.115cm" svg:y1="21.554cm" svg:x2="37.127cm" svg:y2="21.554cm">
              <text:p/>
            </draw:line>
            <draw:line draw:style-name="gr24" draw:text-style-name="P13" draw:layer="Detail" svg:x1="38.115cm" svg:y1="21.554cm" svg:x2="37.127cm" svg:y2="20.527cm">
              <text:p/>
            </draw:line>
          </draw:g>
          <draw:line draw:style-name="gr25" draw:text-style-name="P13" draw:layer="Walls" svg:x1="9.501cm" svg:y1="24.201cm" svg:x2="9.501cm" svg:y2="33.351cm">
            <text:p/>
          </draw:line>
          <draw:line draw:style-name="gr25" draw:text-style-name="P13" draw:layer="Walls" svg:x1="9.501cm" svg:y1="24.201cm" svg:x2="9.531cm" svg:y2="15.65cm">
            <text:p/>
          </draw:line>
          <draw:line draw:style-name="gr25" draw:text-style-name="P13" draw:layer="Walls" svg:x1="17.496cm" svg:y1="15.664cm" svg:x2="14.732cm" svg:y2="15.664cm">
            <text:p/>
          </draw:line>
          <draw:line draw:style-name="gr25" draw:text-style-name="P13" draw:layer="Walls" svg:x1="9.531cm" svg:y1="15.65cm" svg:x2="9.531cm" svg:y2="6.096cm">
            <text:p/>
          </draw:line>
          <draw:line draw:style-name="gr25" draw:text-style-name="P13" draw:layer="Walls" svg:x1="18.673cm" svg:y1="15.664cm" svg:x2="17.496cm" svg:y2="15.664cm">
            <text:p/>
          </draw:line>
          <draw:line draw:style-name="gr25" draw:text-style-name="P13" draw:layer="Walls" svg:x1="30.015cm" svg:y1="17.656cm" svg:x2="19.4cm" svg:y2="17.656cm">
            <text:p/>
          </draw:line>
          <draw:line draw:style-name="gr25" draw:text-style-name="P13" draw:layer="Walls" svg:x1="9.531cm" svg:y1="6.092cm" svg:x2="19.701cm" svg:y2="6.092cm">
            <text:p/>
          </draw:line>
          <draw:line draw:style-name="gr25" draw:text-style-name="P13" draw:layer="Walls" svg:x1="21.69cm" svg:y1="33.336cm" svg:x2="9.501cm" svg:y2="33.336cm">
            <text:p/>
          </draw:line>
          <draw:line draw:style-name="gr25" draw:text-style-name="P13" draw:layer="Walls" svg:x1="33.001cm" svg:y1="33.341cm" svg:x2="21.69cm" svg:y2="33.341cm">
            <text:p/>
          </draw:line>
          <draw:line draw:style-name="gr25" draw:text-style-name="P13" draw:layer="Walls" svg:x1="19.7cm" svg:y1="6.083cm" svg:x2="37.325cm" svg:y2="6.101cm">
            <text:p/>
          </draw:line>
          <draw:line draw:style-name="gr25" draw:text-style-name="P13" draw:layer="Walls" svg:x1="37.325cm" svg:y1="6.101cm" svg:x2="37.325cm" svg:y2="4.75cm">
            <text:p/>
          </draw:line>
          <draw:line draw:style-name="gr25" draw:text-style-name="P13" draw:layer="Walls" svg:x1="37.325cm" svg:y1="4.75cm" svg:x2="48.08cm" svg:y2="4.752cm">
            <text:p/>
          </draw:line>
          <draw:line draw:style-name="gr25" draw:text-style-name="P13" draw:layer="Walls" svg:x1="43cm" svg:y1="21.658cm" svg:x2="43cm" svg:y2="16.938cm">
            <text:p/>
          </draw:line>
          <draw:line draw:style-name="gr25" draw:text-style-name="P13" draw:layer="Walls" svg:x1="45.012cm" svg:y1="33.341cm" svg:x2="46.023cm" svg:y2="23.901cm">
            <text:p/>
          </draw:line>
          <draw:line draw:style-name="gr25" draw:text-style-name="P13" draw:layer="Walls" svg:x1="18.3cm" svg:y1="21.687cm" svg:x2="29.634cm" svg:y2="21.684cm">
            <text:p/>
          </draw:line>
          <draw:line draw:style-name="gr25" draw:text-style-name="P13" draw:layer="Walls" svg:x1="38.651cm" svg:y1="21.8cm" svg:x2="29.634cm" svg:y2="21.8cm">
            <text:p/>
          </draw:line>
          <draw:line draw:style-name="gr25" draw:text-style-name="P13" draw:layer="Walls" svg:x1="45.012cm" svg:y1="33.341cm" svg:x2="33.001cm" svg:y2="33.341cm">
            <text:p/>
          </draw:line>
          <draw:line draw:style-name="gr25" draw:text-style-name="P13" draw:layer="Walls" svg:x1="40.3cm" svg:y1="17.649cm" svg:x2="30.015cm" svg:y2="17.656cm">
            <text:p/>
          </draw:line>
          <draw:rect draw:style-name="gr26" draw:text-style-name="P13" draw:layer="Walls" svg:width="9.999cm" svg:height="4.375cm" svg:x="14.732cm" svg:y="11.288cm">
            <text:p/>
          </draw:rect>
          <draw:rect draw:style-name="gr27" draw:text-style-name="P13" draw:layer="Walls" svg:width="8.717cm" svg:height="4.574cm" svg:x="29.633cm" svg:y="23.345cm">
            <text:p/>
          </draw:rect>
          <draw:line draw:style-name="gr25" draw:text-style-name="P13" draw:layer="Walls" svg:x1="29.634cm" svg:y1="20.35cm" svg:x2="35.5cm" svg:y2="20.35cm">
            <text:p/>
          </draw:line>
          <draw:line draw:style-name="gr28" draw:text-style-name="P13" draw:layer="Walls" svg:x1="23cm" svg:y1="14.4cm" svg:x2="22.5cm" svg:y2="14.4cm">
            <text:p/>
          </draw:line>
          <draw:line draw:style-name="gr28" draw:text-style-name="P13" draw:layer="Walls" svg:x1="16.45cm" svg:y1="11.288cm" svg:x2="16.45cm" svg:y2="15.664cm">
            <text:p/>
          </draw:line>
          <draw:line draw:style-name="gr28" draw:text-style-name="P13" draw:layer="Walls" svg:x1="17.9cm" svg:y1="11.288cm" svg:x2="17.9cm" svg:y2="15.663cm">
            <text:p/>
          </draw:line>
          <draw:line draw:style-name="gr28" draw:text-style-name="P13" draw:layer="Walls" svg:x1="17.9cm" svg:y1="13.4cm" svg:x2="17.55cm" svg:y2="13.4cm">
            <text:p/>
          </draw:line>
          <draw:line draw:style-name="gr28" draw:text-style-name="P13" draw:layer="Walls" svg:x1="16.8cm" svg:y1="13.4cm" svg:x2="16.45cm" svg:y2="13.4cm">
            <text:p/>
          </draw:line>
          <draw:line draw:style-name="gr28" draw:text-style-name="P13" draw:layer="Walls" svg:x1="14.732cm" svg:y1="12.05cm" svg:x2="17.9cm" svg:y2="12.05cm">
            <text:p/>
          </draw:line>
          <draw:line draw:style-name="gr28" draw:text-style-name="P13" draw:layer="Walls" svg:x1="24.732cm" svg:y1="12.05cm" svg:x2="22.501cm" svg:y2="12.05cm">
            <text:p/>
          </draw:line>
          <draw:line draw:style-name="gr28" draw:text-style-name="P13" draw:layer="Walls" svg:x1="23cm" svg:y1="11.288cm" svg:x2="23cm" svg:y2="15.663cm">
            <text:p/>
          </draw:line>
          <draw:line draw:style-name="gr28" draw:text-style-name="P13" draw:layer="Walls" svg:x1="20.2cm" svg:y1="11.289cm" svg:x2="20.2cm" svg:y2="13.3cm">
            <text:p/>
          </draw:line>
          <draw:line draw:style-name="gr28" draw:text-style-name="P13" draw:layer="Walls" svg:x1="30.1cm" svg:y1="23.45cm" svg:x2="29.75cm" svg:y2="23.45cm">
            <text:p/>
          </draw:line>
          <draw:line draw:style-name="gr28" draw:text-style-name="P13" draw:layer="Walls" svg:x1="32.45cm" svg:y1="24.3cm" svg:x2="35.5cm" svg:y2="24.3cm">
            <text:p/>
          </draw:line>
          <draw:line draw:style-name="gr28" draw:text-style-name="P13" draw:layer="Walls" svg:x1="30.9cm" svg:y1="25.15cm" svg:x2="37.2cm" svg:y2="25.15cm">
            <text:p/>
          </draw:line>
          <draw:line draw:style-name="gr28" draw:text-style-name="P13" draw:layer="Walls" svg:x1="29.75cm" svg:y1="27.919cm" svg:x2="29.75cm" svg:y2="23.45cm">
            <text:p/>
          </draw:line>
          <draw:line draw:style-name="gr28" draw:text-style-name="P13" draw:layer="Walls" svg:x1="29.75cm" svg:y1="27.15cm" svg:x2="37cm" svg:y2="27.15cm">
            <text:p/>
          </draw:line>
          <draw:line draw:style-name="gr28" draw:text-style-name="P13" draw:layer="Walls" svg:x1="34.75cm" svg:y1="27.919cm" svg:x2="34.75cm" svg:y2="25.15cm">
            <text:p/>
          </draw:line>
          <draw:line draw:style-name="gr28" draw:text-style-name="P13" draw:layer="Walls" svg:x1="31.3cm" svg:y1="23.45cm" svg:x2="31.3cm" svg:y2="24.45cm">
            <text:p/>
          </draw:line>
          <draw:line draw:style-name="gr28" draw:text-style-name="P13" draw:layer="Walls" svg:x1="30.1cm" svg:y1="25.15cm" svg:x2="29.75cm" svg:y2="25.15cm">
            <text:p/>
          </draw:line>
          <draw:line draw:style-name="gr28" draw:text-style-name="P13" draw:layer="Walls" svg:x1="38.35cm" svg:y1="23.45cm" svg:x2="38cm" svg:y2="23.45cm">
            <text:p/>
          </draw:line>
          <draw:line draw:style-name="gr28" draw:text-style-name="P13" draw:layer="Walls" svg:x1="38.35cm" svg:y1="25.15cm" svg:x2="38cm" svg:y2="25.15cm">
            <text:p/>
          </draw:line>
          <draw:line draw:style-name="gr28" draw:text-style-name="P13" draw:layer="Walls" svg:x1="30.75cm" svg:y1="23.45cm" svg:x2="37.3cm" svg:y2="23.45cm">
            <text:p/>
          </draw:line>
          <draw:line draw:style-name="gr28" draw:text-style-name="P13" draw:layer="Walls" svg:x1="36.65cm" svg:y1="23.45cm" svg:x2="36.65cm" svg:y2="24.45cm">
            <text:p/>
          </draw:line>
          <draw:line draw:style-name="gr25" draw:text-style-name="P13" draw:layer="Walls" svg:x1="15.45cm" svg:y1="20.35cm" svg:x2="15.45cm" svg:y2="21.689cm">
            <text:p/>
          </draw:line>
          <draw:line draw:style-name="gr25" draw:text-style-name="P13" draw:layer="Walls" svg:x1="18.75cm" svg:y1="17.8cm" svg:x2="16.15cm" svg:y2="19.25cm">
            <text:p/>
          </draw:line>
          <draw:path draw:style-name="gr28" draw:text-style-name="P13" draw:layer="Walls" svg:width="1.004cm" svg:height="0.83cm" draw:transform="rotate (1.69523830246209) translate (15.45cm 20.35cm)" svg:viewBox="0 0 1005 831" svg:d="M0 0c781 199 1005 831 1005 831">
            <text:p/>
          </draw:path>
          <draw:path draw:style-name="gr28" draw:text-style-name="P13" draw:layer="Walls" svg:width="0.073cm" svg:height="0.662cm" draw:transform="rotate (1.69523830246209) translate (18.75cm 17.8cm)" svg:viewBox="0 0 74 663" svg:d="M0 0c113 266 63 663 63 663">
            <text:p/>
          </draw:path>
          <draw:line draw:style-name="gr25" draw:text-style-name="P13" draw:layer="Walls" svg:x1="36.1cm" svg:y1="29.3cm" svg:x2="36.1cm" svg:y2="27.919cm">
            <text:p/>
          </draw:line>
          <draw:line draw:style-name="gr25" draw:text-style-name="P13" draw:layer="Walls" svg:x1="38.35cm" svg:y1="23.345cm" svg:x2="40.1cm" svg:y2="23.345cm">
            <text:p/>
          </draw:line>
          <draw:line draw:style-name="gr25" draw:text-style-name="P13" draw:layer="Walls" svg:x1="39.293cm" svg:y1="27.85cm" svg:x2="39.582cm" svg:y2="25cm">
            <text:p/>
          </draw:line>
          <draw:line draw:style-name="gr25" draw:text-style-name="P13" draw:layer="Walls" svg:x1="36.1cm" svg:y1="29.3cm" svg:x2="39.5cm" svg:y2="29.3cm">
            <text:p/>
          </draw:line>
          <draw:line draw:style-name="gr25" draw:text-style-name="P13" draw:layer="Walls" svg:x1="38.35cm" svg:y1="27.85cm" svg:x2="39.293cm" svg:y2="27.831cm">
            <text:p/>
          </draw:line>
          <draw:line draw:style-name="gr25" draw:text-style-name="P13" draw:layer="Walls" svg:x1="39.939cm" svg:y1="25.035cm" svg:x2="39.582cm" svg:y2="25cm">
            <text:p/>
          </draw:line>
          <draw:line draw:style-name="gr25" draw:text-style-name="P13" draw:layer="Walls" svg:x1="39.496cm" svg:y1="29.301cm" svg:x2="39.532cm" svg:y2="28.935cm">
            <text:p/>
          </draw:line>
          <draw:line draw:style-name="gr25" draw:text-style-name="P13" draw:layer="Walls" svg:x1="39.93cm" svg:y1="25.035cm" svg:x2="40.101cm" svg:y2="23.346cm">
            <text:p/>
          </draw:line>
          <draw:line draw:style-name="gr25" draw:text-style-name="P13" draw:layer="Walls" svg:x1="39.532cm" svg:y1="28.923cm" svg:x2="39.45cm" svg:y2="28.916cm">
            <text:p/>
          </draw:line>
          <draw:line draw:style-name="gr25" draw:text-style-name="P13" draw:layer="Walls" svg:x1="39.441cm" svg:y1="28.9cm" svg:x2="39.545cm" svg:y2="27.866cm">
            <text:p/>
          </draw:line>
          <draw:line draw:style-name="gr25" draw:text-style-name="P13" draw:layer="Walls" svg:x1="43cm" svg:y1="21.656cm" svg:x2="43cm" svg:y2="24.296cm">
            <text:p/>
          </draw:line>
          <draw:line draw:style-name="gr25" draw:text-style-name="P13" draw:layer="Walls" svg:x1="45.95cm" svg:y1="24.65cm" svg:x2="43cm" svg:y2="24.296cm">
            <text:p/>
          </draw:line>
          <draw:line draw:style-name="gr25" draw:text-style-name="P13" draw:layer="Walls" svg:x1="41.931cm" svg:y1="23.55cm" svg:x2="43cm" svg:y2="23.55cm">
            <text:p/>
          </draw:line>
          <draw:line draw:style-name="gr25" draw:text-style-name="P13" draw:layer="Walls" svg:x1="41.271cm" svg:y1="29.9cm" svg:x2="41.931cm" svg:y2="23.55cm">
            <text:p/>
          </draw:line>
          <draw:line draw:style-name="gr25" draw:text-style-name="P13" draw:layer="Walls" svg:x1="45.35cm" svg:y1="30.25cm" svg:x2="41.267cm" svg:y2="29.9cm">
            <text:p/>
          </draw:line>
          <draw:line draw:style-name="gr25" draw:text-style-name="P13" draw:layer="Walls" svg:x1="39.545cm" svg:y1="27.855cm" svg:x2="39.293cm" svg:y2="27.831cm">
            <text:p/>
          </draw:line>
          <draw:line draw:style-name="gr25" draw:text-style-name="P13" draw:layer="Walls" svg:x1="42.673cm" svg:y1="30.05cm" svg:x2="41.9cm" svg:y2="33.336cm">
            <text:p/>
          </draw:line>
          <draw:line draw:style-name="gr25" draw:text-style-name="P13" draw:layer="Walls" svg:x1="42.45cm" svg:y1="31cm" svg:x2="38.2cm" svg:y2="30.2cm">
            <text:p/>
          </draw:line>
          <draw:line draw:style-name="gr25" draw:text-style-name="P13" draw:layer="Walls" svg:x1="38.2cm" svg:y1="33.336cm" svg:x2="38.2cm" svg:y2="30.2cm">
            <text:p/>
          </draw:line>
          <draw:line draw:style-name="gr25" draw:text-style-name="P13" draw:layer="Walls" svg:x1="34.7cm" svg:y1="33.336cm" svg:x2="34.7cm" svg:y2="30.2cm">
            <text:p/>
          </draw:line>
          <draw:line draw:style-name="gr25" draw:text-style-name="P13" draw:layer="Walls" svg:x1="29.75cm" svg:y1="33.336cm" svg:x2="29.75cm" svg:y2="30.2cm">
            <text:p/>
          </draw:line>
          <draw:line draw:style-name="gr25" draw:text-style-name="P13" draw:layer="Walls" svg:x1="24.75cm" svg:y1="33.336cm" svg:x2="24.75cm" svg:y2="30.2cm">
            <text:p/>
          </draw:line>
          <draw:line draw:style-name="gr25" draw:text-style-name="P13" draw:layer="Walls" svg:x1="22.6cm" svg:y1="33.336cm" svg:x2="22.6cm" svg:y2="30.2cm">
            <text:p/>
          </draw:line>
          <draw:line draw:style-name="gr25" draw:text-style-name="P13" draw:layer="Walls" svg:x1="19.75cm" svg:y1="33.336cm" svg:x2="19.75cm" svg:y2="30.2cm">
            <text:p/>
          </draw:line>
          <draw:line draw:style-name="gr25" draw:text-style-name="P13" draw:layer="Walls" svg:x1="38.2cm" svg:y1="30.2cm" svg:x2="16.9cm" svg:y2="30.2cm">
            <text:p/>
          </draw:line>
          <draw:line draw:style-name="gr25" draw:text-style-name="P13" draw:layer="Walls" svg:x1="16.9cm" svg:y1="33.336cm" svg:x2="16.9cm" svg:y2="30.2cm">
            <text:p/>
          </draw:line>
          <draw:line draw:style-name="gr25" draw:text-style-name="P13" draw:layer="Walls" svg:x1="38.35cm" svg:y1="29.3cm" svg:x2="38.35cm" svg:y2="27.919cm">
            <text:p/>
          </draw:line>
          <draw:line draw:style-name="gr25" draw:text-style-name="P13" draw:layer="Walls" svg:x1="32.95cm" svg:y1="29.3cm" svg:x2="32.95cm" svg:y2="27.919cm">
            <text:p/>
          </draw:line>
          <draw:line draw:style-name="gr25" draw:text-style-name="P13" draw:layer="Walls" svg:x1="30.55cm" svg:y1="29.3cm" svg:x2="30.55cm" svg:y2="27.919cm">
            <text:p/>
          </draw:line>
          <draw:line draw:style-name="gr25" draw:text-style-name="P13" draw:layer="Detail" svg:x1="32.95cm" svg:y1="29.3cm" svg:x2="30.1cm" svg:y2="29.3cm">
            <text:p/>
          </draw:line>
          <draw:line draw:style-name="gr25" draw:text-style-name="P13" draw:layer="Walls" svg:x1="18cm" svg:y1="29.3cm" svg:x2="23.1cm" svg:y2="29.3cm">
            <text:p/>
          </draw:line>
          <draw:line draw:style-name="gr25" draw:text-style-name="P13" draw:layer="Walls" svg:x1="18cm" svg:y1="27.1cm" svg:x2="23.1cm" svg:y2="27.1cm">
            <text:p/>
          </draw:line>
          <draw:line draw:style-name="gr25" draw:text-style-name="P13" draw:layer="Walls" svg:x1="18cm" svg:y1="23.4cm" svg:x2="18cm" svg:y2="29.3cm">
            <text:p/>
          </draw:line>
          <draw:line draw:style-name="gr25" draw:text-style-name="P13" draw:layer="Walls" svg:x1="26.15cm" svg:y1="24.35cm" svg:x2="25.65cm" svg:y2="23.4cm">
            <text:p/>
          </draw:line>
          <draw:line draw:style-name="gr25" draw:text-style-name="P13" draw:layer="Walls" svg:x1="18cm" svg:y1="23.4cm" svg:x2="23.1cm" svg:y2="23.4cm">
            <text:p/>
          </draw:line>
          <draw:line draw:style-name="gr25" draw:text-style-name="P13" draw:layer="Walls" svg:x1="20.55cm" svg:y1="23.4cm" svg:x2="20.55cm" svg:y2="27.1cm">
            <text:p/>
          </draw:line>
          <draw:line draw:style-name="gr25" draw:text-style-name="P13" draw:layer="Walls" svg:x1="19.75cm" svg:y1="27.1cm" svg:x2="19.75cm" svg:y2="29.3cm">
            <text:p/>
          </draw:line>
          <draw:line draw:style-name="gr25" draw:text-style-name="P13" draw:layer="Walls" svg:x1="21.35cm" svg:y1="27.1cm" svg:x2="21.35cm" svg:y2="29.269cm">
            <text:p/>
          </draw:line>
          <draw:line draw:style-name="gr25" draw:text-style-name="P13" draw:layer="Walls" svg:x1="23.1cm" svg:y1="23.4cm" svg:x2="23.1cm" svg:y2="29.3cm">
            <text:p/>
          </draw:line>
          <draw:line draw:style-name="gr25" draw:text-style-name="P13" draw:layer="Walls" svg:x1="29.633cm" svg:y1="24.35cm" svg:x2="25.65cm" svg:y2="24.35cm">
            <text:p/>
          </draw:line>
          <draw:line draw:style-name="gr25" draw:text-style-name="P13" draw:layer="Walls" svg:x1="25.65cm" svg:y1="29.3cm" svg:x2="25.65cm" svg:y2="23.4cm">
            <text:p/>
          </draw:line>
          <draw:line draw:style-name="gr25" draw:text-style-name="P13" draw:layer="Walls" svg:x1="24cm" svg:y1="23.05cm" svg:x2="25.65cm" svg:y2="23.4cm">
            <text:p/>
          </draw:line>
          <draw:line draw:style-name="gr25" draw:text-style-name="P13" draw:layer="Walls" svg:x1="24.05cm" svg:y1="23.4cm" svg:x2="25.65cm" svg:y2="23.4cm">
            <text:p/>
          </draw:line>
          <draw:line draw:style-name="gr25" draw:text-style-name="P13" draw:layer="Walls" svg:x1="24.05cm" svg:y1="27.45cm" svg:x2="25.65cm" svg:y2="27.45cm">
            <text:p/>
          </draw:line>
          <draw:line draw:style-name="gr25" draw:text-style-name="P13" draw:layer="Walls" svg:x1="24.05cm" svg:y1="28.7cm" svg:x2="25.65cm" svg:y2="28.7cm">
            <text:p/>
          </draw:line>
          <draw:line draw:style-name="gr25" draw:text-style-name="P13" draw:layer="Walls" svg:x1="24.05cm" svg:y1="28.1cm" svg:x2="25.65cm" svg:y2="28.1cm">
            <text:p/>
          </draw:line>
          <draw:line draw:style-name="gr25" draw:text-style-name="P13" draw:layer="Walls" svg:x1="24.05cm" svg:y1="29.3cm" svg:x2="30.2cm" svg:y2="29.3cm">
            <text:p/>
          </draw:line>
          <draw:line draw:style-name="gr25" draw:text-style-name="P13" draw:layer="Walls" svg:x1="24.055cm" svg:y1="29.3cm" svg:x2="24.055cm" svg:y2="23.4cm">
            <text:p/>
          </draw:line>
          <draw:line draw:style-name="gr25" draw:text-style-name="P13" draw:layer="Walls" svg:x1="14.45cm" svg:y1="26.45cm" svg:x2="15.25cm" svg:y2="26.45cm">
            <text:p/>
          </draw:line>
          <draw:line draw:style-name="gr25" draw:text-style-name="P13" draw:layer="Walls" svg:x1="15.25cm" svg:y1="27.35cm" svg:x2="15.25cm" svg:y2="26.45cm">
            <text:p/>
          </draw:line>
          <draw:line draw:style-name="gr25" draw:text-style-name="P13" draw:layer="Walls" svg:x1="14.45cm" svg:y1="27.35cm" svg:x2="15.25cm" svg:y2="27.35cm">
            <text:p/>
          </draw:line>
          <draw:line draw:style-name="gr25" draw:text-style-name="P13" draw:layer="Walls" svg:x1="14.45cm" svg:y1="30cm" svg:x2="15.25cm" svg:y2="30cm">
            <text:p/>
          </draw:line>
          <draw:line draw:style-name="gr25" draw:text-style-name="P13" draw:layer="Walls" svg:x1="15.25cm" svg:y1="30.9cm" svg:x2="15.25cm" svg:y2="30cm">
            <text:p/>
          </draw:line>
          <draw:line draw:style-name="gr25" draw:text-style-name="P13" draw:layer="Walls" svg:x1="14.45cm" svg:y1="30.9cm" svg:x2="15.25cm" svg:y2="30.9cm">
            <text:p/>
          </draw:line>
          <draw:line draw:style-name="gr25" draw:text-style-name="P13" draw:layer="Walls" svg:x1="14.45cm" svg:y1="22.65cm" svg:x2="15.25cm" svg:y2="22.65cm">
            <text:p/>
          </draw:line>
          <draw:line draw:style-name="gr25" draw:text-style-name="P13" draw:layer="Walls" svg:x1="15.25cm" svg:y1="23.55cm" svg:x2="15.25cm" svg:y2="22.65cm">
            <text:p/>
          </draw:line>
          <draw:line draw:style-name="gr25" draw:text-style-name="P13" draw:layer="Walls" svg:x1="14.45cm" svg:y1="23.55cm" svg:x2="15.25cm" svg:y2="23.55cm">
            <text:p/>
          </draw:line>
          <draw:line draw:style-name="gr25" draw:text-style-name="P13" draw:layer="Walls" svg:x1="9.95cm" svg:y1="19.85cm" svg:x2="14.75cm" svg:y2="19.85cm">
            <text:p/>
          </draw:line>
          <draw:line draw:style-name="gr25" draw:text-style-name="P13" draw:layer="Walls" svg:x1="9.501cm" svg:y1="20.1cm" svg:x2="9.95cm" svg:y2="20.1cm">
            <text:p/>
          </draw:line>
          <draw:line draw:style-name="gr25" draw:text-style-name="P13" draw:layer="Walls" svg:x1="9.95cm" svg:y1="19.85cm" svg:x2="9.95cm" svg:y2="20.1cm">
            <text:p/>
          </draw:line>
          <draw:line draw:style-name="gr25" draw:text-style-name="P13" draw:layer="Walls" svg:x1="11.5cm" svg:y1="19.85cm" svg:x2="11.5cm" svg:y2="17.1cm">
            <text:p/>
          </draw:line>
          <draw:line draw:style-name="gr25" draw:text-style-name="P13" draw:layer="Walls" svg:x1="14.35cm" svg:y1="18.4cm" svg:x2="11.5cm" svg:y2="18.4cm">
            <text:p/>
          </draw:line>
          <draw:line draw:style-name="gr25" draw:text-style-name="P13" draw:layer="Walls" svg:x1="14.75cm" svg:y1="19.85cm" svg:x2="14.35cm" svg:y2="18.4cm">
            <text:p/>
          </draw:line>
          <draw:line draw:style-name="gr25" draw:text-style-name="P13" draw:layer="Walls" svg:x1="13.45cm" svg:y1="17.1cm" svg:x2="9.531cm" svg:y2="17.1cm">
            <text:p/>
          </draw:line>
          <draw:line draw:style-name="gr25" draw:text-style-name="P13" draw:layer="Walls" svg:x1="13.45cm" svg:y1="15.6cm" svg:x2="9.532cm" svg:y2="15.6cm">
            <text:p/>
          </draw:line>
          <draw:line draw:style-name="gr25" draw:text-style-name="P13" draw:layer="Walls" svg:x1="13.45cm" svg:y1="13.45cm" svg:x2="13.45cm" svg:y2="17.1cm">
            <text:p/>
          </draw:line>
          <draw:line draw:style-name="gr25" draw:text-style-name="P13" draw:layer="Walls" svg:x1="12.1cm" svg:y1="15.6cm" svg:x2="12.1cm" svg:y2="17.1cm">
            <text:p/>
          </draw:line>
          <draw:line draw:style-name="gr25" draw:text-style-name="P13" draw:layer="Walls" svg:x1="14.732cm" svg:y1="13.45cm" svg:x2="9.532cm" svg:y2="13.45cm">
            <text:p/>
          </draw:line>
          <draw:line draw:style-name="gr25" draw:text-style-name="P13" draw:layer="Walls" svg:x1="18.3cm" svg:y1="20.389cm" svg:x2="18.3cm" svg:y2="21.684cm">
            <text:p/>
          </draw:line>
          <draw:line draw:style-name="gr25" draw:text-style-name="P13" draw:layer="Walls" svg:x1="16.15cm" svg:y1="19.251cm" svg:x2="16.15cm" svg:y2="21.69cm">
            <text:p/>
          </draw:line>
          <draw:line draw:style-name="gr25" draw:text-style-name="P13" draw:layer="Walls" svg:x1="18.3cm" svg:y1="20.39cm" svg:x2="16.15cm" svg:y2="20.401cm">
            <text:p/>
          </draw:line>
          <draw:line draw:style-name="gr25" draw:text-style-name="P13" draw:layer="Walls" svg:x1="15.45cm" svg:y1="21.689cm" svg:x2="16.15cm" svg:y2="21.684cm">
            <text:p/>
          </draw:line>
          <draw:line draw:style-name="gr25" draw:text-style-name="P13" draw:layer="Walls" svg:x1="19.65cm" svg:y1="18.45cm" svg:x2="17.6cm" svg:y2="18.45cm">
            <text:p/>
          </draw:line>
          <draw:line draw:style-name="gr25" draw:text-style-name="P13" draw:layer="Walls" svg:x1="19.65cm" svg:y1="18.45cm" svg:x2="19.65cm" svg:y2="21.69cm">
            <text:p/>
          </draw:line>
          <draw:line draw:style-name="gr25" draw:text-style-name="P13" draw:layer="Walls" svg:x1="29.634cm" svg:y1="20.35cm" svg:x2="29.634cm" svg:y2="21.8cm">
            <text:p/>
          </draw:line>
          <draw:line draw:style-name="gr25" draw:text-style-name="P13" draw:layer="Walls" svg:x1="35.5cm" svg:y1="20.35cm" svg:x2="35.5cm" svg:y2="19.65cm">
            <text:p/>
          </draw:line>
          <draw:line draw:style-name="gr25" draw:text-style-name="P13" draw:layer="Walls" svg:x1="36.35cm" svg:y1="18.7cm" svg:x2="43.006cm" svg:y2="16.938cm">
            <text:p/>
          </draw:line>
          <draw:line draw:style-name="gr28" draw:text-style-name="P13" draw:layer="Walls" svg:x1="16.45cm" svg:y1="16.4cm" svg:x2="16.45cm" svg:y2="18.5cm">
            <text:p/>
          </draw:line>
          <draw:line draw:style-name="gr28" draw:text-style-name="P13" draw:layer="Walls" svg:x1="17.55cm" svg:y1="16.4cm" svg:x2="17.55cm" svg:y2="17.9cm">
            <text:p/>
          </draw:line>
          <draw:line draw:style-name="gr28" draw:text-style-name="P13" draw:layer="Walls" svg:x1="15.85cm" svg:y1="18.85cm" svg:x2="18.65cm" svg:y2="17.3cm">
            <text:p/>
          </draw:line>
          <draw:line draw:style-name="gr28" draw:text-style-name="P13" draw:layer="Walls" svg:x1="15.2cm" svg:y1="18.6cm" svg:x2="14.75cm" svg:y2="16.9cm">
            <text:p/>
          </draw:line>
          <draw:line draw:style-name="gr28" draw:text-style-name="P13" draw:layer="Walls" svg:x1="15.1cm" svg:y1="16.4cm" svg:x2="18.85cm" svg:y2="16.4cm">
            <text:p/>
          </draw:line>
          <draw:line draw:style-name="gr28" draw:text-style-name="P13" draw:layer="Walls" svg:x1="18.95cm" svg:y1="16.55cm" svg:x2="18.95cm" svg:y2="17cm">
            <text:p/>
          </draw:line>
          <draw:path draw:style-name="gr29" draw:text-style-name="P14" draw:layer="Walls" svg:width="0.603cm" svg:height="0.179cm" draw:transform="rotate (1.10706234454) translate (14.6693638770709cm 16.859673232154cm)" svg:viewBox="0 0 604 180" svg:d="M0 90c380-246 604 90 604 90">
            <text:p/>
          </draw:path>
          <draw:path draw:style-name="gr29" draw:text-style-name="P14" draw:layer="Walls" svg:width="0.18cm" svg:height="0.692cm" draw:transform="rotate (1.10706234454) translate (15.1490951704553cm 18.7017876788075cm)" svg:viewBox="0 0 181 693" svg:d="M114 0c-291 425 67 693 67 693">
            <text:p/>
          </draw:path>
          <draw:path draw:style-name="gr29" draw:text-style-name="P14" draw:layer="Walls" svg:width="0.402cm" svg:height="0.134cm" draw:transform="rotate (1.10706234454) translate (18.65cm 17.3cm)" svg:viewBox="0 0 403 135" svg:d="M0 0c246 157 403 134 403 134">
            <text:p/>
          </draw:path>
          <draw:path draw:style-name="gr29" draw:text-style-name="P14" draw:layer="Walls" svg:width="0.095cm" svg:height="0.156cm" draw:transform="rotate (1.10706234454) translate (18.8099991376103cm 16.4799844527397cm)" svg:viewBox="0 0 96 157" svg:d="M0 157c134-68 89-157 89-157">
            <text:p/>
          </draw:path>
          <draw:path draw:style-name="gr29" draw:text-style-name="P14" draw:layer="Walls" svg:width="1.229cm" svg:height="0.403cm" draw:transform="rotate (1.10706234454) translate (35.438488478096cm 19.6192375975733cm)" svg:viewBox="0 0 1230 404" svg:d="M0 69c648-269 1230 335 1230 335">
            <text:p/>
          </draw:path>
          <draw:line draw:style-name="gr25" draw:text-style-name="P13" draw:layer="Walls" svg:x1="38.651cm" svg:y1="21.8cm" svg:x2="43cm" svg:y2="22cm">
            <text:p/>
          </draw:line>
          <draw:path draw:style-name="gr30" draw:text-style-name="P15" draw:layer="Walls" svg:width="3.147cm" svg:height="1.707cm" draw:transform="rotate (-0.0703367688553718) translate (43.001785118998cm 21.9826622678427cm)" svg:viewBox="0 0 3148 1708" svg:d="M0 25c2989-268 3148 1683 3148 1683">
            <text:p/>
          </draw:path>
          <draw:line draw:style-name="gr31" draw:text-style-name="P13" draw:layer="Walls" svg:x1="47.223cm" svg:y1="12.215cm" svg:x2="48.07cm" svg:y2="4.752cm">
            <text:p/>
          </draw:line>
          <draw:path draw:style-name="gr32" draw:text-style-name="P13" draw:layer="Walls" svg:width="5.605cm" svg:height="3.182cm" draw:transform="rotate (1.32540303396449) translate (43.005999882413cm 16.9380004695205cm)" svg:viewBox="0 0 5606 3183" svg:d="M5606 2943c-4150 1274-5607-2943-5606-2943">
            <text:p/>
          </draw:path>
          <draw:line draw:style-name="gr24" draw:text-style-name="P13" draw:layer="Detail" svg:x1="28.35cm" svg:y1="28.2cm" svg:x2="28.35cm" svg:y2="25.75cm">
            <text:p/>
          </draw:line>
          <draw:line draw:style-name="gr24" draw:text-style-name="P13" draw:layer="Detail" svg:x1="28.35cm" svg:y1="27.85cm" svg:x2="29.633cm" svg:y2="27.85cm">
            <text:p/>
          </draw:line>
          <draw:line draw:style-name="gr24" draw:text-style-name="P13" draw:layer="Detail" svg:x1="28.35cm" svg:y1="27.2cm" svg:x2="29.633cm" svg:y2="27.2cm">
            <text:p/>
          </draw:line>
          <draw:line draw:style-name="gr24" draw:text-style-name="P13" draw:layer="Detail" svg:x1="28.35cm" svg:y1="25.75cm" svg:x2="29.633cm" svg:y2="25.75cm">
            <text:p/>
          </draw:line>
          <draw:line draw:style-name="gr33" draw:text-style-name="P13" draw:layer="AC_Zones" svg:x1="9.531cm" svg:y1="6.1cm" svg:x2="19.7cm" svg:y2="6.1cm">
            <text:p/>
          </draw:line>
          <draw:line draw:style-name="gr33" draw:text-style-name="P13" draw:layer="AC_Zones" svg:x1="11.25cm" svg:y1="13.45cm" svg:x2="11.25cm" svg:y2="7.8cm">
            <text:p/>
          </draw:line>
          <draw:line draw:style-name="gr33" draw:text-style-name="P13" draw:layer="AC_Zones" svg:x1="19.7cm" svg:y1="6.1cm" svg:x2="19.7cm" svg:y2="7.8cm">
            <text:p/>
          </draw:line>
          <draw:line draw:style-name="gr33" draw:text-style-name="P13" draw:layer="AC_Zones" svg:x1="11.25cm" svg:y1="7.8cm" svg:x2="19.701cm" svg:y2="7.8cm">
            <text:p/>
          </draw:line>
          <draw:line draw:style-name="gr33" draw:text-style-name="P13" draw:layer="AC_Zones" svg:x1="19.7cm" svg:y1="7.8cm" svg:x2="24.55cm" svg:y2="7.8cm">
            <text:p/>
          </draw:line>
          <draw:line draw:style-name="gr33" draw:text-style-name="P13" draw:layer="AC_Zones" svg:x1="9.532cm" svg:y1="6.1cm" svg:x2="11.251cm" svg:y2="7.8cm">
            <text:p/>
          </draw:line>
          <draw:line draw:style-name="gr33" draw:text-style-name="P13" draw:layer="AC_Zones" svg:x1="14.732cm" svg:y1="11.288cm" svg:x2="29.15cm" svg:y2="11.288cm">
            <text:p/>
          </draw:line>
          <draw:line draw:style-name="gr33" draw:text-style-name="P13" draw:layer="AC_Zones" svg:x1="24.55cm" svg:y1="7.8cm" svg:x2="24.55cm" svg:y2="11.288cm">
            <text:p/>
          </draw:line>
          <draw:line draw:style-name="gr33" draw:text-style-name="P13" draw:layer="AC_Zones" svg:x1="24.55cm" svg:y1="7.8cm" svg:x2="28.988cm" svg:y2="7.8cm">
            <text:p/>
          </draw:line>
          <draw:line draw:style-name="gr33" draw:text-style-name="P13" draw:layer="AC_Zones" svg:x1="19.75cm" svg:y1="17.656cm" svg:x2="38.4cm" svg:y2="17.656cm">
            <text:p/>
          </draw:line>
          <draw:line draw:style-name="gr33" draw:text-style-name="P13" draw:layer="AC_Zones" svg:x1="19.7cm" svg:y1="6.101cm" svg:x2="28.988cm" svg:y2="6.101cm">
            <text:p/>
          </draw:line>
          <draw:line draw:style-name="gr33" draw:text-style-name="P13" draw:layer="AC_Zones" svg:x1="28.988cm" svg:y1="6.101cm" svg:x2="28.988cm" svg:y2="7.8cm">
            <text:p/>
          </draw:line>
          <draw:line draw:style-name="gr33" draw:text-style-name="P13" draw:layer="AC_Zones" svg:x1="38.4cm" svg:y1="7.8cm" svg:x2="28.988cm" svg:y2="7.8cm">
            <text:p/>
          </draw:line>
          <draw:line draw:style-name="gr33" draw:text-style-name="P13" draw:layer="AC_Zones" svg:x1="46.45cm" svg:y1="6.5cm" svg:x2="38.4cm" svg:y2="6.5cm">
            <text:p/>
          </draw:line>
          <draw:line draw:style-name="gr33" draw:text-style-name="P13" draw:layer="AC_Zones" svg:x1="37.325cm" svg:y1="6.101cm" svg:x2="28.988cm" svg:y2="6.101cm">
            <text:p/>
          </draw:line>
          <draw:line draw:style-name="gr33" draw:text-style-name="P13" draw:layer="AC_Zones" svg:x1="37.325cm" svg:y1="4.749cm" svg:x2="37.326cm" svg:y2="6.102cm">
            <text:p/>
          </draw:line>
          <draw:line draw:style-name="gr33" draw:text-style-name="P13" draw:layer="AC_Zones" svg:x1="9.5cm" svg:y1="33.336cm" svg:x2="45cm" svg:y2="33.336cm">
            <text:p/>
          </draw:line>
          <draw:line draw:style-name="gr33" draw:text-style-name="P13" draw:layer="AC_Zones" svg:x1="9.532cm" svg:y1="6.1cm" svg:x2="9.531cm" svg:y2="15.65cm">
            <text:p/>
          </draw:line>
          <draw:line draw:style-name="gr33" draw:text-style-name="P13" draw:layer="AC_Zones" svg:x1="45cm" svg:y1="33.341cm" svg:x2="46.022cm" svg:y2="23.9cm">
            <text:p/>
          </draw:line>
          <draw:line draw:style-name="gr33" draw:text-style-name="P13" draw:layer="AC_Zones" svg:x1="45cm" svg:y1="33.341cm" svg:x2="43.45cm" svg:y2="31.65cm">
            <text:p/>
          </draw:line>
          <draw:line draw:style-name="gr33" draw:text-style-name="P13" draw:layer="AC_Zones" svg:x1="46.45cm" svg:y1="6.5cm" svg:x2="45.6cm" svg:y2="13.1cm">
            <text:p/>
          </draw:line>
          <draw:line draw:style-name="gr33" draw:text-style-name="P13" draw:layer="AC_Zones" svg:x1="47.232cm" svg:y1="12.213cm" svg:x2="48.079cm" svg:y2="4.75cm">
            <text:p/>
          </draw:line>
          <draw:line draw:style-name="gr33" draw:text-style-name="P13" draw:layer="AC_Zones" svg:x1="37.327cm" svg:y1="4.75cm" svg:x2="48.08cm" svg:y2="4.75cm">
            <text:p/>
          </draw:line>
          <draw:line draw:style-name="gr33" draw:text-style-name="P13" draw:layer="AC_Zones" svg:x1="38.4cm" svg:y1="7.801cm" svg:x2="38.4cm" svg:y2="17.649cm">
            <text:p/>
          </draw:line>
          <draw:line draw:style-name="gr33" draw:text-style-name="P13" draw:layer="AC_Zones" svg:x1="46.45cm" svg:y1="6.5cm" svg:x2="48.079cm" svg:y2="4.752cm">
            <text:p/>
          </draw:line>
          <draw:line draw:style-name="gr33" draw:text-style-name="P13" draw:layer="AC_Zones" svg:x1="9.5cm" svg:y1="33.336cm" svg:x2="9.501cm" svg:y2="24.2cm">
            <text:p/>
          </draw:line>
          <draw:line draw:style-name="gr33" draw:text-style-name="P13" draw:layer="AC_Zones" svg:x1="38.4cm" svg:y1="6.498cm" svg:x2="37.325cm" svg:y2="6.101cm">
            <text:p/>
          </draw:line>
          <draw:line draw:style-name="gr33" draw:text-style-name="P13" draw:layer="AC_Zones" svg:x1="11.25cm" svg:y1="31.65cm" svg:x2="43.45cm" svg:y2="31.65cm">
            <text:p/>
          </draw:line>
          <draw:line draw:style-name="gr33" draw:text-style-name="P13" draw:layer="AC_Zones" svg:x1="11.251cm" svg:y1="31.65cm" svg:x2="9.502cm" svg:y2="33.336cm">
            <text:p/>
          </draw:line>
          <draw:line draw:style-name="gr33" draw:text-style-name="P13" draw:layer="AC_Zones" svg:x1="24.75cm" svg:y1="31.65cm" svg:x2="24.75cm" svg:y2="31.45cm">
            <text:p/>
          </draw:line>
          <draw:line draw:style-name="gr33" draw:text-style-name="P13" draw:layer="AC_Zones" svg:x1="44.201cm" svg:y1="24.45cm" svg:x2="43.45cm" svg:y2="31.65cm">
            <text:p/>
          </draw:line>
          <draw:path draw:style-name="gr34" draw:text-style-name="P13" draw:layer="AC_Zones" svg:width="5.974cm" svg:height="4.181cm" draw:transform="rotate (1.32540303396449) translate (41.95cm 17.05cm)" svg:viewBox="0 0 5975 4182" svg:d="M5975 3949c-4687 1398-5975-3949-5975-3949">
            <text:p/>
          </draw:path>
          <draw:path draw:style-name="gr34" draw:text-style-name="P13" draw:layer="AC_Zones" svg:width="3.553cm" svg:height="2.91cm" draw:transform="rotate (1.32540303396449) translate (41.95cm 15.85cm)" svg:viewBox="0 0 3554 2911" svg:d="M3554 2873c-1954 427-3554-2873-3554-2873">
            <text:p/>
          </draw:path>
          <draw:line draw:style-name="gr33" draw:text-style-name="P13" draw:layer="AC_Zones" svg:x1="47.238cm" svg:y1="13.2cm" svg:x2="45.6cm" svg:y2="13.1cm">
            <text:p/>
          </draw:line>
          <draw:line draw:style-name="gr34" draw:text-style-name="P13" draw:layer="AC_Zones" svg:x1="9.501cm" svg:y1="24.2cm" svg:x2="9.531cm" svg:y2="15.65cm">
            <text:p/>
          </draw:line>
          <draw:line draw:style-name="gr33" draw:text-style-name="P13" draw:layer="AC_Zones" svg:x1="19.75cm" svg:y1="33.341cm" svg:x2="19.75cm" svg:y2="31.65cm">
            <text:p/>
          </draw:line>
          <draw:line draw:style-name="gr33" draw:text-style-name="P13" draw:layer="AC_Zones" svg:x1="16.9cm" svg:y1="33.341cm" svg:x2="16.9cm" svg:y2="31.65cm">
            <text:p/>
          </draw:line>
          <draw:line draw:style-name="gr33" draw:text-style-name="P13" draw:layer="AC_Zones" svg:x1="14.75cm" svg:y1="33.341cm" svg:x2="14.75cm" svg:y2="31.65cm">
            <text:p/>
          </draw:line>
          <draw:line draw:style-name="gr33" draw:text-style-name="P13" draw:layer="AC_Zones" svg:x1="9.5cm" svg:y1="30.4cm" svg:x2="12.15cm" svg:y2="30.4cm">
            <text:p/>
          </draw:line>
          <draw:line draw:style-name="gr33" draw:text-style-name="P13" draw:layer="AC_Zones" svg:x1="19.75cm" svg:y1="31.65cm" svg:x2="19.75cm" svg:y2="30.2cm">
            <text:p/>
          </draw:line>
          <draw:line draw:style-name="gr33" draw:text-style-name="P13" draw:layer="AC_Zones" svg:x1="16.9cm" svg:y1="31.65cm" svg:x2="16.9cm" svg:y2="30.2cm">
            <text:p/>
          </draw:line>
          <draw:line draw:style-name="gr33" draw:text-style-name="P13" draw:layer="AC_Zones" svg:x1="16.9cm" svg:y1="30.2cm" svg:x2="15.25cm" svg:y2="30.2cm">
            <text:p/>
          </draw:line>
          <draw:line draw:style-name="gr33" draw:text-style-name="P13" draw:layer="AC_Zones" svg:x1="15.25cm" svg:y1="31.65cm" svg:x2="15.25cm" svg:y2="30.2cm">
            <text:p/>
          </draw:line>
          <draw:line draw:style-name="gr33" draw:text-style-name="P13" draw:layer="AC_Zones" svg:x1="19.75cm" svg:y1="30.2cm" svg:x2="16.9cm" svg:y2="30.2cm">
            <text:p/>
          </draw:line>
          <draw:line draw:style-name="gr33" draw:text-style-name="P13" draw:layer="AC_Zones" svg:x1="22.6cm" svg:y1="30.2cm" svg:x2="19.75cm" svg:y2="30.2cm">
            <text:p/>
          </draw:line>
          <draw:line draw:style-name="gr33" draw:text-style-name="P13" draw:layer="AC_Zones" svg:x1="22.6cm" svg:y1="31.65cm" svg:x2="22.6cm" svg:y2="30.2cm">
            <text:p/>
          </draw:line>
          <draw:line draw:style-name="gr33" draw:text-style-name="P13" draw:layer="AC_Zones" svg:x1="24.75cm" svg:y1="30.2cm" svg:x2="22.6cm" svg:y2="30.2cm">
            <text:p/>
          </draw:line>
          <draw:line draw:style-name="gr33" draw:text-style-name="P13" draw:layer="AC_Zones" svg:x1="24.75cm" svg:y1="31.65cm" svg:x2="24.75cm" svg:y2="30.2cm">
            <text:p/>
          </draw:line>
          <draw:line draw:style-name="gr33" draw:text-style-name="P13" draw:layer="AC_Zones" svg:x1="38.2cm" svg:y1="30.2cm" svg:x2="24.75cm" svg:y2="30.2cm">
            <text:p/>
          </draw:line>
          <draw:line draw:style-name="gr33" draw:text-style-name="P13" draw:layer="AC_Zones" svg:x1="29.75cm" svg:y1="31.65cm" svg:x2="29.75cm" svg:y2="30.2cm">
            <text:p/>
          </draw:line>
          <draw:line draw:style-name="gr33" draw:text-style-name="P13" draw:layer="AC_Zones" svg:x1="34.7cm" svg:y1="31.65cm" svg:x2="34.7cm" svg:y2="30.2cm">
            <text:p/>
          </draw:line>
          <draw:line draw:style-name="gr33" draw:text-style-name="P13" draw:layer="AC_Zones" svg:x1="42.45cm" svg:y1="31cm" svg:x2="38.2cm" svg:y2="30.2cm">
            <text:p/>
          </draw:line>
          <draw:line draw:style-name="gr33" draw:text-style-name="P13" draw:layer="AC_Zones" svg:x1="41.9cm" svg:y1="33.336cm" svg:x2="42.45cm" svg:y2="31cm">
            <text:p/>
          </draw:line>
          <draw:line draw:style-name="gr33" draw:text-style-name="P13" draw:layer="AC_Zones" svg:x1="38.2cm" svg:y1="31.65cm" svg:x2="38.2cm" svg:y2="30.2cm">
            <text:p/>
          </draw:line>
          <draw:line draw:style-name="gr33" draw:text-style-name="P13" draw:layer="AC_Zones" svg:x1="23.1cm" svg:y1="29.3cm" svg:x2="15.25cm" svg:y2="29.3cm">
            <text:p/>
          </draw:line>
          <draw:line draw:style-name="gr33" draw:text-style-name="P13" draw:layer="AC_Zones" svg:x1="19.75cm" svg:y1="30.2cm" svg:x2="19.75cm" svg:y2="29.3cm">
            <text:p/>
          </draw:line>
          <draw:line draw:style-name="gr33" draw:text-style-name="P13" draw:layer="AC_Zones" svg:x1="22.6cm" svg:y1="30.2cm" svg:x2="22.6cm" svg:y2="29.3cm">
            <text:p/>
          </draw:line>
          <draw:line draw:style-name="gr33" draw:text-style-name="P13" draw:layer="AC_Zones" svg:x1="19.75cm" svg:y1="29.3cm" svg:x2="19.75cm" svg:y2="27.1cm">
            <text:p/>
          </draw:line>
          <draw:line draw:style-name="gr33" draw:text-style-name="P13" draw:layer="AC_Zones" svg:x1="21.35cm" svg:y1="29.3cm" svg:x2="21.35cm" svg:y2="27.1cm">
            <text:p/>
          </draw:line>
          <draw:line draw:style-name="gr33" draw:text-style-name="P13" draw:layer="AC_Zones" svg:x1="23.1cm" svg:y1="29.3cm" svg:x2="23.1cm" svg:y2="27.1cm">
            <text:p/>
          </draw:line>
          <draw:line draw:style-name="gr33" draw:text-style-name="P13" draw:layer="AC_Zones" svg:x1="18cm" svg:y1="29.3cm" svg:x2="18cm" svg:y2="27.1cm">
            <text:p/>
          </draw:line>
          <draw:line draw:style-name="gr33" draw:text-style-name="P13" draw:layer="AC_Zones" svg:x1="15.25cm" svg:y1="29.3cm" svg:x2="15.25cm" svg:y2="23.4cm">
            <text:p/>
          </draw:line>
          <draw:line draw:style-name="gr33" draw:text-style-name="P13" draw:layer="AC_Zones" svg:x1="23.1cm" svg:y1="27.1cm" svg:x2="18cm" svg:y2="27.1cm">
            <text:p/>
          </draw:line>
          <draw:line draw:style-name="gr33" draw:text-style-name="P13" draw:layer="AC_Zones" svg:x1="23.1cm" svg:y1="23.4cm" svg:x2="15.25cm" svg:y2="23.4cm">
            <text:p/>
          </draw:line>
          <draw:line draw:style-name="gr33" draw:text-style-name="P13" draw:layer="AC_Zones" svg:x1="18cm" svg:y1="23.4cm" svg:x2="18cm" svg:y2="27.1cm">
            <text:p/>
          </draw:line>
          <draw:line draw:style-name="gr33" draw:text-style-name="P13" draw:layer="AC_Zones" svg:x1="20.55cm" svg:y1="23.4cm" svg:x2="20.55cm" svg:y2="27.1cm">
            <text:p/>
          </draw:line>
          <draw:line draw:style-name="gr33" draw:text-style-name="P13" draw:layer="AC_Zones" svg:x1="23.1cm" svg:y1="23.4cm" svg:x2="23.1cm" svg:y2="22.15cm">
            <text:p/>
          </draw:line>
          <draw:line draw:style-name="gr33" draw:text-style-name="P13" draw:layer="AC_Zones" svg:x1="23.1cm" svg:y1="23.4cm" svg:x2="23.1cm" svg:y2="27.1cm">
            <text:p/>
          </draw:line>
          <draw:line draw:style-name="gr33" draw:text-style-name="P13" draw:layer="AC_Zones" svg:x1="23.1cm" svg:y1="22.15cm" svg:x2="20.3cm" svg:y2="22.15cm">
            <text:p/>
          </draw:line>
          <draw:line draw:style-name="gr33" draw:text-style-name="P13" draw:layer="AC_Zones" svg:x1="20.3cm" svg:y1="23.4cm" svg:x2="20.3cm" svg:y2="22.15cm">
            <text:p/>
          </draw:line>
          <draw:line draw:style-name="gr33" draw:text-style-name="P13" draw:layer="AC_Zones" svg:x1="22.6cm" svg:y1="33.341cm" svg:x2="22.6cm" svg:y2="31.65cm">
            <text:p/>
          </draw:line>
          <draw:line draw:style-name="gr33" draw:text-style-name="P13" draw:layer="AC_Zones" svg:x1="24.75cm" svg:y1="33.341cm" svg:x2="24.75cm" svg:y2="31.65cm">
            <text:p/>
          </draw:line>
          <draw:line draw:style-name="gr33" draw:text-style-name="P13" draw:layer="AC_Zones" svg:x1="29.75cm" svg:y1="33.341cm" svg:x2="29.75cm" svg:y2="31.65cm">
            <text:p/>
          </draw:line>
          <draw:line draw:style-name="gr33" draw:text-style-name="P13" draw:layer="AC_Zones" svg:x1="34.7cm" svg:y1="33.341cm" svg:x2="34.7cm" svg:y2="31.65cm">
            <text:p/>
          </draw:line>
          <draw:line draw:style-name="gr33" draw:text-style-name="P13" draw:layer="AC_Zones" svg:x1="38.2cm" svg:y1="33.341cm" svg:x2="38.2cm" svg:y2="31.65cm">
            <text:p/>
          </draw:line>
          <draw:line draw:style-name="gr33" draw:text-style-name="P13" draw:layer="AC_Zones" svg:x1="45.35cm" svg:y1="30.25cm" svg:x2="43.6cm" svg:y2="30.1cm">
            <text:p/>
          </draw:line>
          <draw:line draw:style-name="gr33" draw:text-style-name="P13" draw:layer="AC_Zones" svg:x1="11.251cm" svg:y1="33.342cm" svg:x2="11.251cm" svg:y2="30.4cm">
            <text:p/>
          </draw:line>
          <draw:line draw:style-name="gr33" draw:text-style-name="P13" draw:layer="AC_Zones" svg:x1="12.15cm" svg:y1="19.85cm" svg:x2="12.15cm" svg:y2="30.4cm">
            <text:p/>
          </draw:line>
          <draw:line draw:style-name="gr33" draw:text-style-name="P13" draw:layer="AC_Zones" svg:x1="9.5cm" svg:y1="26.75cm" svg:x2="12.15cm" svg:y2="26.75cm">
            <text:p/>
          </draw:line>
          <draw:line draw:style-name="gr33" draw:text-style-name="P13" draw:layer="AC_Zones" svg:x1="9.5cm" svg:y1="23.05cm" svg:x2="12.15cm" svg:y2="23.05cm">
            <text:p/>
          </draw:line>
          <draw:line draw:style-name="gr33" draw:text-style-name="P13" draw:layer="AC_Zones" svg:x1="9.5cm" svg:y1="19.85cm" svg:x2="14.75cm" svg:y2="19.85cm">
            <text:p/>
          </draw:line>
          <draw:line draw:style-name="gr33" draw:text-style-name="P13" draw:layer="AC_Zones" svg:x1="11.5cm" svg:y1="18.4cm" svg:x2="14.35cm" svg:y2="18.4cm">
            <text:p/>
          </draw:line>
          <draw:line draw:style-name="gr33" draw:text-style-name="P13" draw:layer="AC_Zones" svg:x1="9.531cm" svg:y1="17.1cm" svg:x2="14cm" svg:y2="17.1cm">
            <text:p/>
          </draw:line>
          <draw:line draw:style-name="gr33" draw:text-style-name="P13" draw:layer="AC_Zones" svg:x1="14cm" svg:y1="17.1cm" svg:x2="14cm" svg:y2="18.4cm">
            <text:p/>
          </draw:line>
          <draw:line draw:style-name="gr33" draw:text-style-name="P13" draw:layer="AC_Zones" svg:x1="11.5cm" svg:y1="17.1cm" svg:x2="11.5cm" svg:y2="18.4cm">
            <text:p/>
          </draw:line>
          <draw:line draw:style-name="gr33" draw:text-style-name="P13" draw:layer="AC_Zones" svg:x1="14.35cm" svg:y1="18.4cm" svg:x2="14.75cm" svg:y2="19.85cm">
            <text:p/>
          </draw:line>
          <draw:line draw:style-name="gr33" draw:text-style-name="P13" draw:layer="AC_Zones" svg:x1="11.5cm" svg:y1="18.4cm" svg:x2="11.5cm" svg:y2="19.85cm">
            <text:p/>
          </draw:line>
          <draw:line draw:style-name="gr33" draw:text-style-name="P13" draw:layer="AC_Zones" svg:x1="9.532cm" svg:y1="13.45cm" svg:x2="14.732cm" svg:y2="13.45cm">
            <text:p/>
          </draw:line>
          <draw:line draw:style-name="gr33" draw:text-style-name="P13" draw:layer="AC_Zones" svg:x1="10.55cm" svg:y1="13.45cm" svg:x2="10.55cm" svg:y2="19.85cm">
            <text:p/>
          </draw:line>
          <draw:line draw:style-name="gr33" draw:text-style-name="P13" draw:layer="AC_Zones" svg:x1="12.1cm" svg:y1="17.05cm" svg:x2="12.1cm" svg:y2="15.6cm">
            <text:p/>
          </draw:line>
          <draw:line draw:style-name="gr33" draw:text-style-name="P13" draw:layer="AC_Zones" svg:x1="9.531cm" svg:y1="15.6cm" svg:x2="13.45cm" svg:y2="15.6cm">
            <text:p/>
          </draw:line>
          <draw:line draw:style-name="gr33" draw:text-style-name="P13" draw:layer="AC_Zones" svg:x1="13.45cm" svg:y1="13.45cm" svg:x2="13.45cm" svg:y2="15.6cm">
            <text:p/>
          </draw:line>
          <draw:line draw:style-name="gr33" draw:text-style-name="P13" draw:layer="AC_Zones" svg:x1="14.732cm" svg:y1="13.45cm" svg:x2="14.732cm" svg:y2="11.288cm">
            <text:p/>
          </draw:line>
          <draw:line draw:style-name="gr33" draw:text-style-name="P13" draw:layer="AC_Zones" svg:x1="9.5cm" svg:y1="10.6cm" svg:x2="11.25cm" svg:y2="10.6cm">
            <text:p/>
          </draw:line>
          <draw:line draw:style-name="gr33" draw:text-style-name="P13" draw:layer="AC_Zones" svg:x1="16.55cm" svg:y1="7.8cm" svg:x2="16.55cm" svg:y2="11.288cm">
            <text:p/>
          </draw:line>
          <draw:line draw:style-name="gr33" draw:text-style-name="P13" draw:layer="AC_Zones" svg:x1="28cm" svg:y1="7.8cm" svg:x2="28cm" svg:y2="11.288cm">
            <text:p/>
          </draw:line>
          <draw:line draw:style-name="gr33" draw:text-style-name="P13" draw:layer="AC_Zones" svg:x1="26.3cm" svg:y1="13.25cm" svg:x2="26.3cm" svg:y2="11.288cm">
            <text:p/>
          </draw:line>
          <draw:line draw:style-name="gr33" draw:text-style-name="P13" draw:layer="AC_Zones" svg:x1="26.3cm" svg:y1="13.25cm" svg:x2="27.172cm" svg:y2="13.25cm">
            <text:p/>
          </draw:line>
          <draw:line draw:style-name="gr33" draw:text-style-name="P13" draw:layer="AC_Zones" svg:x1="29.5cm" svg:y1="12.15cm" svg:x2="29.15cm" svg:y2="11.276cm">
            <text:p/>
          </draw:line>
          <draw:line draw:style-name="gr33" draw:text-style-name="P13" draw:layer="AC_Zones" svg:x1="29.5cm" svg:y1="12.15cm" svg:x2="27.172cm" svg:y2="13.25cm">
            <text:p/>
          </draw:line>
          <draw:line draw:style-name="gr33" draw:text-style-name="P13" draw:layer="AC_Zones" svg:x1="28cm" svg:y1="12.85cm" svg:x2="28cm" svg:y2="17.656cm">
            <text:p/>
          </draw:line>
          <draw:line draw:style-name="gr33" draw:text-style-name="P13" draw:layer="AC_Zones" svg:x1="38.4cm" svg:y1="6.498cm" svg:x2="38.4cm" svg:y2="7.8cm">
            <text:p/>
          </draw:line>
          <draw:line draw:style-name="gr33" draw:text-style-name="P13" draw:layer="AC_Zones" svg:x1="19.75cm" svg:y1="15.55cm" svg:x2="38.4cm" svg:y2="15.55cm">
            <text:p/>
          </draw:line>
          <draw:line draw:style-name="gr33" draw:text-style-name="P13" draw:layer="AC_Zones" svg:x1="19.75cm" svg:y1="17.656cm" svg:x2="19.75cm" svg:y2="15.55cm">
            <text:p/>
          </draw:line>
          <draw:line draw:style-name="gr33" draw:text-style-name="P13" draw:layer="AC_Zones" svg:x1="34.7cm" svg:y1="7.801cm" svg:x2="34.7cm" svg:y2="15.55cm">
            <text:p/>
          </draw:line>
          <draw:line draw:style-name="gr33" draw:text-style-name="P13" draw:layer="AC_Zones" svg:x1="31.1cm" svg:y1="7.801cm" svg:x2="31.1cm" svg:y2="15.55cm">
            <text:p/>
          </draw:line>
          <draw:line draw:style-name="gr33" draw:text-style-name="P13" draw:layer="AC_Zones" svg:x1="46cm" svg:y1="10.2cm" svg:x2="38.4cm" svg:y2="10.2cm">
            <text:p/>
          </draw:line>
          <draw:line draw:style-name="gr33" draw:text-style-name="P13" draw:layer="AC_Zones" svg:x1="38.4cm" svg:y1="17.25cm" svg:x2="41.95cm" svg:y2="17.25cm">
            <text:p/>
          </draw:line>
          <draw:line draw:style-name="gr33" draw:text-style-name="P13" draw:layer="AC_Zones" svg:x1="41.95cm" svg:y1="15.85cm" svg:x2="38.4cm" svg:y2="15.85cm">
            <text:p/>
          </draw:line>
          <draw:line draw:style-name="gr33" draw:text-style-name="P13" draw:layer="AC_Zones" svg:x1="41.95cm" svg:y1="15.85cm" svg:x2="41.95cm" svg:y2="17.25cm">
            <text:p/>
          </draw:line>
          <draw:line draw:style-name="gr33" draw:text-style-name="P13" draw:layer="AC_Zones" svg:x1="29.7cm" svg:y1="22.85cm" svg:x2="25.65cm" svg:y2="22.85cm">
            <text:p/>
          </draw:line>
          <draw:line draw:style-name="gr33" draw:text-style-name="P13" draw:layer="AC_Zones" svg:x1="25.65cm" svg:y1="22.85cm" svg:x2="25.65cm" svg:y2="24.35cm">
            <text:p/>
          </draw:line>
          <draw:line draw:style-name="gr33" draw:text-style-name="P13" draw:layer="AC_Zones" svg:x1="29.7cm" svg:y1="24.35cm" svg:x2="29.7cm" svg:y2="22.85cm">
            <text:p/>
          </draw:line>
          <draw:line draw:style-name="gr33" draw:text-style-name="P13" draw:layer="AC_Zones" svg:x1="29.7cm" svg:y1="24.35cm" svg:x2="25.65cm" svg:y2="24.35cm">
            <text:p/>
          </draw:line>
          <draw:line draw:style-name="gr33" draw:text-style-name="P13" draw:layer="AC_Zones" svg:x1="41.869cm" svg:y1="24.15cm" svg:x2="41.327cm" svg:y2="29.35cm">
            <text:p/>
          </draw:line>
          <draw:line draw:style-name="gr33" draw:text-style-name="P13" draw:layer="AC_Zones" svg:x1="39.8cm" svg:y1="24.15cm" svg:x2="39.281cm" svg:y2="29.132cm">
            <text:p/>
          </draw:line>
          <draw:line draw:style-name="gr33" draw:text-style-name="P13" draw:layer="AC_Zones" svg:x1="45.95cm" svg:y1="24.65cm" svg:x2="41.9cm" svg:y2="24.164cm">
            <text:p/>
          </draw:line>
          <draw:line draw:style-name="gr33" draw:text-style-name="P13" draw:layer="AC_Zones" svg:x1="41.85cm" svg:y1="24.396cm" svg:x2="39.8cm" svg:y2="24.15cm">
            <text:p/>
          </draw:line>
          <draw:line draw:style-name="gr33" draw:text-style-name="P13" draw:layer="AC_Zones" svg:x1="43.65cm" svg:y1="29.654cm" svg:x2="39.3cm" svg:y2="29.132cm">
            <text:p/>
          </draw:line>
          <draw:line draw:style-name="gr33" draw:text-style-name="P13" draw:layer="AC_Zones" svg:x1="43cm" svg:y1="22cm" svg:x2="43cm" svg:y2="24.3cm">
            <text:p/>
          </draw:line>
          <draw:line draw:style-name="gr33" draw:text-style-name="P13" draw:layer="AC_Zones" svg:x1="43cm" svg:y1="23.55cm" svg:x2="38.65cm" svg:y2="23.55cm">
            <text:p/>
          </draw:line>
          <draw:line draw:style-name="gr33" draw:text-style-name="P13" draw:layer="AC_Zones" svg:x1="38.651cm" svg:y1="21.8cm" svg:x2="43cm" svg:y2="22cm">
            <text:p/>
          </draw:line>
          <draw:path draw:style-name="gr35" draw:text-style-name="P15" draw:layer="AC_Zones" svg:width="3.148cm" svg:height="1.729cm" draw:transform="rotate (-0.0703367688553718) translate (43.0033065201577cm 21.9530677102072cm)" svg:viewBox="0 0 3149 1730" svg:d="M0 47c3281-382 3148 1683 3148 1683">
            <text:p/>
          </draw:path>
          <draw:line draw:style-name="gr33" draw:text-style-name="P13" draw:layer="AC_Zones" svg:x1="38.65cm" svg:y1="21.8cm" svg:x2="38.65cm" svg:y2="23.55cm">
            <text:p/>
          </draw:line>
          <draw:line draw:style-name="gr24" draw:text-style-name="P13" draw:layer="Detail" svg:x1="28.35cm" svg:y1="28.2cm" svg:x2="27.9cm" svg:y2="28.2cm">
            <text:p/>
          </draw:line>
          <draw:g>
            <draw:custom-shape draw:style-name="gr36" draw:text-style-name="P16" draw:layer="FCU" svg:width="0.4cm" svg:height="0.95cm" svg:x="20.225cm" svg:y="18.2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7" draw:text-style-name="P16" draw:layer="FCU" svg:width="0.65cm" svg:height="0.45cm" svg:x="20.1cm" svg:y="17.8cm">
                <text:p/>
  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38" draw:text-style-name="P16" draw:layer="FCU" svg:width="0.35cm" svg:height="0.8cm" svg:x="20.25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39" draw:text-style-name="P16" draw:layer="FCU" svg:width="0.65cm" svg:height="0.8cm" svg:x="20.1cm" svg:y="18.3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Door"/>
      <draw:layer draw:name="Unit"/>
      <draw:layer draw:name="AC_Zones"/>
      <draw:layer draw:name="AH_Zones"/>
      <draw:layer draw:name="FCU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6T14:32:37.847000000</dc:date>
    <meta:editing-duration>P1DT2H36M1S</meta:editing-duration>
    <meta:editing-cycles>189</meta:editing-cycles>
    <meta:generator>LibreOffice/5.2.3.3$Windows_x86 LibreOffice_project/d54a8868f08a7b39642414cf2c8ef2f228f780cf</meta:generator>
    <meta:document-statistic meta:object-count="951"/>
  </office:meta>
</office:document-meta>
</file>